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6.61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126.06pt"/>
    </style:style>
    <style:style style:name="co6" style:family="table-column">
      <style:table-column-properties fo:break-before="auto" style:column-width="113.7pt"/>
    </style:style>
    <style:style style:name="co7" style:family="table-column">
      <style:table-column-properties fo:break-before="auto" style:column-width="131.7pt"/>
    </style:style>
    <style:style style:name="co8" style:family="table-column">
      <style:table-column-properties fo:break-before="auto" style:column-width="117.5pt"/>
    </style:style>
    <style:style style:name="co9" style:family="table-column">
      <style:table-column-properties fo:break-before="auto" style:column-width="128.3pt"/>
    </style:style>
    <style:style style:name="co10" style:family="table-column">
      <style:table-column-properties fo:break-before="auto" style:column-width="119.2pt"/>
    </style:style>
    <style:style style:name="co11" style:family="table-column">
      <style:table-column-properties fo:break-before="auto" style:column-width="184.9pt"/>
    </style:style>
    <style:style style:name="co12" style:family="table-column">
      <style:table-column-properties fo:break-before="auto" style:column-width="183.2pt"/>
    </style:style>
    <style:style style:name="co13" style:family="table-column">
      <style:table-column-properties fo:break-before="auto" style:column-width="83.71pt"/>
    </style:style>
    <style:style style:name="co14" style:family="table-column">
      <style:table-column-properties fo:break-before="auto" style:column-width="89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  <style:style style:name="ce2" style:family="table-cell" style:parent-style-name="Default" style:data-style-name="N130"/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29">
      <style:table-cell-properties fo:border-bottom="none" fo:border-left="none" fo:border-right="none" fo:border-top="0.74pt solid #000000"/>
    </style:style>
    <style:style style:name="ce9" style:family="table-cell" style:parent-style-name="Default" style:data-style-name="N129"/>
    <style:style style:name="ce10" style:family="table-cell" style:parent-style-name="Default" style:data-style-name="N129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31">
      <style:table-cell-properties fo:border-bottom="none" fo:border-left="none" fo:border-right="none" fo:border-top="0.74pt solid #000000"/>
    </style:style>
    <style:style style:name="ce13" style:family="table-cell" style:parent-style-name="Default" style:data-style-name="N131"/>
    <style:style style:name="ce14" style:family="table-cell" style:parent-style-name="Default" style:data-style-name="N131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5" style:family="table-cell" style:parent-style-name="Default" style:data-style-name="N131">
      <style:table-cell-properties fo:border-bottom="none" fo:border-left="none" fo:border-right="0.74pt solid #000000" fo:border-top="0.74pt solid #000000"/>
    </style:style>
    <style:style style:name="ce16" style:family="table-cell" style:parent-style-name="Default" style:data-style-name="N131">
      <style:table-cell-properties fo:border-bottom="none" fo:border-left="none" fo:border-right="0.74pt solid #000000" fo:border-top="none"/>
    </style:style>
    <style:style style:name="ce17" style:family="table-cell" style:parent-style-name="Default" style:data-style-name="N131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74pt solid #000000" fo:border-top="none"/>
    </style:style>
    <style:style style:name="ce19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ome_file" table:style-name="ta1">
        <table:shapes>
          <draw:frame draw:z-index="0" draw:style-name="gr1" draw:text-style-name="P1" svg:width="535.07pt" svg:height="362.66pt" svg:x="1199.54pt" svg:y="541.02pt">
            <loext:p draw:notify-on-update-of-ranges="some_file.N1:some_file.N1 some_file.N2:some_file.N7 some_file.O1:some_file.O1 some_file.O2:some_file.O7 some_file.P1:some_file.P1 some_file.P2:some_file.P7 some_file.Q1:some_file.Q1 some_file.Q2:some_file.Q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77pt" svg:height="255.15pt" svg:x="1087.88pt" svg:y="331.94pt">
            <loext:p draw:notify-on-update-of-ranges="some_file.N9:some_file.N9 some_file.N10:some_file.N15 some_file.O9:some_file.O9 some_file.O10:some_file.O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L1 Cache Access</text:p>
          </table:table-cell>
          <table:table-cell office:value-type="string" calcext:value-type="string">
            <text:p>L1 Cache Miss</text:p>
          </table:table-cell>
          <table:table-cell office:value-type="string" calcext:value-type="string">
            <text:p>DTLB Miss</text:p>
          </table:table-cell>
          <table:table-cell office:value-type="string" calcext:value-type="string">
            <text:p>uCPU Sec</text:p>
          </table:table-cell>
          <table:table-cell office:value-type="string" calcext:value-type="string">
            <text:p>sysCPU Sec</text:p>
          </table:table-cell>
          <table:table-cell office:value-type="string" calcext:value-type="string">
            <text:p>Soft Page Faults</text:p>
          </table:table-cell>
          <table:table-cell office:value-type="string" calcext:value-type="string">
            <text:p>L1 Cache Read Miss Rate</text:p>
          </table:table-cell>
          <table:table-cell office:value-type="string" calcext:value-type="string">
            <text:p>DTLB Miss Rate</text:p>
          </table:table-cell>
          <table:table-cell table:style-name="ce3" office:value-type="string" calcext:value-type="string">
            <text:p>Group Averages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Standard Deviation</text:p>
          </table:table-cell>
          <table:table-cell table:style-name="ce7" office:value-type="string" calcext:value-type="string">
            <text:p>Avg L1 Cache Miss Rate</text:p>
          </table:table-cell>
          <table:table-cell table:style-name="ce7" office:value-type="string" calcext:value-type="string">
            <text:p>Avg DTLB Miss Rate</text:p>
          </table:table-cell>
          <table:table-cell office:value-type="string" calcext:value-type="string">
            <text:p>L1 Cache Read Miss Rate – Sequential</text:p>
          </table:table-cell>
          <table:table-cell office:value-type="string" calcext:value-type="string">
            <text:p>L1 Cache Read Miss Rate – Random</text:p>
          </table:table-cell>
          <table:table-cell office:value-type="string" calcext:value-type="string">
            <text:p>DTLB Miss Rate – Sequential</text:p>
          </table:table-cell>
          <table:table-cell office:value-type="string" calcext:value-type="string">
            <text:p>DTLB Miss Rate – Random</text:p>
          </table:table-cell>
          <table:table-cell office:value-type="string" calcext:value-type="string">
            <text:p>Page Fauts – Sequential</text:p>
          </table:table-cell>
          <table:table-cell office:value-type="string" calcext:value-type="string">
            <text:p>Page Faults – Random</text:p>
          </table:table-cell>
        </table:table-row>
        <table:table-row table:style-name="ro1">
          <table:table-cell office:value-type="float" office:value="44346239465" calcext:value-type="float">
            <text:p>44346239465</text:p>
          </table:table-cell>
          <table:table-cell office:value-type="float" office:value="9670137" calcext:value-type="float">
            <text:p>9670137</text:p>
          </table:table-cell>
          <table:table-cell office:value-type="float" office:value="13145" calcext:value-type="float">
            <text:p>13145</text:p>
          </table:table-cell>
          <table:table-cell table:style-name="ce1" office:value-type="float" office:value="58.82" calcext:value-type="float">
            <text:p>58.820</text:p>
          </table:table-cell>
          <table:table-cell table:style-name="ce1" office:value-type="float" office:value="0.196" calcext:value-type="float">
            <text:p>0.196</text:p>
          </table:table-cell>
          <table:table-cell office:value-type="float" office:value="1138" calcext:value-type="float">
            <text:p>1138</text:p>
          </table:table-cell>
          <table:table-cell table:formula="of:=[.B2]/[.A2]" office:value-type="float" office:value="0.000218059910302701" calcext:value-type="float">
            <text:p>0.00021806</text:p>
          </table:table-cell>
          <table:table-cell table:formula="of:=[.C2]/[.A2]" office:value-type="float" office:value="0.000000296417467604544" calcext:value-type="float">
            <text:p>0.00000030</text:p>
          </table:table-cell>
          <table:table-cell table:style-name="ce4" office:value-type="string" calcext:value-type="string">
            <text:p>L1 Cache Read Accesses </text:p>
          </table:table-cell>
          <table:table-cell table:style-name="ce8" table:formula="of:= AVERAGE([.A2:.A8])" office:value-type="float" office:value="44294079968.5714" calcext:value-type="float">
            <text:p>44294079968.571400</text:p>
          </table:table-cell>
          <table:table-cell table:style-name="ce8" table:formula="of:=STDEV([.A2:.A8])" office:value-type="float" office:value="45813703.2042929" calcext:value-type="float">
            <text:p>45813703.204293</text:p>
          </table:table-cell>
          <table:table-cell table:style-name="ce12" table:formula="of:=AVERAGE([.G2:.G8])" office:value-type="float" office:value="0.000225684144368614" calcext:value-type="float">
            <text:p>0.0002257</text:p>
          </table:table-cell>
          <table:table-cell table:style-name="ce15" table:formula="of:=AVERAGE([.H2:.H8])" office:value-type="float" office:value="0.000000786439973750191" calcext:value-type="float">
            <text:p>0.0000008</text:p>
          </table:table-cell>
          <table:table-cell table:style-name="ce12" office:value-type="float" office:value="0.000225684144368614" calcext:value-type="float">
            <text:p>0.0002257</text:p>
          </table:table-cell>
          <table:table-cell table:style-name="ce12" office:value-type="float" office:value="0.000277873470309476" calcext:value-type="float">
            <text:p>0.0002779</text:p>
          </table:table-cell>
          <table:table-cell table:style-name="ce15" office:value-type="float" office:value="0.000000786439973750191" calcext:value-type="float">
            <text:p>0.0000008</text:p>
          </table:table-cell>
          <table:table-cell table:style-name="ce15" office:value-type="float" office:value="0.0000115689615647632" calcext:value-type="float">
            <text:p>0.0000116</text:p>
          </table:table-cell>
          <table:table-cell table:style-name="ce9" office:value-type="float" office:value="1139.42857142857" calcext:value-type="float">
            <text:p>1139.428571</text:p>
          </table:table-cell>
          <table:table-cell table:style-name="ce9" office:value-type="float" office:value="1537.85714285714" calcext:value-type="float">
            <text:p>1537.857143</text:p>
          </table:table-cell>
        </table:table-row>
        <table:table-row table:style-name="ro1">
          <table:table-cell office:value-type="float" office:value="44309277039" calcext:value-type="float">
            <text:p>44309277039</text:p>
          </table:table-cell>
          <table:table-cell office:value-type="float" office:value="9586769" calcext:value-type="float">
            <text:p>9586769</text:p>
          </table:table-cell>
          <table:table-cell office:value-type="float" office:value="39561" calcext:value-type="float">
            <text:p>39561</text:p>
          </table:table-cell>
          <table:table-cell table:style-name="ce1" office:value-type="float" office:value="59.196" calcext:value-type="float">
            <text:p>59.196</text:p>
          </table:table-cell>
          <table:table-cell table:style-name="ce1" office:value-type="float" office:value="0.288" calcext:value-type="float">
            <text:p>0.288</text:p>
          </table:table-cell>
          <table:table-cell office:value-type="float" office:value="1141" calcext:value-type="float">
            <text:p>1141</text:p>
          </table:table-cell>
          <table:table-cell table:formula="of:=[.B3]/[.A3]" office:value-type="float" office:value="0.000216360311895" calcext:value-type="float">
            <text:p>0.00021636</text:p>
          </table:table-cell>
          <table:table-cell table:formula="of:=[.C3]/[.A3]" office:value-type="float" office:value="0.000000892837857976769" calcext:value-type="float">
            <text:p>0.00000089</text:p>
          </table:table-cell>
          <table:table-cell table:style-name="ce5" office:value-type="string" calcext:value-type="string">
            <text:p>L1 Cache Read Misses</text:p>
          </table:table-cell>
          <table:table-cell table:style-name="ce9" table:formula="of:=AVERAGE([.B2:.B8])" office:value-type="float" office:value="9996259" calcext:value-type="float">
            <text:p>9996259.000000</text:p>
          </table:table-cell>
          <table:table-cell table:style-name="ce9" table:formula="of:=STDEV([.B2:.B8])" office:value-type="float" office:value="719288.013618328" calcext:value-type="float">
            <text:p>719288.013618</text:p>
          </table:table-cell>
          <table:table-cell table:style-name="ce13"/>
          <table:table-cell table:style-name="ce16"/>
          <table:table-cell table:style-name="ce12" office:value-type="float" office:value="0.00053179973861985" calcext:value-type="float">
            <text:p>0.0005318</text:p>
          </table:table-cell>
          <table:table-cell table:style-name="ce12" office:value-type="float" office:value="0.000612141839639466" calcext:value-type="float">
            <text:p>0.0006121</text:p>
          </table:table-cell>
          <table:table-cell table:style-name="ce15" office:value-type="float" office:value="0.0000990264986983653" calcext:value-type="float">
            <text:p>0.0000990</text:p>
          </table:table-cell>
          <table:table-cell table:style-name="ce15" office:value-type="float" office:value="0.000112580927834892" calcext:value-type="float">
            <text:p>0.0001126</text:p>
          </table:table-cell>
          <table:table-cell table:style-name="ce9" office:value-type="float" office:value="262260.142857143" calcext:value-type="float">
            <text:p>262260.142857</text:p>
          </table:table-cell>
          <table:table-cell table:style-name="ce9" office:value-type="float" office:value="278629.571428571" calcext:value-type="float">
            <text:p>278629.571429</text:p>
          </table:table-cell>
        </table:table-row>
        <table:table-row table:style-name="ro1">
          <table:table-cell office:value-type="float" office:value="44258890451" calcext:value-type="float">
            <text:p>44258890451</text:p>
          </table:table-cell>
          <table:table-cell office:value-type="float" office:value="8952637" calcext:value-type="float">
            <text:p>8952637</text:p>
          </table:table-cell>
          <table:table-cell office:value-type="float" office:value="36896" calcext:value-type="float">
            <text:p>36896</text:p>
          </table:table-cell>
          <table:table-cell table:style-name="ce1" office:value-type="float" office:value="59.284" calcext:value-type="float">
            <text:p>59.284</text:p>
          </table:table-cell>
          <table:table-cell table:style-name="ce1" office:value-type="float" office:value="0.264" calcext:value-type="float">
            <text:p>0.264</text:p>
          </table:table-cell>
          <table:table-cell office:value-type="float" office:value="1139" calcext:value-type="float">
            <text:p>1139</text:p>
          </table:table-cell>
          <table:table-cell table:formula="of:=[.B4]/[.A4]" office:value-type="float" office:value="0.000202278839545507" calcext:value-type="float">
            <text:p>0.00020228</text:p>
          </table:table-cell>
          <table:table-cell table:formula="of:=[.C4]/[.A4]" office:value-type="float" office:value="0.000000833640419450831" calcext:value-type="float">
            <text:p>0.00000083</text:p>
          </table:table-cell>
          <table:table-cell table:style-name="ce5" office:value-type="string" calcext:value-type="string">
            <text:p>DTLB Misses</text:p>
          </table:table-cell>
          <table:table-cell table:style-name="ce9" table:formula="of:=AVERAGE([.C2:.C8])" office:value-type="float" office:value="34829.8571428571" calcext:value-type="float">
            <text:p>34829.857143</text:p>
          </table:table-cell>
          <table:table-cell table:style-name="ce9" table:formula="of:=STDEV([.C2:.C8])" office:value-type="float" office:value="9778.01732507791" calcext:value-type="float">
            <text:p>9778.017325</text:p>
          </table:table-cell>
          <table:table-cell table:style-name="ce13"/>
          <table:table-cell table:style-name="ce16"/>
          <table:table-cell table:style-name="ce12" office:value-type="float" office:value="0.000411505548062681" calcext:value-type="float">
            <text:p>0.0004115</text:p>
          </table:table-cell>
          <table:table-cell table:style-name="ce12" office:value-type="float" office:value="0.000513316293385086" calcext:value-type="float">
            <text:p>0.0005133</text:p>
          </table:table-cell>
          <table:table-cell table:style-name="ce15" office:value-type="float" office:value="0.000142477121623358" calcext:value-type="float">
            <text:p>0.0001425</text:p>
          </table:table-cell>
          <table:table-cell table:style-name="ce15" office:value-type="float" office:value="0.000152017606070762" calcext:value-type="float">
            <text:p>0.0001520</text:p>
          </table:table-cell>
          <table:table-cell table:style-name="ce9" office:value-type="float" office:value="2921704.14285714" calcext:value-type="float">
            <text:p>2921704.142857</text:p>
          </table:table-cell>
          <table:table-cell table:style-name="ce9" office:value-type="float" office:value="2194045.71428571" calcext:value-type="float">
            <text:p>2194045.714286</text:p>
          </table:table-cell>
        </table:table-row>
        <table:table-row table:style-name="ro1">
          <table:table-cell office:value-type="float" office:value="44241838708" calcext:value-type="float">
            <text:p>44241838708</text:p>
          </table:table-cell>
          <table:table-cell office:value-type="float" office:value="10287608" calcext:value-type="float">
            <text:p>10287608</text:p>
          </table:table-cell>
          <table:table-cell office:value-type="float" office:value="37693" calcext:value-type="float">
            <text:p>37693</text:p>
          </table:table-cell>
          <table:table-cell table:style-name="ce1" office:value-type="float" office:value="59.572" calcext:value-type="float">
            <text:p>59.572</text:p>
          </table:table-cell>
          <table:table-cell table:style-name="ce1" office:value-type="float" office:value="0.304" calcext:value-type="float">
            <text:p>0.304</text:p>
          </table:table-cell>
          <table:table-cell office:value-type="float" office:value="1140" calcext:value-type="float">
            <text:p>1140</text:p>
          </table:table-cell>
          <table:table-cell table:formula="of:=[.B5]/[.A5]" office:value-type="float" office:value="0.000232531203503975" calcext:value-type="float">
            <text:p>0.00023253</text:p>
          </table:table-cell>
          <table:table-cell table:formula="of:=[.C5]/[.A5]" office:value-type="float" office:value="0.0000008519763441293" calcext:value-type="float">
            <text:p>0.00000085</text:p>
          </table:table-cell>
          <table:table-cell table:style-name="ce5" office:value-type="string" calcext:value-type="string">
            <text:p>User CPU Time (s)</text:p>
          </table:table-cell>
          <table:table-cell table:style-name="ce9" table:formula="of:=AVERAGE([.D2:.D8])" office:value-type="float" office:value="59.256" calcext:value-type="float">
            <text:p>59.256000</text:p>
          </table:table-cell>
          <table:table-cell table:style-name="ce9" table:formula="of:=STDEV([.D2:.D8])" office:value-type="float" office:value="0.248311632161418" calcext:value-type="float">
            <text:p>0.248312</text:p>
          </table:table-cell>
          <table:table-cell table:style-name="ce13"/>
          <table:table-cell table:style-name="ce16"/>
          <table:table-cell table:style-name="ce12" office:value-type="float" office:value="0.000373220483589507" calcext:value-type="float">
            <text:p>0.0003732</text:p>
          </table:table-cell>
          <table:table-cell table:style-name="ce12" office:value-type="float" office:value="0.000466841577554652" calcext:value-type="float">
            <text:p>0.0004668</text:p>
          </table:table-cell>
          <table:table-cell table:style-name="ce15" office:value-type="float" office:value="0.0000961811265220632" calcext:value-type="float">
            <text:p>0.0000962</text:p>
          </table:table-cell>
          <table:table-cell table:style-name="ce15" office:value-type="float" office:value="0.000107871534129622" calcext:value-type="float">
            <text:p>0.0001079</text:p>
          </table:table-cell>
          <table:table-cell table:number-columns-repeated="2"/>
        </table:table-row>
        <table:table-row table:style-name="ro1">
          <table:table-cell office:value-type="float" office:value="44340227529" calcext:value-type="float">
            <text:p>44340227529</text:p>
          </table:table-cell>
          <table:table-cell office:value-type="float" office:value="9955065" calcext:value-type="float">
            <text:p>9955065</text:p>
          </table:table-cell>
          <table:table-cell office:value-type="float" office:value="35251" calcext:value-type="float">
            <text:p>35251</text:p>
          </table:table-cell>
          <table:table-cell table:style-name="ce1" office:value-type="float" office:value="59.108" calcext:value-type="float">
            <text:p>59.108</text:p>
          </table:table-cell>
          <table:table-cell table:style-name="ce1" office:value-type="float" office:value="0.264" calcext:value-type="float">
            <text:p>0.264</text:p>
          </table:table-cell>
          <table:table-cell office:value-type="float" office:value="1141" calcext:value-type="float">
            <text:p>1141</text:p>
          </table:table-cell>
          <table:table-cell table:formula="of:=[.B6]/[.A6]" office:value-type="float" office:value="0.000224515424362427" calcext:value-type="float">
            <text:p>0.00022452</text:p>
          </table:table-cell>
          <table:table-cell table:formula="of:=[.C6]/[.A6]" office:value-type="float" office:value="0.000000795011707527767" calcext:value-type="float">
            <text:p>0.00000080</text:p>
          </table:table-cell>
          <table:table-cell table:style-name="ce5" office:value-type="string" calcext:value-type="string">
            <text:p>System CPU Time (s)</text:p>
          </table:table-cell>
          <table:table-cell table:style-name="ce9" table:formula="of:=AVERAGE([.E2:.E8])" office:value-type="float" office:value="0.278285714285714" calcext:value-type="float">
            <text:p>0.278286</text:p>
          </table:table-cell>
          <table:table-cell table:style-name="ce9" table:formula="of:=STDEV([.E2:.E8])" office:value-type="float" office:value="0.0426368943745292" calcext:value-type="float">
            <text:p>0.042637</text:p>
          </table:table-cell>
          <table:table-cell table:style-name="ce13"/>
          <table:table-cell table:style-name="ce16"/>
          <table:table-cell table:style-name="ce12" office:value-type="float" office:value="0.00037098293695838" calcext:value-type="float">
            <text:p>0.0003710</text:p>
          </table:table-cell>
          <table:table-cell table:style-name="ce12" office:value-type="float" office:value="0.00046325235485036" calcext:value-type="float">
            <text:p>0.0004633</text:p>
          </table:table-cell>
          <table:table-cell table:style-name="ce15" office:value-type="float" office:value="0.0000960926334201197" calcext:value-type="float">
            <text:p>0.0000961</text:p>
          </table:table-cell>
          <table:table-cell table:style-name="ce15" office:value-type="float" office:value="0.000107610379039895" calcext:value-type="float">
            <text:p>0.0001076</text:p>
          </table:table-cell>
          <table:table-cell table:number-columns-repeated="2"/>
        </table:table-row>
        <table:table-row table:style-name="ro1">
          <table:table-cell office:value-type="float" office:value="44321073594" calcext:value-type="float">
            <text:p>44321073594</text:p>
          </table:table-cell>
          <table:table-cell office:value-type="float" office:value="10268130" calcext:value-type="float">
            <text:p>10268130</text:p>
          </table:table-cell>
          <table:table-cell office:value-type="float" office:value="39897" calcext:value-type="float">
            <text:p>39897</text:p>
          </table:table-cell>
          <table:table-cell table:style-name="ce1" office:value-type="float" office:value="59.472" calcext:value-type="float">
            <text:p>59.472</text:p>
          </table:table-cell>
          <table:table-cell table:style-name="ce1" office:value-type="float" office:value="0.308" calcext:value-type="float">
            <text:p>0.308</text:p>
          </table:table-cell>
          <table:table-cell office:value-type="float" office:value="1139" calcext:value-type="float">
            <text:p>1139</text:p>
          </table:table-cell>
          <table:table-cell table:formula="of:=[.B7]/[.A7]" office:value-type="float" office:value="0.000231676021525572" calcext:value-type="float">
            <text:p>0.00023168</text:p>
          </table:table-cell>
          <table:table-cell table:formula="of:=[.C7]/[.A7]" office:value-type="float" office:value="0.000000900181262879" calcext:value-type="float">
            <text:p>0.00000090</text:p>
          </table:table-cell>
          <table:table-cell table:style-name="ce5" office:value-type="string" calcext:value-type="string">
            <text:p>Soft Page Faults</text:p>
          </table:table-cell>
          <table:table-cell table:style-name="ce9" table:formula="of:=AVERAGE([.F2:.F8])" office:value-type="float" office:value="1139.42857142857" calcext:value-type="float">
            <text:p>1139.428571</text:p>
          </table:table-cell>
          <table:table-cell table:style-name="ce9" table:formula="of:=STDEV([.F2:.F8])" office:value-type="float" office:value="1.2724180205607" calcext:value-type="float">
            <text:p>1.272418</text:p>
          </table:table-cell>
          <table:table-cell table:style-name="ce13"/>
          <table:table-cell table:style-name="ce16"/>
          <table:table-cell table:style-name="ce12" office:value-type="float" office:value="0.000375140311560416" calcext:value-type="float">
            <text:p>0.0003751</text:p>
          </table:table-cell>
          <table:table-cell table:style-name="ce12" office:value-type="float" office:value="0.000463659971954818" calcext:value-type="float">
            <text:p>0.0004637</text:p>
          </table:table-cell>
          <table:table-cell table:style-name="ce15" office:value-type="float" office:value="0.0000963355249666945" calcext:value-type="float">
            <text:p>0.0000963</text:p>
          </table:table-cell>
          <table:table-cell table:style-name="ce15" office:value-type="float" office:value="0.000107511716632436" calcext:value-type="float">
            <text:p>0.0001075</text:p>
          </table:table-cell>
          <table:table-cell table:number-columns-repeated="2"/>
        </table:table-row>
        <table:table-row table:style-name="ro1">
          <table:table-cell office:value-type="float" office:value="44241012994" calcext:value-type="float">
            <text:p>44241012994</text:p>
          </table:table-cell>
          <table:table-cell office:value-type="float" office:value="11253467" calcext:value-type="float">
            <text:p>11253467</text:p>
          </table:table-cell>
          <table:table-cell office:value-type="float" office:value="41366" calcext:value-type="float">
            <text:p>41366</text:p>
          </table:table-cell>
          <table:table-cell table:style-name="ce1" office:value-type="float" office:value="59.34" calcext:value-type="float">
            <text:p>59.340</text:p>
          </table:table-cell>
          <table:table-cell table:style-name="ce1" office:value-type="float" office:value="0.324" calcext:value-type="float">
            <text:p>0.324</text:p>
          </table:table-cell>
          <table:table-cell office:value-type="float" office:value="1138" calcext:value-type="float">
            <text:p>1138</text:p>
          </table:table-cell>
          <table:table-cell table:formula="of:=[.B8]/[.A8]" office:value-type="float" office:value="0.000254367299445114" calcext:value-type="float">
            <text:p>0.00025437</text:p>
          </table:table-cell>
          <table:table-cell table:formula="of:=[.C8]/[.A8]" office:value-type="float" office:value="0.000000935014756683128" calcext:value-type="float">
            <text:p>0.00000094</text:p>
          </table:table-cell>
          <table:table-cell table:style-name="ce6" office:value-type="string" calcext:value-type="string">
            <text:p>Anonymous</text:p>
          </table:table-cell>
          <table:table-cell table:style-name="ce10" office:value-type="string" calcext:value-type="string">
            <text:p>Map Private</text:p>
          </table:table-cell>
          <table:table-cell table:style-name="ce10" office:value-type="string" calcext:value-type="string">
            <text:p>Sequential</text:p>
          </table:table-cell>
          <table:table-cell table:style-name="ce14"/>
          <table:table-cell table:style-name="ce17"/>
          <table:table-cell table:style-name="ce12" table:number-columns-repeated="2"/>
          <table:table-cell table:number-columns-repeated="4"/>
        </table:table-row>
        <table:table-row table:style-name="ro1">
          <table:table-cell office:value-type="float" office:value="44295404419" calcext:value-type="float">
            <text:p>44295404419</text:p>
          </table:table-cell>
          <table:table-cell office:value-type="float" office:value="12356488" calcext:value-type="float">
            <text:p>12356488</text:p>
          </table:table-cell>
          <table:table-cell office:value-type="float" office:value="529800" calcext:value-type="float">
            <text:p>529800</text:p>
          </table:table-cell>
          <table:table-cell table:style-name="ce1" office:value-type="float" office:value="59.152" calcext:value-type="float">
            <text:p>59.152</text:p>
          </table:table-cell>
          <table:table-cell table:style-name="ce1" office:value-type="float" office:value="0.276" calcext:value-type="float">
            <text:p>0.276</text:p>
          </table:table-cell>
          <table:table-cell office:value-type="float" office:value="1549" calcext:value-type="float">
            <text:p>1549</text:p>
          </table:table-cell>
          <table:table-cell table:formula="of:=[.B9]/[.A9]" office:value-type="float" office:value="0.000278956432660988" calcext:value-type="float">
            <text:p>0.00027896</text:p>
          </table:table-cell>
          <table:table-cell table:formula="of:=[.C9]/[.A9]" office:value-type="float" office:value="0.0000119606087121026" calcext:value-type="float">
            <text:p>0.00001196</text:p>
          </table:table-cell>
          <table:table-cell table:style-name="ce4" office:value-type="string" calcext:value-type="string">
            <text:p>L1 Cache Read Accesses </text:p>
          </table:table-cell>
          <table:table-cell table:style-name="ce8" table:formula="of:= AVERAGE([.A9:.A15])" office:value-type="float" office:value="44274464895" calcext:value-type="float">
            <text:p>44274464895.000000</text:p>
          </table:table-cell>
          <table:table-cell table:style-name="ce8" table:formula="of:=STDEV([.A9:.A15])" office:value-type="float" office:value="73750863.8708546" calcext:value-type="float">
            <text:p>73750863.870855</text:p>
          </table:table-cell>
          <table:table-cell table:style-name="ce12" table:formula="of:=AVERAGE([.G9:.G15])" office:value-type="float" office:value="0.000277873470309476" calcext:value-type="float">
            <text:p>0.0002779</text:p>
          </table:table-cell>
          <table:table-cell table:style-name="ce15" table:formula="of:=AVERAGE([.H9:.H15])" office:value-type="float" office:value="0.0000115689615647632" calcext:value-type="float">
            <text:p>0.0000116</text:p>
          </table:table-cell>
          <table:table-cell table:style-name="ce12" office:value-type="string" calcext:value-type="string">
            <text:p>Execution Time (s) – Sequential</text:p>
          </table:table-cell>
          <table:table-cell table:style-name="ce12" office:value-type="string" calcext:value-type="string">
            <text:p>Execution Time (s) – Random</text:p>
          </table:table-cell>
          <table:table-cell table:number-columns-repeated="4"/>
        </table:table-row>
        <table:table-row table:style-name="ro1">
          <table:table-cell office:value-type="float" office:value="44307407021" calcext:value-type="float">
            <text:p>44307407021</text:p>
          </table:table-cell>
          <table:table-cell office:value-type="float" office:value="12251063" calcext:value-type="float">
            <text:p>12251063</text:p>
          </table:table-cell>
          <table:table-cell office:value-type="float" office:value="520948" calcext:value-type="float">
            <text:p>520948</text:p>
          </table:table-cell>
          <table:table-cell table:style-name="ce1" office:value-type="float" office:value="59.088" calcext:value-type="float">
            <text:p>59.088</text:p>
          </table:table-cell>
          <table:table-cell table:style-name="ce1" office:value-type="float" office:value="0.296" calcext:value-type="float">
            <text:p>0.296</text:p>
          </table:table-cell>
          <table:table-cell office:value-type="float" office:value="1554" calcext:value-type="float">
            <text:p>1554</text:p>
          </table:table-cell>
          <table:table-cell table:formula="of:=[.B10]/[.A10]" office:value-type="float" office:value="0.000276501466091064" calcext:value-type="float">
            <text:p>0.00027650</text:p>
          </table:table-cell>
          <table:table-cell table:formula="of:=[.C10]/[.A10]" office:value-type="float" office:value="0.0000117575826487226" calcext:value-type="float">
            <text:p>0.00001176</text:p>
          </table:table-cell>
          <table:table-cell table:style-name="ce5" office:value-type="string" calcext:value-type="string">
            <text:p>L1 Cache Read Misses</text:p>
          </table:table-cell>
          <table:table-cell table:style-name="ce9" table:formula="of:=AVERAGE([.B9:.B15])" office:value-type="float" office:value="12302733.1428571" calcext:value-type="float">
            <text:p>12302733.142857</text:p>
          </table:table-cell>
          <table:table-cell table:style-name="ce9" table:formula="of:=STDEV([.B9:.B15])" office:value-type="float" office:value="507147.66597032" calcext:value-type="float">
            <text:p>507147.665970</text:p>
          </table:table-cell>
          <table:table-cell table:style-name="ce13"/>
          <table:table-cell table:style-name="ce16"/>
          <table:table-cell table:style-name="ce9" office:value-type="float" office:value="59.256" calcext:value-type="float">
            <text:p>59.256000</text:p>
          </table:table-cell>
          <table:table-cell table:style-name="ce9" office:value-type="float" office:value="59.1508571428571" calcext:value-type="float">
            <text:p>59.150857</text:p>
          </table:table-cell>
          <table:table-cell table:number-columns-repeated="4"/>
        </table:table-row>
        <table:table-row table:style-name="ro1">
          <table:table-cell office:value-type="float" office:value="44315814093" calcext:value-type="float">
            <text:p>44315814093</text:p>
          </table:table-cell>
          <table:table-cell office:value-type="float" office:value="11818755" calcext:value-type="float">
            <text:p>11818755</text:p>
          </table:table-cell>
          <table:table-cell office:value-type="float" office:value="413161" calcext:value-type="float">
            <text:p>413161</text:p>
          </table:table-cell>
          <table:table-cell table:style-name="ce1" office:value-type="float" office:value="58.632" calcext:value-type="float">
            <text:p>58.632</text:p>
          </table:table-cell>
          <table:table-cell table:style-name="ce1" office:value-type="float" office:value="0.236" calcext:value-type="float">
            <text:p>0.236</text:p>
          </table:table-cell>
          <table:table-cell office:value-type="float" office:value="1534" calcext:value-type="float">
            <text:p>1534</text:p>
          </table:table-cell>
          <table:table-cell table:formula="of:=[.B11]/[.A11]" office:value-type="float" office:value="0.000266693848277219" calcext:value-type="float">
            <text:p>0.00026669</text:p>
          </table:table-cell>
          <table:table-cell table:formula="of:=[.C11]/[.A11]" office:value-type="float" office:value="0.00000932310527192282" calcext:value-type="float">
            <text:p>0.00000932</text:p>
          </table:table-cell>
          <table:table-cell table:style-name="ce5" office:value-type="string" calcext:value-type="string">
            <text:p>DTLB Misses</text:p>
          </table:table-cell>
          <table:table-cell table:style-name="ce9" table:formula="of:=AVERAGE([.C9:.C15])" office:value-type="float" office:value="512192.428571429" calcext:value-type="float">
            <text:p>512192.428571</text:p>
          </table:table-cell>
          <table:table-cell table:style-name="ce9" table:formula="of:=STDEV([.C9:.C15])" office:value-type="float" office:value="43811.1514527871" calcext:value-type="float">
            <text:p>43811.151453</text:p>
          </table:table-cell>
          <table:table-cell table:style-name="ce13"/>
          <table:table-cell table:style-name="ce16"/>
          <table:table-cell table:number-columns-repeated="2" table:style-name="ce9" office:value-type="float" office:value="59.1508571428571" calcext:value-type="float">
            <text:p>59.150857</text:p>
          </table:table-cell>
          <table:table-cell table:number-columns-repeated="4"/>
        </table:table-row>
        <table:table-row table:style-name="ro1">
          <table:table-cell office:value-type="float" office:value="44351324215" calcext:value-type="float">
            <text:p>44351324215</text:p>
          </table:table-cell>
          <table:table-cell office:value-type="float" office:value="12124769" calcext:value-type="float">
            <text:p>12124769</text:p>
          </table:table-cell>
          <table:table-cell office:value-type="float" office:value="531103" calcext:value-type="float">
            <text:p>531103</text:p>
          </table:table-cell>
          <table:table-cell table:style-name="ce1" office:value-type="float" office:value="59.148" calcext:value-type="float">
            <text:p>59.148</text:p>
          </table:table-cell>
          <table:table-cell table:style-name="ce1" office:value-type="float" office:value="0.288" calcext:value-type="float">
            <text:p>0.288</text:p>
          </table:table-cell>
          <table:table-cell office:value-type="float" office:value="1535" calcext:value-type="float">
            <text:p>1535</text:p>
          </table:table-cell>
          <table:table-cell table:formula="of:=[.B12]/[.A12]" office:value-type="float" office:value="0.000273380089875632" calcext:value-type="float">
            <text:p>0.00027338</text:p>
          </table:table-cell>
          <table:table-cell table:formula="of:=[.C12]/[.A12]" office:value-type="float" office:value="0.0000119749073877793" calcext:value-type="float">
            <text:p>0.00001197</text:p>
          </table:table-cell>
          <table:table-cell table:style-name="ce5" office:value-type="string" calcext:value-type="string">
            <text:p>User CPU Time (s)</text:p>
          </table:table-cell>
          <table:table-cell table:style-name="ce9" table:formula="of:=AVERAGE([.D9:.D15])" office:value-type="float" office:value="59.0651428571429" calcext:value-type="float">
            <text:p>59.065143</text:p>
          </table:table-cell>
          <table:table-cell table:style-name="ce9" table:formula="of:=STDEV([.D9:.D15])" office:value-type="float" office:value="0.200648472518008" calcext:value-type="float">
            <text:p>0.200648</text:p>
          </table:table-cell>
          <table:table-cell table:style-name="ce13"/>
          <table:table-cell table:style-name="ce16"/>
          <table:table-cell table:style-name="ce9" office:value-type="float" office:value="60.9" calcext:value-type="float">
            <text:p>60.900000</text:p>
          </table:table-cell>
          <table:table-cell table:style-name="ce9" office:value-type="float" office:value="60.6434285714286" calcext:value-type="float">
            <text:p>60.643429</text:p>
          </table:table-cell>
          <table:table-cell table:number-columns-repeated="4"/>
        </table:table-row>
        <table:table-row table:style-name="ro1">
          <table:table-cell office:value-type="float" office:value="44275793064" calcext:value-type="float">
            <text:p>44275793064</text:p>
          </table:table-cell>
          <table:table-cell office:value-type="float" office:value="13377185" calcext:value-type="float">
            <text:p>13377185</text:p>
          </table:table-cell>
          <table:table-cell office:value-type="float" office:value="531050" calcext:value-type="float">
            <text:p>531050</text:p>
          </table:table-cell>
          <table:table-cell table:style-name="ce1" office:value-type="float" office:value="59.256" calcext:value-type="float">
            <text:p>59.256</text:p>
          </table:table-cell>
          <table:table-cell table:style-name="ce1" office:value-type="float" office:value="0.276" calcext:value-type="float">
            <text:p>0.276</text:p>
          </table:table-cell>
          <table:table-cell office:value-type="float" office:value="1555" calcext:value-type="float">
            <text:p>1555</text:p>
          </table:table-cell>
          <table:table-cell table:formula="of:=[.B13]/[.A13]" office:value-type="float" office:value="0.000302133153903386" calcext:value-type="float">
            <text:p>0.00030213</text:p>
          </table:table-cell>
          <table:table-cell table:formula="of:=[.C13]/[.A13]" office:value-type="float" office:value="0.00001199413863084" calcext:value-type="float">
            <text:p>0.00001199</text:p>
          </table:table-cell>
          <table:table-cell table:style-name="ce5" office:value-type="string" calcext:value-type="string">
            <text:p>System CPU Time (s)</text:p>
          </table:table-cell>
          <table:table-cell table:style-name="ce9" table:formula="of:=AVERAGE([.E9:.E15])" office:value-type="float" office:value="0.291428571428571" calcext:value-type="float">
            <text:p>0.291429</text:p>
          </table:table-cell>
          <table:table-cell table:style-name="ce9" table:formula="of:=STDEV([.E9:.E15])" office:value-type="float" office:value="0.0348274658990915" calcext:value-type="float">
            <text:p>0.034827</text:p>
          </table:table-cell>
          <table:table-cell table:style-name="ce13"/>
          <table:table-cell table:style-name="ce16"/>
          <table:table-cell table:style-name="ce9" office:value-type="float" office:value="59.0977142857143" calcext:value-type="float">
            <text:p>59.097714</text:p>
          </table:table-cell>
          <table:table-cell table:style-name="ce9" office:value-type="float" office:value="59.3862857142857" calcext:value-type="float">
            <text:p>59.386286</text:p>
          </table:table-cell>
          <table:table-cell table:number-columns-repeated="4"/>
        </table:table-row>
        <table:table-row table:style-name="ro1">
          <table:table-cell office:value-type="float" office:value="44252777481" calcext:value-type="float">
            <text:p>44252777481</text:p>
          </table:table-cell>
          <table:table-cell office:value-type="float" office:value="12220608" calcext:value-type="float">
            <text:p>12220608</text:p>
          </table:table-cell>
          <table:table-cell office:value-type="float" office:value="530069" calcext:value-type="float">
            <text:p>530069</text:p>
          </table:table-cell>
          <table:table-cell table:style-name="ce1" office:value-type="float" office:value="59.116" calcext:value-type="float">
            <text:p>59.116</text:p>
          </table:table-cell>
          <table:table-cell table:style-name="ce1" office:value-type="float" office:value="0.328" calcext:value-type="float">
            <text:p>0.328</text:p>
          </table:table-cell>
          <table:table-cell office:value-type="float" office:value="1529" calcext:value-type="float">
            <text:p>1529</text:p>
          </table:table-cell>
          <table:table-cell table:formula="of:=[.B14]/[.A14]" office:value-type="float" office:value="0.00027615459855027" calcext:value-type="float">
            <text:p>0.00027615</text:p>
          </table:table-cell>
          <table:table-cell table:formula="of:=[.C14]/[.A14]" office:value-type="float" office:value="0.0000119782086045918" calcext:value-type="float">
            <text:p>0.00001198</text:p>
          </table:table-cell>
          <table:table-cell table:style-name="ce5" office:value-type="string" calcext:value-type="string">
            <text:p>Soft Page Faults</text:p>
          </table:table-cell>
          <table:table-cell table:style-name="ce9" table:formula="of:=AVERAGE([.F9:.F15])" office:value-type="float" office:value="1537.85714285714" calcext:value-type="float">
            <text:p>1537.857143</text:p>
          </table:table-cell>
          <table:table-cell table:style-name="ce9" table:formula="of:=STDEV([.F9:.F15])" office:value-type="float" office:value="16.395411669413" calcext:value-type="float">
            <text:p>16.395412</text:p>
          </table:table-cell>
          <table:table-cell table:style-name="ce13"/>
          <table:table-cell table:style-name="ce16"/>
          <table:table-cell table:style-name="ce9" office:value-type="float" office:value="59.3434285714286" calcext:value-type="float">
            <text:p>59.343429</text:p>
          </table:table-cell>
          <table:table-cell table:style-name="ce9" office:value-type="float" office:value="59.5451428571429" calcext:value-type="float">
            <text:p>59.545143</text:p>
          </table:table-cell>
          <table:table-cell table:number-columns-repeated="4"/>
        </table:table-row>
        <table:table-row table:style-name="ro1">
          <table:table-cell office:value-type="float" office:value="44122733972" calcext:value-type="float">
            <text:p>44122733972</text:p>
          </table:table-cell>
          <table:table-cell office:value-type="float" office:value="11970264" calcext:value-type="float">
            <text:p>11970264</text:p>
          </table:table-cell>
          <table:table-cell office:value-type="float" office:value="529216" calcext:value-type="float">
            <text:p>529216</text:p>
          </table:table-cell>
          <table:table-cell table:style-name="ce1" office:value-type="float" office:value="59.064" calcext:value-type="float">
            <text:p>59.064</text:p>
          </table:table-cell>
          <table:table-cell table:style-name="ce1" office:value-type="float" office:value="0.34" calcext:value-type="float">
            <text:p>0.340</text:p>
          </table:table-cell>
          <table:table-cell office:value-type="float" office:value="1509" calcext:value-type="float">
            <text:p>1509</text:p>
          </table:table-cell>
          <table:table-cell table:formula="of:=[.B15]/[.A15]" office:value-type="float" office:value="0.000271294702807769" calcext:value-type="float">
            <text:p>0.00027129</text:p>
          </table:table-cell>
          <table:table-cell table:formula="of:=[.C15]/[.A15]" office:value-type="float" office:value="0.0000119941796973831" calcext:value-type="float">
            <text:p>0.00001199</text:p>
          </table:table-cell>
          <table:table-cell table:style-name="ce6" office:value-type="string" calcext:value-type="string">
            <text:p>Anonymous</text:p>
          </table:table-cell>
          <table:table-cell table:style-name="ce10" office:value-type="string" calcext:value-type="string">
            <text:p>Map Private</text:p>
          </table:table-cell>
          <table:table-cell table:style-name="ce10" office:value-type="string" calcext:value-type="string">
            <text:p>Random</text:p>
          </table:table-cell>
          <table:table-cell table:style-name="ce14"/>
          <table:table-cell table:style-name="ce17"/>
          <table:table-cell table:style-name="ce9" office:value-type="float" office:value="59.4005714285714" calcext:value-type="float">
            <text:p>59.400571</text:p>
          </table:table-cell>
          <table:table-cell table:style-name="ce9" office:value-type="float" office:value="59.4651428571429" calcext:value-type="float">
            <text:p>59.465143</text:p>
          </table:table-cell>
          <table:table-cell table:number-columns-repeated="4"/>
        </table:table-row>
        <table:table-row table:style-name="ro1">
          <table:table-cell office:value-type="float" office:value="44291900203" calcext:value-type="float">
            <text:p>44291900203</text:p>
          </table:table-cell>
          <table:table-cell office:value-type="float" office:value="23082714" calcext:value-type="float">
            <text:p>23082714</text:p>
          </table:table-cell>
          <table:table-cell office:value-type="float" office:value="4400769" calcext:value-type="float">
            <text:p>4400769</text:p>
          </table:table-cell>
          <table:table-cell table:style-name="ce1" office:value-type="float" office:value="59.248" calcext:value-type="float">
            <text:p>59.248</text:p>
          </table:table-cell>
          <table:table-cell table:style-name="ce1" office:value-type="float" office:value="0.568" calcext:value-type="float">
            <text:p>0.568</text:p>
          </table:table-cell>
          <table:table-cell office:value-type="float" office:value="262260" calcext:value-type="float">
            <text:p>262260</text:p>
          </table:table-cell>
          <table:table-cell table:formula="of:=[.B16]/[.A16]" office:value-type="float" office:value="0.000521149778948444" calcext:value-type="float">
            <text:p>0.00052115</text:p>
          </table:table-cell>
          <table:table-cell table:formula="of:=[.C16]/[.A16]" office:value-type="float" office:value="0.0000993583246559813" calcext:value-type="float">
            <text:p>0.00009936</text:p>
          </table:table-cell>
          <table:table-cell table:style-name="ce4" office:value-type="string" calcext:value-type="string">
            <text:p>L1 Cache Read Accesses </text:p>
          </table:table-cell>
          <table:table-cell table:style-name="ce8" table:formula="of:= AVERAGE([.A16:.A22])" office:value-type="float" office:value="44278161526.2857" calcext:value-type="float">
            <text:p>44278161526.285700</text:p>
          </table:table-cell>
          <table:table-cell table:style-name="ce8" table:formula="of:=STDEV([.A16:.A22])" office:value-type="float" office:value="73511801.6631837" calcext:value-type="float">
            <text:p>73511801.663184</text:p>
          </table:table-cell>
          <table:table-cell table:style-name="ce12" table:formula="of:=AVERAGE([.G16:.G22])" office:value-type="float" office:value="0.00053179973861985" calcext:value-type="float">
            <text:p>0.0005318</text:p>
          </table:table-cell>
          <table:table-cell table:style-name="ce15" table:formula="of:=AVERAGE([.H16:.H22])" office:value-type="float" office:value="0.0000990264986983653" calcext:value-type="float">
            <text:p>0.0000990</text:p>
          </table:table-cell>
          <table:table-cell table:style-name="ce12" table:number-columns-repeated="2"/>
          <table:table-cell table:number-columns-repeated="4"/>
        </table:table-row>
        <table:table-row table:style-name="ro1">
          <table:table-cell office:value-type="float" office:value="44120148142" calcext:value-type="float">
            <text:p>44120148142</text:p>
          </table:table-cell>
          <table:table-cell office:value-type="float" office:value="24431555" calcext:value-type="float">
            <text:p>24431555</text:p>
          </table:table-cell>
          <table:table-cell office:value-type="float" office:value="4390583" calcext:value-type="float">
            <text:p>4390583</text:p>
          </table:table-cell>
          <table:table-cell table:style-name="ce1" office:value-type="float" office:value="59.188" calcext:value-type="float">
            <text:p>59.188</text:p>
          </table:table-cell>
          <table:table-cell table:style-name="ce1" office:value-type="float" office:value="0.612" calcext:value-type="float">
            <text:p>0.612</text:p>
          </table:table-cell>
          <table:table-cell office:value-type="float" office:value="262260" calcext:value-type="float">
            <text:p>262260</text:p>
          </table:table-cell>
          <table:table-cell table:formula="of:=[.B17]/[.A17]" office:value-type="float" office:value="0.000553750520541487" calcext:value-type="float">
            <text:p>0.00055375</text:p>
          </table:table-cell>
          <table:table-cell table:formula="of:=[.C17]/[.A17]" office:value-type="float" office:value="0.0000995142397498072" calcext:value-type="float">
            <text:p>0.00009951</text:p>
          </table:table-cell>
          <table:table-cell table:style-name="ce5" office:value-type="string" calcext:value-type="string">
            <text:p>L1 Cache Read Misses</text:p>
          </table:table-cell>
          <table:table-cell table:style-name="ce9" table:formula="of:=AVERAGE([.B16:.B22])" office:value-type="float" office:value="23546512.8571429" calcext:value-type="float">
            <text:p>23546512.857143</text:p>
          </table:table-cell>
          <table:table-cell table:style-name="ce9" table:formula="of:=STDEV([.B16:.B22])" office:value-type="float" office:value="551014.804206877" calcext:value-type="float">
            <text:p>551014.804207</text:p>
          </table:table-cell>
          <table:table-cell table:style-name="ce13"/>
          <table:table-cell table:style-name="ce16"/>
          <table:table-cell table:style-name="ce12" table:number-columns-repeated="2"/>
          <table:table-cell table:number-columns-repeated="4"/>
        </table:table-row>
        <table:table-row table:style-name="ro1">
          <table:table-cell office:value-type="float" office:value="44287843885" calcext:value-type="float">
            <text:p>44287843885</text:p>
          </table:table-cell>
          <table:table-cell office:value-type="float" office:value="23050152" calcext:value-type="float">
            <text:p>23050152</text:p>
          </table:table-cell>
          <table:table-cell office:value-type="float" office:value="4394034" calcext:value-type="float">
            <text:p>4394034</text:p>
          </table:table-cell>
          <table:table-cell table:style-name="ce1" office:value-type="float" office:value="59.168" calcext:value-type="float">
            <text:p>59.168</text:p>
          </table:table-cell>
          <table:table-cell table:style-name="ce1" office:value-type="float" office:value="0.536" calcext:value-type="float">
            <text:p>0.536</text:p>
          </table:table-cell>
          <table:table-cell office:value-type="float" office:value="262259" calcext:value-type="float">
            <text:p>262259</text:p>
          </table:table-cell>
          <table:table-cell table:formula="of:=[.B18]/[.A18]" office:value-type="float" office:value="0.000520462275378616" calcext:value-type="float">
            <text:p>0.00052046</text:p>
          </table:table-cell>
          <table:table-cell table:formula="of:=[.C18]/[.A18]" office:value-type="float" office:value="0.0000992153515400245" calcext:value-type="float">
            <text:p>0.00009922</text:p>
          </table:table-cell>
          <table:table-cell table:style-name="ce5" office:value-type="string" calcext:value-type="string">
            <text:p>DTLB Misses</text:p>
          </table:table-cell>
          <table:table-cell table:style-name="ce9" table:formula="of:=AVERAGE([.C16:.C22])" office:value-type="float" office:value="4384685" calcext:value-type="float">
            <text:p>4384685.000000</text:p>
          </table:table-cell>
          <table:table-cell table:style-name="ce9" table:formula="of:=STDEV([.C16:.C22])" office:value-type="float" office:value="29483.76653912" calcext:value-type="float">
            <text:p>29483.766539</text:p>
          </table:table-cell>
          <table:table-cell table:style-name="ce13"/>
          <table:table-cell table:style-name="ce16"/>
          <table:table-cell table:style-name="ce12" table:number-columns-repeated="2"/>
          <table:table-cell table:number-columns-repeated="4"/>
        </table:table-row>
        <table:table-row table:style-name="ro1">
          <table:table-cell office:value-type="float" office:value="44288147402" calcext:value-type="float">
            <text:p>44288147402</text:p>
          </table:table-cell>
          <table:table-cell office:value-type="float" office:value="24168568" calcext:value-type="float">
            <text:p>24168568</text:p>
          </table:table-cell>
          <table:table-cell office:value-type="float" office:value="4411173" calcext:value-type="float">
            <text:p>4411173</text:p>
          </table:table-cell>
          <table:table-cell table:style-name="ce1" office:value-type="float" office:value="59.32" calcext:value-type="float">
            <text:p>59.320</text:p>
          </table:table-cell>
          <table:table-cell table:style-name="ce1" office:value-type="float" office:value="0.568" calcext:value-type="float">
            <text:p>0.568</text:p>
          </table:table-cell>
          <table:table-cell office:value-type="float" office:value="262261" calcext:value-type="float">
            <text:p>262261</text:p>
          </table:table-cell>
          <table:table-cell table:formula="of:=[.B19]/[.A19]" office:value-type="float" office:value="0.000545711875925263" calcext:value-type="float">
            <text:p>0.00054571</text:p>
          </table:table-cell>
          <table:table-cell table:formula="of:=[.C19]/[.A19]" office:value-type="float" office:value="0.0000996016600098472" calcext:value-type="float">
            <text:p>0.00009960</text:p>
          </table:table-cell>
          <table:table-cell table:style-name="ce5" office:value-type="string" calcext:value-type="string">
            <text:p>User CPU Time (s)</text:p>
          </table:table-cell>
          <table:table-cell table:style-name="ce9" table:formula="of:=AVERAGE([.D16:.D22])" office:value-type="float" office:value="59.1308571428572" calcext:value-type="float">
            <text:p>59.130857</text:p>
          </table:table-cell>
          <table:table-cell table:style-name="ce9" table:formula="of:=STDEV([.D16:.D22])" office:value-type="float" office:value="0.272760840647033" calcext:value-type="float">
            <text:p>0.272761</text:p>
          </table:table-cell>
          <table:table-cell table:style-name="ce13"/>
          <table:table-cell table:style-name="ce16"/>
          <table:table-cell table:style-name="ce12" table:number-columns-repeated="2"/>
          <table:table-cell table:number-columns-repeated="4"/>
        </table:table-row>
        <table:table-row table:style-name="ro1">
          <table:table-cell office:value-type="float" office:value="44337791472" calcext:value-type="float">
            <text:p>44337791472</text:p>
          </table:table-cell>
          <table:table-cell office:value-type="float" office:value="23141963" calcext:value-type="float">
            <text:p>23141963</text:p>
          </table:table-cell>
          <table:table-cell office:value-type="float" office:value="4360594" calcext:value-type="float">
            <text:p>4360594</text:p>
          </table:table-cell>
          <table:table-cell table:style-name="ce1" office:value-type="float" office:value="59.088" calcext:value-type="float">
            <text:p>59.088</text:p>
          </table:table-cell>
          <table:table-cell table:style-name="ce1" office:value-type="float" office:value="0.548" calcext:value-type="float">
            <text:p>0.548</text:p>
          </table:table-cell>
          <table:table-cell office:value-type="float" office:value="262262" calcext:value-type="float">
            <text:p>262262</text:p>
          </table:table-cell>
          <table:table-cell table:formula="of:=[.B20]/[.A20]" office:value-type="float" office:value="0.000521946678706685" calcext:value-type="float">
            <text:p>0.00052195</text:p>
          </table:table-cell>
          <table:table-cell table:formula="of:=[.C20]/[.A20]" office:value-type="float" office:value="0.0000983493731922525" calcext:value-type="float">
            <text:p>0.00009835</text:p>
          </table:table-cell>
          <table:table-cell table:style-name="ce5" office:value-type="string" calcext:value-type="string">
            <text:p>System CPU Time (s)</text:p>
          </table:table-cell>
          <table:table-cell table:style-name="ce9" table:formula="of:=AVERAGE([.E16:.E22])" office:value-type="float" office:value="0.566857142857143" calcext:value-type="float">
            <text:p>0.566857</text:p>
          </table:table-cell>
          <table:table-cell table:style-name="ce9" table:formula="of:=STDEV([.E16:.E22])" office:value-type="float" office:value="0.0273948205045441" calcext:value-type="float">
            <text:p>0.027395</text:p>
          </table:table-cell>
          <table:table-cell table:style-name="ce13"/>
          <table:table-cell table:style-name="ce16"/>
          <table:table-cell table:style-name="ce12" table:number-columns-repeated="2"/>
          <table:table-cell table:number-columns-repeated="4"/>
        </table:table-row>
        <table:table-row table:style-name="ro1">
          <table:table-cell office:value-type="float" office:value="44337171086" calcext:value-type="float">
            <text:p>44337171086</text:p>
          </table:table-cell>
          <table:table-cell office:value-type="float" office:value="23565237" calcext:value-type="float">
            <text:p>23565237</text:p>
          </table:table-cell>
          <table:table-cell office:value-type="float" office:value="4329194" calcext:value-type="float">
            <text:p>4329194</text:p>
          </table:table-cell>
          <table:table-cell table:style-name="ce1" office:value-type="float" office:value="58.548" calcext:value-type="float">
            <text:p>58.548</text:p>
          </table:table-cell>
          <table:table-cell table:style-name="ce1" office:value-type="float" office:value="0.592" calcext:value-type="float">
            <text:p>0.592</text:p>
          </table:table-cell>
          <table:table-cell office:value-type="float" office:value="262259" calcext:value-type="float">
            <text:p>262259</text:p>
          </table:table-cell>
          <table:table-cell table:formula="of:=[.B21]/[.A21]" office:value-type="float" office:value="0.000531500689439363" calcext:value-type="float">
            <text:p>0.00053150</text:p>
          </table:table-cell>
          <table:table-cell table:formula="of:=[.C21]/[.A21]" office:value-type="float" office:value="0.0000976425399717709" calcext:value-type="float">
            <text:p>0.00009764</text:p>
          </table:table-cell>
          <table:table-cell table:style-name="ce5" office:value-type="string" calcext:value-type="string">
            <text:p>Soft Page Faults</text:p>
          </table:table-cell>
          <table:table-cell table:style-name="ce9" table:formula="of:=AVERAGE([.F16:.F22])" office:value-type="float" office:value="262260.142857143" calcext:value-type="float">
            <text:p>262260.142857</text:p>
          </table:table-cell>
          <table:table-cell table:style-name="ce9" table:formula="of:=STDEV([.F16:.F22])" office:value-type="float" office:value="1.0690449676497" calcext:value-type="float">
            <text:p>1.069045</text:p>
          </table:table-cell>
          <table:table-cell table:style-name="ce13"/>
          <table:table-cell table:style-name="ce16"/>
          <table:table-cell table:style-name="ce12" table:number-columns-repeated="2"/>
          <table:table-cell table:number-columns-repeated="4"/>
        </table:table-row>
        <table:table-row table:style-name="ro1">
          <table:table-cell office:value-type="float" office:value="44284128494" calcext:value-type="float">
            <text:p>44284128494</text:p>
          </table:table-cell>
          <table:table-cell office:value-type="float" office:value="23385401" calcext:value-type="float">
            <text:p>23385401</text:p>
          </table:table-cell>
          <table:table-cell office:value-type="float" office:value="4406448" calcext:value-type="float">
            <text:p>4406448</text:p>
          </table:table-cell>
          <table:table-cell table:style-name="ce1" office:value-type="float" office:value="59.356" calcext:value-type="float">
            <text:p>59.356</text:p>
          </table:table-cell>
          <table:table-cell table:style-name="ce1" office:value-type="float" office:value="0.544" calcext:value-type="float">
            <text:p>0.544</text:p>
          </table:table-cell>
          <table:table-cell office:value-type="float" office:value="262260" calcext:value-type="float">
            <text:p>262260</text:p>
          </table:table-cell>
          <table:table-cell table:formula="of:=[.B22]/[.A22]" office:value-type="float" office:value="0.00052807635139909" calcext:value-type="float">
            <text:p>0.00052808</text:p>
          </table:table-cell>
          <table:table-cell table:formula="of:=[.C22]/[.A22]" office:value-type="float" office:value="0.0000995040017688736" calcext:value-type="float">
            <text:p>0.00009950</text:p>
          </table:table-cell>
          <table:table-cell table:style-name="ce6" office:value-type="string" calcext:value-type="string">
            <text:p>File Backed</text:p>
          </table:table-cell>
          <table:table-cell table:style-name="ce10" office:value-type="string" calcext:value-type="string">
            <text:p>Map Private</text:p>
          </table:table-cell>
          <table:table-cell table:style-name="ce10" office:value-type="string" calcext:value-type="string">
            <text:p>Sequential</text:p>
          </table:table-cell>
          <table:table-cell table:style-name="ce14"/>
          <table:table-cell table:style-name="ce17"/>
          <table:table-cell table:style-name="ce12" table:number-columns-repeated="2"/>
          <table:table-cell table:number-columns-repeated="4"/>
        </table:table-row>
        <table:table-row table:style-name="ro1">
          <table:table-cell office:value-type="float" office:value="44364052684" calcext:value-type="float">
            <text:p>44364052684</text:p>
          </table:table-cell>
          <table:table-cell office:value-type="float" office:value="27380905" calcext:value-type="float">
            <text:p>27380905</text:p>
          </table:table-cell>
          <table:table-cell office:value-type="float" office:value="5040861" calcext:value-type="float">
            <text:p>5040861</text:p>
          </table:table-cell>
          <table:table-cell table:style-name="ce1" office:value-type="float" office:value="59.556" calcext:value-type="float">
            <text:p>59.556</text:p>
          </table:table-cell>
          <table:table-cell table:style-name="ce1" office:value-type="float" office:value="0.716" calcext:value-type="float">
            <text:p>0.716</text:p>
          </table:table-cell>
          <table:table-cell office:value-type="float" office:value="278627" calcext:value-type="float">
            <text:p>278627</text:p>
          </table:table-cell>
          <table:table-cell table:formula="of:=[.B23]/[.A23]" office:value-type="float" office:value="0.000617186738890403" calcext:value-type="float">
            <text:p>0.00061719</text:p>
          </table:table-cell>
          <table:table-cell table:formula="of:=[.C23]/[.A23]" office:value-type="float" office:value="0.000113624898877149" calcext:value-type="float">
            <text:p>0.00011362</text:p>
          </table:table-cell>
          <table:table-cell table:style-name="ce4" office:value-type="string" calcext:value-type="string">
            <text:p>L1 Cache Read Accesses </text:p>
          </table:table-cell>
          <table:table-cell table:style-name="ce8" table:formula="of:= AVERAGE([.A23:.A29])" office:value-type="float" office:value="44320750938.8571" calcext:value-type="float">
            <text:p>44320750938.857100</text:p>
          </table:table-cell>
          <table:table-cell table:style-name="ce8" table:formula="of:=STDEV([.A23:.A29])" office:value-type="float" office:value="32835564.2807808" calcext:value-type="float">
            <text:p>32835564.280781</text:p>
          </table:table-cell>
          <table:table-cell table:style-name="ce12" table:formula="of:=AVERAGE([.G23:.G29])" office:value-type="float" office:value="0.000612141839639466" calcext:value-type="float">
            <text:p>0.0006121</text:p>
          </table:table-cell>
          <table:table-cell table:style-name="ce15" table:formula="of:=AVERAGE([.H23:.H29])" office:value-type="float" office:value="0.000112580927834892" calcext:value-type="float">
            <text:p>0.0001126</text:p>
          </table:table-cell>
          <table:table-cell table:style-name="ce12" table:number-columns-repeated="2"/>
          <table:table-cell table:number-columns-repeated="4"/>
        </table:table-row>
        <table:table-row table:style-name="ro1">
          <table:table-cell office:value-type="float" office:value="44341724352" calcext:value-type="float">
            <text:p>44341724352</text:p>
          </table:table-cell>
          <table:table-cell office:value-type="float" office:value="26966868" calcext:value-type="float">
            <text:p>26966868</text:p>
          </table:table-cell>
          <table:table-cell office:value-type="float" office:value="4966633" calcext:value-type="float">
            <text:p>4966633</text:p>
          </table:table-cell>
          <table:table-cell table:style-name="ce1" office:value-type="float" office:value="58.848" calcext:value-type="float">
            <text:p>58.848</text:p>
          </table:table-cell>
          <table:table-cell table:style-name="ce1" office:value-type="float" office:value="0.696" calcext:value-type="float">
            <text:p>0.696</text:p>
          </table:table-cell>
          <table:table-cell office:value-type="float" office:value="278631" calcext:value-type="float">
            <text:p>278631</text:p>
          </table:table-cell>
          <table:table-cell table:formula="of:=[.B24]/[.A24]" office:value-type="float" office:value="0.000608160110913316" calcext:value-type="float">
            <text:p>0.00060816</text:p>
          </table:table-cell>
          <table:table-cell table:formula="of:=[.C24]/[.A24]" office:value-type="float" office:value="0.000112008115890423" calcext:value-type="float">
            <text:p>0.00011201</text:p>
          </table:table-cell>
          <table:table-cell table:style-name="ce5" office:value-type="string" calcext:value-type="string">
            <text:p>L1 Cache Read Misses</text:p>
          </table:table-cell>
          <table:table-cell table:style-name="ce9" table:formula="of:=AVERAGE([.B23:.B29])" office:value-type="float" office:value="27130570.2857143" calcext:value-type="float">
            <text:p>27130570.285714</text:p>
          </table:table-cell>
          <table:table-cell table:style-name="ce9" table:formula="of:=STDEV([.B23:.B29])" office:value-type="float" office:value="192617.484752998" calcext:value-type="float">
            <text:p>192617.484753</text:p>
          </table:table-cell>
          <table:table-cell table:style-name="ce13"/>
          <table:table-cell table:style-name="ce16"/>
          <table:table-cell table:style-name="ce12" table:number-columns-repeated="2"/>
          <table:table-cell table:number-columns-repeated="4"/>
        </table:table-row>
        <table:table-row table:style-name="ro1">
          <table:table-cell office:value-type="float" office:value="44257918703" calcext:value-type="float">
            <text:p>44257918703</text:p>
          </table:table-cell>
          <table:table-cell office:value-type="float" office:value="27293984" calcext:value-type="float">
            <text:p>27293984</text:p>
          </table:table-cell>
          <table:table-cell office:value-type="float" office:value="5006513" calcext:value-type="float">
            <text:p>5006513</text:p>
          </table:table-cell>
          <table:table-cell table:style-name="ce1" office:value-type="float" office:value="59.264" calcext:value-type="float">
            <text:p>59.264</text:p>
          </table:table-cell>
          <table:table-cell table:style-name="ce1" office:value-type="float" office:value="0.784" calcext:value-type="float">
            <text:p>0.784</text:p>
          </table:table-cell>
          <table:table-cell office:value-type="float" office:value="278631" calcext:value-type="float">
            <text:p>278631</text:p>
          </table:table-cell>
          <table:table-cell table:formula="of:=[.B25]/[.A25]" office:value-type="float" office:value="0.00061670283646099" calcext:value-type="float">
            <text:p>0.00061670</text:p>
          </table:table-cell>
          <table:table-cell table:formula="of:=[.C25]/[.A25]" office:value-type="float" office:value="0.000113121293244651" calcext:value-type="float">
            <text:p>0.00011312</text:p>
          </table:table-cell>
          <table:table-cell table:style-name="ce5" office:value-type="string" calcext:value-type="string">
            <text:p>DTLB Misses</text:p>
          </table:table-cell>
          <table:table-cell table:style-name="ce9" table:formula="of:=AVERAGE([.C23:.C29])" office:value-type="float" office:value="4989672.42857143" calcext:value-type="float">
            <text:p>4989672.428571</text:p>
          </table:table-cell>
          <table:table-cell table:style-name="ce9" table:formula="of:=STDEV([.C23:.C29])" office:value-type="float" office:value="28389.4772046331" calcext:value-type="float">
            <text:p>28389.477205</text:p>
          </table:table-cell>
          <table:table-cell table:style-name="ce13"/>
          <table:table-cell table:style-name="ce16"/>
          <table:table-cell table:style-name="ce12" table:number-columns-repeated="2"/>
          <table:table-cell table:number-columns-repeated="4"/>
        </table:table-row>
        <table:table-row table:style-name="ro1">
          <table:table-cell office:value-type="float" office:value="44319618255" calcext:value-type="float">
            <text:p>44319618255</text:p>
          </table:table-cell>
          <table:table-cell office:value-type="float" office:value="27173603" calcext:value-type="float">
            <text:p>27173603</text:p>
          </table:table-cell>
          <table:table-cell office:value-type="float" office:value="4982565" calcext:value-type="float">
            <text:p>4982565</text:p>
          </table:table-cell>
          <table:table-cell table:style-name="ce1" office:value-type="float" office:value="59.192" calcext:value-type="float">
            <text:p>59.192</text:p>
          </table:table-cell>
          <table:table-cell table:style-name="ce1" office:value-type="float" office:value="0.68" calcext:value-type="float">
            <text:p>0.680</text:p>
          </table:table-cell>
          <table:table-cell office:value-type="float" office:value="278630" calcext:value-type="float">
            <text:p>278630</text:p>
          </table:table-cell>
          <table:table-cell table:formula="of:=[.B26]/[.A26]" office:value-type="float" office:value="0.000613128092477068" calcext:value-type="float">
            <text:p>0.00061313</text:p>
          </table:table-cell>
          <table:table-cell table:formula="of:=[.C26]/[.A26]" office:value-type="float" office:value="0.000112423463833375" calcext:value-type="float">
            <text:p>0.00011242</text:p>
          </table:table-cell>
          <table:table-cell table:style-name="ce5" office:value-type="string" calcext:value-type="string">
            <text:p>User CPU Time (s)</text:p>
          </table:table-cell>
          <table:table-cell table:style-name="ce9" table:formula="of:=AVERAGE([.D23:.D29])" office:value-type="float" office:value="59.1508571428571" calcext:value-type="float">
            <text:p>59.150857</text:p>
          </table:table-cell>
          <table:table-cell table:style-name="ce9" table:formula="of:=STDEV([.D23:.D29])" office:value-type="float" office:value="0.258454011751561" calcext:value-type="float">
            <text:p>0.258454</text:p>
          </table:table-cell>
          <table:table-cell table:style-name="ce13"/>
          <table:table-cell table:style-name="ce16"/>
          <table:table-cell table:number-columns-repeated="6"/>
        </table:table-row>
        <table:table-row table:style-name="ro1">
          <table:table-cell office:value-type="float" office:value="44318255178" calcext:value-type="float">
            <text:p>44318255178</text:p>
          </table:table-cell>
          <table:table-cell office:value-type="float" office:value="26819366" calcext:value-type="float">
            <text:p>26819366</text:p>
          </table:table-cell>
          <table:table-cell office:value-type="float" office:value="4965822" calcext:value-type="float">
            <text:p>4965822</text:p>
          </table:table-cell>
          <table:table-cell table:style-name="ce1" office:value-type="float" office:value="58.884" calcext:value-type="float">
            <text:p>58.884</text:p>
          </table:table-cell>
          <table:table-cell table:style-name="ce1" office:value-type="float" office:value="0.684" calcext:value-type="float">
            <text:p>0.684</text:p>
          </table:table-cell>
          <table:table-cell office:value-type="float" office:value="278631" calcext:value-type="float">
            <text:p>278631</text:p>
          </table:table-cell>
          <table:table-cell table:formula="of:=[.B27]/[.A27]" office:value-type="float" office:value="0.000605153923417847" calcext:value-type="float">
            <text:p>0.00060515</text:p>
          </table:table-cell>
          <table:table-cell table:formula="of:=[.C27]/[.A27]" office:value-type="float" office:value="0.000112049131448322" calcext:value-type="float">
            <text:p>0.00011205</text:p>
          </table:table-cell>
          <table:table-cell table:style-name="ce5" office:value-type="string" calcext:value-type="string">
            <text:p>System CPU Time (s)</text:p>
          </table:table-cell>
          <table:table-cell table:style-name="ce9" table:formula="of:=AVERAGE([.E23:.E29])" office:value-type="float" office:value="0.689142857142857" calcext:value-type="float">
            <text:p>0.689143</text:p>
          </table:table-cell>
          <table:table-cell table:style-name="ce9" table:formula="of:=STDEV([.E23:.E29])" office:value-type="float" office:value="0.0581361292468765" calcext:value-type="float">
            <text:p>0.058136</text:p>
          </table:table-cell>
          <table:table-cell table:style-name="ce13"/>
          <table:table-cell table:style-name="ce16"/>
          <table:table-cell table:number-columns-repeated="6"/>
        </table:table-row>
        <table:table-row table:style-name="ro1">
          <table:table-cell office:value-type="float" office:value="44311935860" calcext:value-type="float">
            <text:p>44311935860</text:p>
          </table:table-cell>
          <table:table-cell office:value-type="float" office:value="27078091" calcext:value-type="float">
            <text:p>27078091</text:p>
          </table:table-cell>
          <table:table-cell office:value-type="float" office:value="4964173" calcext:value-type="float">
            <text:p>4964173</text:p>
          </table:table-cell>
          <table:table-cell table:style-name="ce1" office:value-type="float" office:value="58.984" calcext:value-type="float">
            <text:p>58.984</text:p>
          </table:table-cell>
          <table:table-cell table:style-name="ce1" office:value-type="float" office:value="0.588" calcext:value-type="float">
            <text:p>0.588</text:p>
          </table:table-cell>
          <table:table-cell office:value-type="float" office:value="278630" calcext:value-type="float">
            <text:p>278630</text:p>
          </table:table-cell>
          <table:table-cell table:formula="of:=[.B28]/[.A28]" office:value-type="float" office:value="0.000611078944633587" calcext:value-type="float">
            <text:p>0.00061108</text:p>
          </table:table-cell>
          <table:table-cell table:formula="of:=[.C28]/[.A28]" office:value-type="float" office:value="0.000112027897307035" calcext:value-type="float">
            <text:p>0.00011203</text:p>
          </table:table-cell>
          <table:table-cell table:style-name="ce5" office:value-type="string" calcext:value-type="string">
            <text:p>Soft Page Faults</text:p>
          </table:table-cell>
          <table:table-cell table:style-name="ce9" table:formula="of:=AVERAGE([.F23:.F29])" office:value-type="float" office:value="278629.571428571" calcext:value-type="float">
            <text:p>278629.571429</text:p>
          </table:table-cell>
          <table:table-cell table:style-name="ce9" table:formula="of:=STDEV([.F23:.F29])" office:value-type="float" office:value="1.81265393434993" calcext:value-type="float">
            <text:p>1.812654</text:p>
          </table:table-cell>
          <table:table-cell table:style-name="ce13"/>
          <table:table-cell table:style-name="ce16"/>
          <table:table-cell table:number-columns-repeated="6"/>
        </table:table-row>
        <table:table-row table:style-name="ro1">
          <table:table-cell office:value-type="float" office:value="44331751540" calcext:value-type="float">
            <text:p>44331751540</text:p>
          </table:table-cell>
          <table:table-cell office:value-type="float" office:value="27201175" calcext:value-type="float">
            <text:p>27201175</text:p>
          </table:table-cell>
          <table:table-cell office:value-type="float" office:value="5001140" calcext:value-type="float">
            <text:p>5001140</text:p>
          </table:table-cell>
          <table:table-cell table:style-name="ce1" office:value-type="float" office:value="59.328" calcext:value-type="float">
            <text:p>59.328</text:p>
          </table:table-cell>
          <table:table-cell table:style-name="ce1" office:value-type="float" office:value="0.676" calcext:value-type="float">
            <text:p>0.676</text:p>
          </table:table-cell>
          <table:table-cell office:value-type="float" office:value="278627" calcext:value-type="float">
            <text:p>278627</text:p>
          </table:table-cell>
          <table:table-cell table:formula="of:=[.B29]/[.A29]" office:value-type="float" office:value="0.000613582230683051" calcext:value-type="float">
            <text:p>0.00061358</text:p>
          </table:table-cell>
          <table:table-cell table:formula="of:=[.C29]/[.A29]" office:value-type="float" office:value="0.00011281169424329" calcext:value-type="float">
            <text:p>0.00011281</text:p>
          </table:table-cell>
          <table:table-cell table:style-name="ce6" office:value-type="string" calcext:value-type="string">
            <text:p>File Backed</text:p>
          </table:table-cell>
          <table:table-cell table:style-name="ce10" office:value-type="string" calcext:value-type="string">
            <text:p>Map Private</text:p>
          </table:table-cell>
          <table:table-cell table:style-name="ce10" office:value-type="string" calcext:value-type="string">
            <text:p>Random</text:p>
          </table:table-cell>
          <table:table-cell table:style-name="ce14"/>
          <table:table-cell table:style-name="ce17"/>
          <table:table-cell table:number-columns-repeated="6"/>
        </table:table-row>
        <table:table-row table:style-name="ro1">
          <table:table-cell office:value-type="float" office:value="44363204753" calcext:value-type="float">
            <text:p>44363204753</text:p>
          </table:table-cell>
          <table:table-cell office:value-type="float" office:value="17016904" calcext:value-type="float">
            <text:p>17016904</text:p>
          </table:table-cell>
          <table:table-cell office:value-type="float" office:value="5753212" calcext:value-type="float">
            <text:p>5753212</text:p>
          </table:table-cell>
          <table:table-cell table:style-name="ce1" office:value-type="float" office:value="60.18" calcext:value-type="float">
            <text:p>60.180</text:p>
          </table:table-cell>
          <table:table-cell table:style-name="ce1" office:value-type="float" office:value="1.784" calcext:value-type="float">
            <text:p>1.784</text:p>
          </table:table-cell>
          <table:table-cell office:value-type="float" office:value="2099316" calcext:value-type="float">
            <text:p>2099316</text:p>
          </table:table-cell>
          <table:table-cell table:formula="of:=[.B30]/[.A30]" office:value-type="float" office:value="0.000383581485935126" calcext:value-type="float">
            <text:p>0.00038358</text:p>
          </table:table-cell>
          <table:table-cell table:formula="of:=[.C30]/[.A30]" office:value-type="float" office:value="0.000129684319066488" calcext:value-type="float">
            <text:p>0.00012968</text:p>
          </table:table-cell>
          <table:table-cell table:style-name="ce4" office:value-type="string" calcext:value-type="string">
            <text:p>L1 Cache Read Accesses </text:p>
          </table:table-cell>
          <table:table-cell table:style-name="ce8" table:formula="of:= AVERAGE([.A30:.A36])" office:value-type="float" office:value="44411734029.4286" calcext:value-type="float">
            <text:p>44411734029.428600</text:p>
          </table:table-cell>
          <table:table-cell table:style-name="ce8" table:formula="of:=STDEV([.A30:.A36])" office:value-type="float" office:value="32899788.8032527" calcext:value-type="float">
            <text:p>32899788.803253</text:p>
          </table:table-cell>
          <table:table-cell table:style-name="ce12" table:formula="of:=AVERAGE([.G30:.G36])" office:value-type="float" office:value="0.000411505548062681" calcext:value-type="float">
            <text:p>0.0004115</text:p>
          </table:table-cell>
          <table:table-cell table:style-name="ce15" table:formula="of:=AVERAGE([.H30:.H36])" office:value-type="float" office:value="0.000142477121623358" calcext:value-type="float">
            <text:p>0.0001425</text:p>
          </table:table-cell>
          <table:table-cell table:number-columns-repeated="6"/>
        </table:table-row>
        <table:table-row table:style-name="ro1">
          <table:table-cell office:value-type="float" office:value="44415854086" calcext:value-type="float">
            <text:p>44415854086</text:p>
          </table:table-cell>
          <table:table-cell office:value-type="float" office:value="17661504" calcext:value-type="float">
            <text:p>17661504</text:p>
          </table:table-cell>
          <table:table-cell office:value-type="float" office:value="6322478" calcext:value-type="float">
            <text:p>6322478</text:p>
          </table:table-cell>
          <table:table-cell table:style-name="ce1" office:value-type="float" office:value="60.684" calcext:value-type="float">
            <text:p>60.684</text:p>
          </table:table-cell>
          <table:table-cell table:style-name="ce1" office:value-type="float" office:value="2.32" calcext:value-type="float">
            <text:p>2.320</text:p>
          </table:table-cell>
          <table:table-cell office:value-type="float" office:value="2926765" calcext:value-type="float">
            <text:p>2926765</text:p>
          </table:table-cell>
          <table:table-cell table:formula="of:=[.B31]/[.A31]" office:value-type="float" office:value="0.000397639634843067" calcext:value-type="float">
            <text:p>0.00039764</text:p>
          </table:table-cell>
          <table:table-cell table:formula="of:=[.C31]/[.A31]" office:value-type="float" office:value="0.000142347324623278" calcext:value-type="float">
            <text:p>0.00014235</text:p>
          </table:table-cell>
          <table:table-cell table:style-name="ce5" office:value-type="string" calcext:value-type="string">
            <text:p>L1 Cache Read Misses</text:p>
          </table:table-cell>
          <table:table-cell table:style-name="ce9" table:formula="of:=AVERAGE([.B30:.B36])" office:value-type="float" office:value="18275861.8571429" calcext:value-type="float">
            <text:p>18275861.857143</text:p>
          </table:table-cell>
          <table:table-cell table:style-name="ce9" table:formula="of:=STDEV([.B30:.B36])" office:value-type="float" office:value="920436.698419004" calcext:value-type="float">
            <text:p>920436.698419</text:p>
          </table:table-cell>
          <table:table-cell table:style-name="ce13"/>
          <table:table-cell table:style-name="ce16"/>
          <table:table-cell table:number-columns-repeated="6"/>
        </table:table-row>
        <table:table-row table:style-name="ro1">
          <table:table-cell office:value-type="float" office:value="44430743351" calcext:value-type="float">
            <text:p>44430743351</text:p>
          </table:table-cell>
          <table:table-cell office:value-type="float" office:value="19792091" calcext:value-type="float">
            <text:p>19792091</text:p>
          </table:table-cell>
          <table:table-cell office:value-type="float" office:value="6591235" calcext:value-type="float">
            <text:p>6591235</text:p>
          </table:table-cell>
          <table:table-cell table:style-name="ce1" office:value-type="float" office:value="61.364" calcext:value-type="float">
            <text:p>61.364</text:p>
          </table:table-cell>
          <table:table-cell table:style-name="ce1" office:value-type="float" office:value="2.636" calcext:value-type="float">
            <text:p>2.636</text:p>
          </table:table-cell>
          <table:table-cell office:value-type="float" office:value="3331373" calcext:value-type="float">
            <text:p>3331373</text:p>
          </table:table-cell>
          <table:table-cell table:formula="of:=[.B32]/[.A32]" office:value-type="float" office:value="0.000445459371310621" calcext:value-type="float">
            <text:p>0.00044546</text:p>
          </table:table-cell>
          <table:table-cell table:formula="of:=[.C32]/[.A32]" office:value-type="float" office:value="0.000148348519580905" calcext:value-type="float">
            <text:p>0.00014835</text:p>
          </table:table-cell>
          <table:table-cell table:style-name="ce5" office:value-type="string" calcext:value-type="string">
            <text:p>DTLB Misses</text:p>
          </table:table-cell>
          <table:table-cell table:style-name="ce9" table:formula="of:=AVERAGE([.C30:.C36])" office:value-type="float" office:value="6327851" calcext:value-type="float">
            <text:p>6327851.000000</text:p>
          </table:table-cell>
          <table:table-cell table:style-name="ce9" table:formula="of:=STDEV([.C30:.C36])" office:value-type="float" office:value="340378.269970338" calcext:value-type="float">
            <text:p>340378.269970</text:p>
          </table:table-cell>
          <table:table-cell table:style-name="ce13"/>
          <table:table-cell table:style-name="ce16"/>
          <table:table-cell table:number-columns-repeated="6"/>
        </table:table-row>
        <table:table-row table:style-name="ro1">
          <table:table-cell office:value-type="float" office:value="44455239532" calcext:value-type="float">
            <text:p>44455239532</text:p>
          </table:table-cell>
          <table:table-cell office:value-type="float" office:value="18273069" calcext:value-type="float">
            <text:p>18273069</text:p>
          </table:table-cell>
          <table:table-cell office:value-type="float" office:value="6527505" calcext:value-type="float">
            <text:p>6527505</text:p>
          </table:table-cell>
          <table:table-cell table:style-name="ce1" office:value-type="float" office:value="61.128" calcext:value-type="float">
            <text:p>61.128</text:p>
          </table:table-cell>
          <table:table-cell table:style-name="ce1" office:value-type="float" office:value="2.596" calcext:value-type="float">
            <text:p>2.596</text:p>
          </table:table-cell>
          <table:table-cell office:value-type="float" office:value="3186804" calcext:value-type="float">
            <text:p>3186804</text:p>
          </table:table-cell>
          <table:table-cell table:formula="of:=[.B33]/[.A33]" office:value-type="float" office:value="0.000411044214188669" calcext:value-type="float">
            <text:p>0.00041104</text:p>
          </table:table-cell>
          <table:table-cell table:formula="of:=[.C33]/[.A33]" office:value-type="float" office:value="0.000146833198262296" calcext:value-type="float">
            <text:p>0.00014683</text:p>
          </table:table-cell>
          <table:table-cell table:style-name="ce5" office:value-type="string" calcext:value-type="string">
            <text:p>User CPU Time (s)</text:p>
          </table:table-cell>
          <table:table-cell table:style-name="ce9" table:formula="of:=AVERAGE([.D30:.D36])" office:value-type="float" office:value="60.9" calcext:value-type="float">
            <text:p>60.900000</text:p>
          </table:table-cell>
          <table:table-cell table:style-name="ce9" table:formula="of:=STDEV([.D30:.D36])" office:value-type="float" office:value="0.487365707998967" calcext:value-type="float">
            <text:p>0.487366</text:p>
          </table:table-cell>
          <table:table-cell table:style-name="ce13"/>
          <table:table-cell table:style-name="ce16"/>
          <table:table-cell table:number-columns-repeated="6"/>
        </table:table-row>
        <table:table-row table:style-name="ro1">
          <table:table-cell office:value-type="float" office:value="44376280782" calcext:value-type="float">
            <text:p>44376280782</text:p>
          </table:table-cell>
          <table:table-cell office:value-type="float" office:value="18525858" calcext:value-type="float">
            <text:p>18525858</text:p>
          </table:table-cell>
          <table:table-cell office:value-type="float" office:value="5982951" calcext:value-type="float">
            <text:p>5982951</text:p>
          </table:table-cell>
          <table:table-cell table:style-name="ce1" office:value-type="float" office:value="60.376" calcext:value-type="float">
            <text:p>60.376</text:p>
          </table:table-cell>
          <table:table-cell table:style-name="ce1" office:value-type="float" office:value="2.036" calcext:value-type="float">
            <text:p>2.036</text:p>
          </table:table-cell>
          <table:table-cell office:value-type="float" office:value="2456694" calcext:value-type="float">
            <text:p>2456694</text:p>
          </table:table-cell>
          <table:table-cell table:formula="of:=[.B34]/[.A34]" office:value-type="float" office:value="0.000417472074575355" calcext:value-type="float">
            <text:p>0.00041747</text:p>
          </table:table-cell>
          <table:table-cell table:formula="of:=[.C34]/[.A34]" office:value-type="float" office:value="0.000134823173428874" calcext:value-type="float">
            <text:p>0.00013482</text:p>
          </table:table-cell>
          <table:table-cell table:style-name="ce5" office:value-type="string" calcext:value-type="string">
            <text:p>System CPU Time (s)</text:p>
          </table:table-cell>
          <table:table-cell table:style-name="ce9" table:formula="of:=AVERAGE([.E30:.E36])" office:value-type="float" office:value="2.38342857142857" calcext:value-type="float">
            <text:p>2.383429</text:p>
          </table:table-cell>
          <table:table-cell table:style-name="ce9" table:formula="of:=STDEV([.E30:.E36])" office:value-type="float" office:value="0.361806051701211" calcext:value-type="float">
            <text:p>0.361806</text:p>
          </table:table-cell>
          <table:table-cell table:style-name="ce13"/>
          <table:table-cell table:style-name="ce16"/>
          <table:table-cell table:number-columns-repeated="6"/>
        </table:table-row>
        <table:table-row table:style-name="ro1">
          <table:table-cell office:value-type="float" office:value="44405228508" calcext:value-type="float">
            <text:p>44405228508</text:p>
          </table:table-cell>
          <table:table-cell office:value-type="float" office:value="18944529" calcext:value-type="float">
            <text:p>18944529</text:p>
          </table:table-cell>
          <table:table-cell office:value-type="float" office:value="6436206" calcext:value-type="float">
            <text:p>6436206</text:p>
          </table:table-cell>
          <table:table-cell table:style-name="ce1" office:value-type="float" office:value="61.392" calcext:value-type="float">
            <text:p>61.392</text:p>
          </table:table-cell>
          <table:table-cell table:style-name="ce1" office:value-type="float" office:value="2.508" calcext:value-type="float">
            <text:p>2.508</text:p>
          </table:table-cell>
          <table:table-cell office:value-type="float" office:value="3022182" calcext:value-type="float">
            <text:p>3022182</text:p>
          </table:table-cell>
          <table:table-cell table:formula="of:=[.B35]/[.A35]" office:value-type="float" office:value="0.00042662834167348" calcext:value-type="float">
            <text:p>0.00042663</text:p>
          </table:table-cell>
          <table:table-cell table:formula="of:=[.C35]/[.A35]" office:value-type="float" office:value="0.000144942526280221" calcext:value-type="float">
            <text:p>0.00014494</text:p>
          </table:table-cell>
          <table:table-cell table:style-name="ce5" office:value-type="string" calcext:value-type="string">
            <text:p>Soft Page Faults</text:p>
          </table:table-cell>
          <table:table-cell table:style-name="ce9" table:formula="of:=AVERAGE([.F30:.F36])" office:value-type="float" office:value="2921704.14285714" calcext:value-type="float">
            <text:p>2921704.142857</text:p>
          </table:table-cell>
          <table:table-cell table:style-name="ce9" table:formula="of:=STDEV([.F30:.F36])" office:value-type="float" office:value="482687.916203085" calcext:value-type="float">
            <text:p>482687.916203</text:p>
          </table:table-cell>
          <table:table-cell table:style-name="ce13"/>
          <table:table-cell table:style-name="ce16"/>
          <table:table-cell table:number-columns-repeated="6"/>
        </table:table-row>
        <table:table-row table:style-name="ro1">
          <table:table-cell office:value-type="float" office:value="44435587194" calcext:value-type="float">
            <text:p>44435587194</text:p>
          </table:table-cell>
          <table:table-cell office:value-type="float" office:value="17717078" calcext:value-type="float">
            <text:p>17717078</text:p>
          </table:table-cell>
          <table:table-cell office:value-type="float" office:value="6681370" calcext:value-type="float">
            <text:p>6681370</text:p>
          </table:table-cell>
          <table:table-cell table:style-name="ce1" office:value-type="float" office:value="61.176" calcext:value-type="float">
            <text:p>61.176</text:p>
          </table:table-cell>
          <table:table-cell table:style-name="ce1" office:value-type="float" office:value="2.804" calcext:value-type="float">
            <text:p>2.804</text:p>
          </table:table-cell>
          <table:table-cell office:value-type="float" office:value="3428795" calcext:value-type="float">
            <text:p>3428795</text:p>
          </table:table-cell>
          <table:table-cell table:formula="of:=[.B36]/[.A36]" office:value-type="float" office:value="0.000398713713912445" calcext:value-type="float">
            <text:p>0.00039871</text:p>
          </table:table-cell>
          <table:table-cell table:formula="of:=[.C36]/[.A36]" office:value-type="float" office:value="0.00015036079012144" calcext:value-type="float">
            <text:p>0.00015036</text:p>
          </table:table-cell>
          <table:table-cell table:style-name="ce6" office:value-type="string" calcext:value-type="string">
            <text:p>File Backed</text:p>
          </table:table-cell>
          <table:table-cell table:style-name="ce10" office:value-type="string" calcext:value-type="string">
            <text:p>Map Shared</text:p>
          </table:table-cell>
          <table:table-cell table:style-name="ce10" office:value-type="string" calcext:value-type="string">
            <text:p>Sequential</text:p>
          </table:table-cell>
          <table:table-cell table:style-name="ce14"/>
          <table:table-cell table:style-name="ce17"/>
          <table:table-cell table:number-columns-repeated="6"/>
        </table:table-row>
        <table:table-row table:style-name="ro1">
          <table:table-cell office:value-type="float" office:value="44352259389" calcext:value-type="float">
            <text:p>44352259389</text:p>
          </table:table-cell>
          <table:table-cell office:value-type="float" office:value="22314044" calcext:value-type="float">
            <text:p>22314044</text:p>
          </table:table-cell>
          <table:table-cell office:value-type="float" office:value="6900462" calcext:value-type="float">
            <text:p>6900462</text:p>
          </table:table-cell>
          <table:table-cell table:style-name="ce1" office:value-type="float" office:value="60.7" calcext:value-type="float">
            <text:p>60.700</text:p>
          </table:table-cell>
          <table:table-cell table:style-name="ce1" office:value-type="float" office:value="2.3" calcext:value-type="float">
            <text:p>2.300</text:p>
          </table:table-cell>
          <table:table-cell office:value-type="float" office:value="2350326" calcext:value-type="float">
            <text:p>2350326</text:p>
          </table:table-cell>
          <table:table-cell table:formula="of:=[.B37]/[.A37]" office:value-type="float" office:value="0.000503109521530581" calcext:value-type="float">
            <text:p>0.00050311</text:p>
          </table:table-cell>
          <table:table-cell table:formula="of:=[.C37]/[.A37]" office:value-type="float" office:value="0.000155583099825381" calcext:value-type="float">
            <text:p>0.00015558</text:p>
          </table:table-cell>
          <table:table-cell table:style-name="ce4" office:value-type="string" calcext:value-type="string">
            <text:p>L1 Cache Read Accesses </text:p>
          </table:table-cell>
          <table:table-cell table:style-name="ce8" table:formula="of:= AVERAGE([.A37:.A43])" office:value-type="float" office:value="44365788614.8571" calcext:value-type="float">
            <text:p>44365788614.857100</text:p>
          </table:table-cell>
          <table:table-cell table:style-name="ce8" table:formula="of:=STDEV([.A37:.A43])" office:value-type="float" office:value="30848135.9014744" calcext:value-type="float">
            <text:p>30848135.901474</text:p>
          </table:table-cell>
          <table:table-cell table:style-name="ce12" table:formula="of:=AVERAGE([.G37:.G43])" office:value-type="float" office:value="0.000513316293385086" calcext:value-type="float">
            <text:p>0.0005133</text:p>
          </table:table-cell>
          <table:table-cell table:style-name="ce15" table:formula="of:=AVERAGE([.H37:.H43])" office:value-type="float" office:value="0.000152017606070762" calcext:value-type="float">
            <text:p>0.0001520</text:p>
          </table:table-cell>
          <table:table-cell table:number-columns-repeated="6"/>
        </table:table-row>
        <table:table-row table:style-name="ro1">
          <table:table-cell office:value-type="float" office:value="44349064703" calcext:value-type="float">
            <text:p>44349064703</text:p>
          </table:table-cell>
          <table:table-cell office:value-type="float" office:value="22756642" calcext:value-type="float">
            <text:p>22756642</text:p>
          </table:table-cell>
          <table:table-cell office:value-type="float" office:value="6600270" calcext:value-type="float">
            <text:p>6600270</text:p>
          </table:table-cell>
          <table:table-cell table:style-name="ce1" office:value-type="float" office:value="60.724" calcext:value-type="float">
            <text:p>60.724</text:p>
          </table:table-cell>
          <table:table-cell table:style-name="ce1" office:value-type="float" office:value="2.044" calcext:value-type="float">
            <text:p>2.044</text:p>
          </table:table-cell>
          <table:table-cell office:value-type="float" office:value="2039368" calcext:value-type="float">
            <text:p>2039368</text:p>
          </table:table-cell>
          <table:table-cell table:formula="of:=[.B38]/[.A38]" office:value-type="float" office:value="0.000513125635284494" calcext:value-type="float">
            <text:p>0.00051313</text:p>
          </table:table-cell>
          <table:table-cell table:formula="of:=[.C38]/[.A38]" office:value-type="float" office:value="0.000148825461014819" calcext:value-type="float">
            <text:p>0.00014883</text:p>
          </table:table-cell>
          <table:table-cell table:style-name="ce5" office:value-type="string" calcext:value-type="string">
            <text:p>L1 Cache Read Misses</text:p>
          </table:table-cell>
          <table:table-cell table:style-name="ce9" table:formula="of:=AVERAGE([.B37:.B43])" office:value-type="float" office:value="22773667.1428571" calcext:value-type="float">
            <text:p>22773667.142857</text:p>
          </table:table-cell>
          <table:table-cell table:style-name="ce9" table:formula="of:=STDEV([.B37:.B43])" office:value-type="float" office:value="312548.024564455" calcext:value-type="float">
            <text:p>312548.024564</text:p>
          </table:table-cell>
          <table:table-cell table:style-name="ce13"/>
          <table:table-cell table:style-name="ce16"/>
          <table:table-cell table:number-columns-repeated="6"/>
        </table:table-row>
        <table:table-row table:style-name="ro1">
          <table:table-cell office:value-type="float" office:value="44381225349" calcext:value-type="float">
            <text:p>44381225349</text:p>
          </table:table-cell>
          <table:table-cell office:value-type="float" office:value="22827336" calcext:value-type="float">
            <text:p>22827336</text:p>
          </table:table-cell>
          <table:table-cell office:value-type="float" office:value="6789112" calcext:value-type="float">
            <text:p>6789112</text:p>
          </table:table-cell>
          <table:table-cell table:style-name="ce1" office:value-type="float" office:value="60.844" calcext:value-type="float">
            <text:p>60.844</text:p>
          </table:table-cell>
          <table:table-cell table:style-name="ce1" office:value-type="float" office:value="2.168" calcext:value-type="float">
            <text:p>2.168</text:p>
          </table:table-cell>
          <table:table-cell office:value-type="float" office:value="2244776" calcext:value-type="float">
            <text:p>2244776</text:p>
          </table:table-cell>
          <table:table-cell table:formula="of:=[.B39]/[.A39]" office:value-type="float" office:value="0.000514346681969527" calcext:value-type="float">
            <text:p>0.00051435</text:p>
          </table:table-cell>
          <table:table-cell table:formula="of:=[.C39]/[.A39]" office:value-type="float" office:value="0.000152972612779673" calcext:value-type="float">
            <text:p>0.00015297</text:p>
          </table:table-cell>
          <table:table-cell table:style-name="ce5" office:value-type="string" calcext:value-type="string">
            <text:p>DTLB Misses</text:p>
          </table:table-cell>
          <table:table-cell table:style-name="ce9" table:formula="of:=AVERAGE([.C37:.C43])" office:value-type="float" office:value="6744391" calcext:value-type="float">
            <text:p>6744391.000000</text:p>
          </table:table-cell>
          <table:table-cell table:style-name="ce9" table:formula="of:=STDEV([.C37:.C43])" office:value-type="float" office:value="126960.29551793" calcext:value-type="float">
            <text:p>126960.295518</text:p>
          </table:table-cell>
          <table:table-cell table:style-name="ce13"/>
          <table:table-cell table:style-name="ce16"/>
          <table:table-cell table:number-columns-repeated="6"/>
        </table:table-row>
        <table:table-row table:style-name="ro1">
          <table:table-cell office:value-type="float" office:value="44319158176" calcext:value-type="float">
            <text:p>44319158176</text:p>
          </table:table-cell>
          <table:table-cell office:value-type="float" office:value="22922971" calcext:value-type="float">
            <text:p>22922971</text:p>
          </table:table-cell>
          <table:table-cell office:value-type="float" office:value="6592299" calcext:value-type="float">
            <text:p>6592299</text:p>
          </table:table-cell>
          <table:table-cell table:style-name="ce1" office:value-type="float" office:value="60.532" calcext:value-type="float">
            <text:p>60.532</text:p>
          </table:table-cell>
          <table:table-cell table:style-name="ce1" office:value-type="float" office:value="2.064" calcext:value-type="float">
            <text:p>2.064</text:p>
          </table:table-cell>
          <table:table-cell office:value-type="float" office:value="2042091" calcext:value-type="float">
            <text:p>2042091</text:p>
          </table:table-cell>
          <table:table-cell table:formula="of:=[.B40]/[.A40]" office:value-type="float" office:value="0.000517224873924013" calcext:value-type="float">
            <text:p>0.00051722</text:p>
          </table:table-cell>
          <table:table-cell table:formula="of:=[.C40]/[.A40]" office:value-type="float" office:value="0.000148746033799214" calcext:value-type="float">
            <text:p>0.00014875</text:p>
          </table:table-cell>
          <table:table-cell table:style-name="ce5" office:value-type="string" calcext:value-type="string">
            <text:p>User CPU Time (s)</text:p>
          </table:table-cell>
          <table:table-cell table:style-name="ce9" table:formula="of:=AVERAGE([.D37:.D43])" office:value-type="float" office:value="60.6434285714286" calcext:value-type="float">
            <text:p>60.643429</text:p>
          </table:table-cell>
          <table:table-cell table:style-name="ce9" table:formula="of:=STDEV([.D37:.D43])" office:value-type="float" office:value="0.132874448437686" calcext:value-type="float">
            <text:p>0.132874</text:p>
          </table:table-cell>
          <table:table-cell table:style-name="ce13"/>
          <table:table-cell table:style-name="ce16"/>
          <table:table-cell table:number-columns-repeated="6"/>
        </table:table-row>
        <table:table-row table:style-name="ro1">
          <table:table-cell office:value-type="float" office:value="44376095180" calcext:value-type="float">
            <text:p>44376095180</text:p>
          </table:table-cell>
          <table:table-cell office:value-type="float" office:value="22499505" calcext:value-type="float">
            <text:p>22499505</text:p>
          </table:table-cell>
          <table:table-cell office:value-type="float" office:value="6820860" calcext:value-type="float">
            <text:p>6820860</text:p>
          </table:table-cell>
          <table:table-cell table:style-name="ce1" office:value-type="float" office:value="60.62" calcext:value-type="float">
            <text:p>60.620</text:p>
          </table:table-cell>
          <table:table-cell table:style-name="ce1" office:value-type="float" office:value="2.208" calcext:value-type="float">
            <text:p>2.208</text:p>
          </table:table-cell>
          <table:table-cell office:value-type="float" office:value="2283172" calcext:value-type="float">
            <text:p>2283172</text:p>
          </table:table-cell>
          <table:table-cell table:formula="of:=[.B41]/[.A41]" office:value-type="float" office:value="0.000507018585315735" calcext:value-type="float">
            <text:p>0.00050702</text:p>
          </table:table-cell>
          <table:table-cell table:formula="of:=[.C41]/[.A41]" office:value-type="float" office:value="0.000153705727652083" calcext:value-type="float">
            <text:p>0.00015371</text:p>
          </table:table-cell>
          <table:table-cell table:style-name="ce5" office:value-type="string" calcext:value-type="string">
            <text:p>System CPU Time (s)</text:p>
          </table:table-cell>
          <table:table-cell table:style-name="ce9" table:formula="of:=AVERAGE([.E37:.E43])" office:value-type="float" office:value="2.18457142857143" calcext:value-type="float">
            <text:p>2.184571</text:p>
          </table:table-cell>
          <table:table-cell table:style-name="ce9" table:formula="of:=STDEV([.E37:.E43])" office:value-type="float" office:value="0.138975845794461" calcext:value-type="float">
            <text:p>0.138976</text:p>
          </table:table-cell>
          <table:table-cell table:style-name="ce13"/>
          <table:table-cell table:style-name="ce16"/>
          <table:table-cell table:number-columns-repeated="6"/>
        </table:table-row>
        <table:table-row table:style-name="ro1">
          <table:table-cell office:value-type="float" office:value="44418007730" calcext:value-type="float">
            <text:p>44418007730</text:p>
          </table:table-cell>
          <table:table-cell office:value-type="float" office:value="22798413" calcext:value-type="float">
            <text:p>22798413</text:p>
          </table:table-cell>
          <table:table-cell office:value-type="float" office:value="6652809" calcext:value-type="float">
            <text:p>6652809</text:p>
          </table:table-cell>
          <table:table-cell table:style-name="ce1" office:value-type="float" office:value="60.436" calcext:value-type="float">
            <text:p>60.436</text:p>
          </table:table-cell>
          <table:table-cell table:style-name="ce1" office:value-type="float" office:value="2.084" calcext:value-type="float">
            <text:p>2.084</text:p>
          </table:table-cell>
          <table:table-cell office:value-type="float" office:value="2101637" calcext:value-type="float">
            <text:p>2101637</text:p>
          </table:table-cell>
          <table:table-cell table:formula="of:=[.B42]/[.A42]" office:value-type="float" office:value="0.000513269598640776" calcext:value-type="float">
            <text:p>0.00051327</text:p>
          </table:table-cell>
          <table:table-cell table:formula="of:=[.C42]/[.A42]" office:value-type="float" office:value="0.000149777293939878" calcext:value-type="float">
            <text:p>0.00014978</text:p>
          </table:table-cell>
          <table:table-cell table:style-name="ce5" office:value-type="string" calcext:value-type="string">
            <text:p>Soft Page Faults</text:p>
          </table:table-cell>
          <table:table-cell table:style-name="ce9" table:formula="of:=AVERAGE([.F37:.F43])" office:value-type="float" office:value="2194045.71428571" calcext:value-type="float">
            <text:p>2194045.714286</text:p>
          </table:table-cell>
          <table:table-cell table:style-name="ce9" table:formula="of:=STDEV([.F37:.F43])" office:value-type="float" office:value="129797.71273115" calcext:value-type="float">
            <text:p>129797.712731</text:p>
          </table:table-cell>
          <table:table-cell table:style-name="ce13"/>
          <table:table-cell table:style-name="ce16"/>
          <table:table-cell table:number-columns-repeated="6"/>
        </table:table-row>
        <table:table-row table:style-name="ro1">
          <table:table-cell office:value-type="float" office:value="44364709777" calcext:value-type="float">
            <text:p>44364709777</text:p>
          </table:table-cell>
          <table:table-cell office:value-type="float" office:value="23296759" calcext:value-type="float">
            <text:p>23296759</text:p>
          </table:table-cell>
          <table:table-cell office:value-type="float" office:value="6854925" calcext:value-type="float">
            <text:p>6854925</text:p>
          </table:table-cell>
          <table:table-cell table:style-name="ce1" office:value-type="float" office:value="60.648" calcext:value-type="float">
            <text:p>60.648</text:p>
          </table:table-cell>
          <table:table-cell table:style-name="ce1" office:value-type="float" office:value="2.424" calcext:value-type="float">
            <text:p>2.424</text:p>
          </table:table-cell>
          <table:table-cell office:value-type="float" office:value="2296950" calcext:value-type="float">
            <text:p>2296950</text:p>
          </table:table-cell>
          <table:table-cell table:formula="of:=[.B43]/[.A43]" office:value-type="float" office:value="0.000525119157030477" calcext:value-type="float">
            <text:p>0.00052512</text:p>
          </table:table-cell>
          <table:table-cell table:formula="of:=[.C43]/[.A43]" office:value-type="float" office:value="0.000154513013484285" calcext:value-type="float">
            <text:p>0.00015451</text:p>
          </table:table-cell>
          <table:table-cell table:style-name="ce6" office:value-type="string" calcext:value-type="string">
            <text:p>File Backed</text:p>
          </table:table-cell>
          <table:table-cell table:style-name="ce10" office:value-type="string" calcext:value-type="string">
            <text:p>Map Shared</text:p>
          </table:table-cell>
          <table:table-cell table:style-name="ce10" office:value-type="string" calcext:value-type="string">
            <text:p>Random</text:p>
          </table:table-cell>
          <table:table-cell table:style-name="ce14"/>
          <table:table-cell table:style-name="ce17"/>
          <table:table-cell table:number-columns-repeated="6"/>
        </table:table-row>
        <table:table-row table:style-name="ro1">
          <table:table-cell office:value-type="float" office:value="44344535251" calcext:value-type="float">
            <text:p>44344535251</text:p>
          </table:table-cell>
          <table:table-cell office:value-type="float" office:value="15961090" calcext:value-type="float">
            <text:p>15961090</text:p>
          </table:table-cell>
          <table:table-cell office:value-type="float" office:value="4199479" calcext:value-type="float">
            <text:p>4199479</text:p>
          </table:table-cell>
          <table:table-cell table:style-name="ce1" office:value-type="float" office:value="58.512" calcext:value-type="float">
            <text:p>58.512</text:p>
          </table:table-cell>
          <table:table-cell table:style-name="ce1" office:value-type="float" office:value="0.56" calcext:value-type="float">
            <text:p>0.560</text:p>
          </table:table-cell>
          <table:table-cell office:value-type="float" office:value="262269" calcext:value-type="float">
            <text:p>262269</text:p>
          </table:table-cell>
          <table:table-cell table:formula="of:=[.B44]/[.A44]" office:value-type="float" office:value="0.000359933640293142" calcext:value-type="float">
            <text:p>0.00035993</text:p>
          </table:table-cell>
          <table:table-cell table:formula="of:=[.C44]/[.A44]" office:value-type="float" office:value="0.0000947011616252151" calcext:value-type="float">
            <text:p>0.00009470</text:p>
          </table:table-cell>
          <table:table-cell table:style-name="ce4" office:value-type="string" calcext:value-type="string">
            <text:p>L1 Cache Read Accesses </text:p>
          </table:table-cell>
          <table:table-cell table:style-name="ce8" table:formula="of:= AVERAGE([.A44:.A50])" office:value-type="float" office:value="44293310836" calcext:value-type="float">
            <text:p>44293310836.000000</text:p>
          </table:table-cell>
          <table:table-cell table:style-name="ce8" table:formula="of:=STDEV([.A44:.A50])" office:value-type="float" office:value="66201506.1789102" calcext:value-type="float">
            <text:p>66201506.178910</text:p>
          </table:table-cell>
          <table:table-cell table:style-name="ce12" table:formula="of:=AVERAGE([.G44:.G50])" office:value-type="float" office:value="0.000373220483589507" calcext:value-type="float">
            <text:p>0.0003732</text:p>
          </table:table-cell>
          <table:table-cell table:style-name="ce15" table:formula="of:=AVERAGE([.H44:.H50])" office:value-type="float" office:value="0.0000961811265220632" calcext:value-type="float">
            <text:p>0.0000962</text:p>
          </table:table-cell>
          <table:table-cell table:number-columns-repeated="6"/>
        </table:table-row>
        <table:table-row table:style-name="ro1">
          <table:table-cell office:value-type="float" office:value="44268112386" calcext:value-type="float">
            <text:p>44268112386</text:p>
          </table:table-cell>
          <table:table-cell office:value-type="float" office:value="16607064" calcext:value-type="float">
            <text:p>16607064</text:p>
          </table:table-cell>
          <table:table-cell office:value-type="float" office:value="4256680" calcext:value-type="float">
            <text:p>4256680</text:p>
          </table:table-cell>
          <table:table-cell table:style-name="ce1" office:value-type="float" office:value="59.024" calcext:value-type="float">
            <text:p>59.024</text:p>
          </table:table-cell>
          <table:table-cell table:style-name="ce1" office:value-type="float" office:value="0.588" calcext:value-type="float">
            <text:p>0.588</text:p>
          </table:table-cell>
          <table:table-cell office:value-type="float" office:value="262268" calcext:value-type="float">
            <text:p>262268</text:p>
          </table:table-cell>
          <table:table-cell table:formula="of:=[.B45]/[.A45]" office:value-type="float" office:value="0.000375147326255819" calcext:value-type="float">
            <text:p>0.00037515</text:p>
          </table:table-cell>
          <table:table-cell table:formula="of:=[.C45]/[.A45]" office:value-type="float" office:value="0.0000961567993431361" calcext:value-type="float">
            <text:p>0.00009616</text:p>
          </table:table-cell>
          <table:table-cell table:style-name="ce5" office:value-type="string" calcext:value-type="string">
            <text:p>L1 Cache Read Misses</text:p>
          </table:table-cell>
          <table:table-cell table:style-name="ce9" table:formula="of:=AVERAGE([.B44:.B50])" office:value-type="float" office:value="16531039.4285714" calcext:value-type="float">
            <text:p>16531039.428571</text:p>
          </table:table-cell>
          <table:table-cell table:style-name="ce9" table:formula="of:=STDEV([.B44:.B50])" office:value-type="float" office:value="287596.55021103" calcext:value-type="float">
            <text:p>287596.550211</text:p>
          </table:table-cell>
          <table:table-cell table:style-name="ce13"/>
          <table:table-cell table:style-name="ce16"/>
          <table:table-cell table:number-columns-repeated="6"/>
        </table:table-row>
        <table:table-row table:style-name="ro1">
          <table:table-cell office:value-type="float" office:value="44335259024" calcext:value-type="float">
            <text:p>44335259024</text:p>
          </table:table-cell>
          <table:table-cell office:value-type="float" office:value="16678740" calcext:value-type="float">
            <text:p>16678740</text:p>
          </table:table-cell>
          <table:table-cell office:value-type="float" office:value="4273668" calcext:value-type="float">
            <text:p>4273668</text:p>
          </table:table-cell>
          <table:table-cell table:style-name="ce1" office:value-type="float" office:value="59.24" calcext:value-type="float">
            <text:p>59.240</text:p>
          </table:table-cell>
          <table:table-cell table:style-name="ce1" office:value-type="float" office:value="0.58" calcext:value-type="float">
            <text:p>0.580</text:p>
          </table:table-cell>
          <table:table-cell office:value-type="float" office:value="262269" calcext:value-type="float">
            <text:p>262269</text:p>
          </table:table-cell>
          <table:table-cell table:formula="of:=[.B46]/[.A46]" office:value-type="float" office:value="0.000376195839771034" calcext:value-type="float">
            <text:p>0.00037620</text:p>
          </table:table-cell>
          <table:table-cell table:formula="of:=[.C46]/[.A46]" office:value-type="float" office:value="0.0000963943392703883" calcext:value-type="float">
            <text:p>0.00009639</text:p>
          </table:table-cell>
          <table:table-cell table:style-name="ce5" office:value-type="string" calcext:value-type="string">
            <text:p>DTLB Misses</text:p>
          </table:table-cell>
          <table:table-cell table:style-name="ce9" table:formula="of:=AVERAGE([.C44:.C50])" office:value-type="float" office:value="4260169.85714286" calcext:value-type="float">
            <text:p>4260169.857143</text:p>
          </table:table-cell>
          <table:table-cell table:style-name="ce9" table:formula="of:=STDEV([.C44:.C50])" office:value-type="float" office:value="28558.6994768586" calcext:value-type="float">
            <text:p>28558.699477</text:p>
          </table:table-cell>
          <table:table-cell table:style-name="ce13"/>
          <table:table-cell table:style-name="ce16"/>
          <table:table-cell table:number-columns-repeated="6"/>
        </table:table-row>
        <table:table-row table:style-name="ro1">
          <table:table-cell office:value-type="float" office:value="44286805056" calcext:value-type="float">
            <text:p>44286805056</text:p>
          </table:table-cell>
          <table:table-cell office:value-type="float" office:value="16678865" calcext:value-type="float">
            <text:p>16678865</text:p>
          </table:table-cell>
          <table:table-cell office:value-type="float" office:value="4268602" calcext:value-type="float">
            <text:p>4268602</text:p>
          </table:table-cell>
          <table:table-cell table:style-name="ce1" office:value-type="float" office:value="59.22" calcext:value-type="float">
            <text:p>59.220</text:p>
          </table:table-cell>
          <table:table-cell table:style-name="ce1" office:value-type="float" office:value="0.628" calcext:value-type="float">
            <text:p>0.628</text:p>
          </table:table-cell>
          <table:table-cell office:value-type="float" office:value="262268" calcext:value-type="float">
            <text:p>262268</text:p>
          </table:table-cell>
          <table:table-cell table:formula="of:=[.B47]/[.A47]" office:value-type="float" office:value="0.000376610256235685" calcext:value-type="float">
            <text:p>0.00037661</text:p>
          </table:table-cell>
          <table:table-cell table:formula="of:=[.C47]/[.A47]" office:value-type="float" office:value="0.000096385413095445" calcext:value-type="float">
            <text:p>0.00009639</text:p>
          </table:table-cell>
          <table:table-cell table:style-name="ce5" office:value-type="string" calcext:value-type="string">
            <text:p>User CPU Time (s)</text:p>
          </table:table-cell>
          <table:table-cell table:style-name="ce9" table:formula="of:=AVERAGE([.D44:.D50])" office:value-type="float" office:value="59.0977142857143" calcext:value-type="float">
            <text:p>59.097714</text:p>
          </table:table-cell>
          <table:table-cell table:style-name="ce9" table:formula="of:=STDEV([.D44:.D50])" office:value-type="float" office:value="0.26962548982228" calcext:value-type="float">
            <text:p>0.269625</text:p>
          </table:table-cell>
          <table:table-cell table:style-name="ce13"/>
          <table:table-cell table:style-name="ce16"/>
          <table:table-cell table:number-columns-repeated="6"/>
        </table:table-row>
        <table:table-row table:style-name="ro1">
          <table:table-cell office:value-type="float" office:value="44388205331" calcext:value-type="float">
            <text:p>44388205331</text:p>
          </table:table-cell>
          <table:table-cell office:value-type="float" office:value="16586984" calcext:value-type="float">
            <text:p>16586984</text:p>
          </table:table-cell>
          <table:table-cell office:value-type="float" office:value="4289309" calcext:value-type="float">
            <text:p>4289309</text:p>
          </table:table-cell>
          <table:table-cell table:style-name="ce1" office:value-type="float" office:value="59.22" calcext:value-type="float">
            <text:p>59.220</text:p>
          </table:table-cell>
          <table:table-cell table:style-name="ce1" office:value-type="float" office:value="0.62" calcext:value-type="float">
            <text:p>0.620</text:p>
          </table:table-cell>
          <table:table-cell office:value-type="float" office:value="262269" calcext:value-type="float">
            <text:p>262269</text:p>
          </table:table-cell>
          <table:table-cell table:formula="of:=[.B48]/[.A48]" office:value-type="float" office:value="0.000373679987201824" calcext:value-type="float">
            <text:p>0.00037368</text:p>
          </table:table-cell>
          <table:table-cell table:formula="of:=[.C48]/[.A48]" office:value-type="float" office:value="0.0000966317283615072" calcext:value-type="float">
            <text:p>0.00009663</text:p>
          </table:table-cell>
          <table:table-cell table:style-name="ce5" office:value-type="string" calcext:value-type="string">
            <text:p>System CPU Time (s)</text:p>
          </table:table-cell>
          <table:table-cell table:style-name="ce9" table:formula="of:=AVERAGE([.E44:.E50])" office:value-type="float" office:value="0.603428571428571" calcext:value-type="float">
            <text:p>0.603429</text:p>
          </table:table-cell>
          <table:table-cell table:style-name="ce9" table:formula="of:=STDEV([.E44:.E50])" office:value-type="float" office:value="0.0274642624930238" calcext:value-type="float">
            <text:p>0.027464</text:p>
          </table:table-cell>
          <table:table-cell table:style-name="ce13"/>
          <table:table-cell table:style-name="ce16"/>
          <table:table-cell table:number-columns-repeated="6"/>
        </table:table-row>
        <table:table-row table:style-name="ro1">
          <table:table-cell office:value-type="float" office:value="44213498471" calcext:value-type="float">
            <text:p>44213498471</text:p>
          </table:table-cell>
          <table:table-cell office:value-type="float" office:value="16369131" calcext:value-type="float">
            <text:p>16369131</text:p>
          </table:table-cell>
          <table:table-cell office:value-type="float" office:value="4268927" calcext:value-type="float">
            <text:p>4268927</text:p>
          </table:table-cell>
          <table:table-cell table:style-name="ce1" office:value-type="float" office:value="59.248" calcext:value-type="float">
            <text:p>59.248</text:p>
          </table:table-cell>
          <table:table-cell table:style-name="ce1" office:value-type="float" office:value="0.616" calcext:value-type="float">
            <text:p>0.616</text:p>
          </table:table-cell>
          <table:table-cell office:value-type="float" office:value="262269" calcext:value-type="float">
            <text:p>262269</text:p>
          </table:table-cell>
          <table:table-cell table:formula="of:=[.B49]/[.A49]" office:value-type="float" office:value="0.000370229264050133" calcext:value-type="float">
            <text:p>0.00037023</text:p>
          </table:table-cell>
          <table:table-cell table:formula="of:=[.C49]/[.A49]" office:value-type="float" office:value="0.0000965525721245521" calcext:value-type="float">
            <text:p>0.00009655</text:p>
          </table:table-cell>
          <table:table-cell table:style-name="ce5" office:value-type="string" calcext:value-type="string">
            <text:p>Soft Page Faults</text:p>
          </table:table-cell>
          <table:table-cell table:style-name="ce9" table:formula="of:=AVERAGE([.F44:.F50])" office:value-type="float" office:value="262268.714285714" calcext:value-type="float">
            <text:p>262268.714286</text:p>
          </table:table-cell>
          <table:table-cell table:style-name="ce9" table:formula="of:=STDEV([.F44:.F50])" office:value-type="float" office:value="0.487950036474267" calcext:value-type="float">
            <text:p>0.487950</text:p>
          </table:table-cell>
          <table:table-cell table:style-name="ce13"/>
          <table:table-cell table:style-name="ce16"/>
          <table:table-cell table:number-columns-repeated="6"/>
        </table:table-row>
        <table:table-row table:style-name="ro1">
          <table:table-cell office:value-type="float" office:value="44216760333" calcext:value-type="float">
            <text:p>44216760333</text:p>
          </table:table-cell>
          <table:table-cell office:value-type="float" office:value="16835402" calcext:value-type="float">
            <text:p>16835402</text:p>
          </table:table-cell>
          <table:table-cell office:value-type="float" office:value="4264524" calcext:value-type="float">
            <text:p>4264524</text:p>
          </table:table-cell>
          <table:table-cell table:style-name="ce1" office:value-type="float" office:value="59.22" calcext:value-type="float">
            <text:p>59.220</text:p>
          </table:table-cell>
          <table:table-cell table:style-name="ce1" office:value-type="float" office:value="0.632" calcext:value-type="float">
            <text:p>0.632</text:p>
          </table:table-cell>
          <table:table-cell office:value-type="float" office:value="262269" calcext:value-type="float">
            <text:p>262269</text:p>
          </table:table-cell>
          <table:table-cell table:formula="of:=[.B50]/[.A50]" office:value-type="float" office:value="0.000380747071318912" calcext:value-type="float">
            <text:p>0.00038075</text:p>
          </table:table-cell>
          <table:table-cell table:formula="of:=[.C50]/[.A50]" office:value-type="float" office:value="0.0000964458718341987" calcext:value-type="float">
            <text:p>0.00009645</text:p>
          </table:table-cell>
          <table:table-cell table:style-name="ce6" office:value-type="string" calcext:value-type="string">
            <text:p>File Backed</text:p>
          </table:table-cell>
          <table:table-cell table:style-name="ce10" office:value-type="string" calcext:value-type="string">
            <text:p>Map Private</text:p>
          </table:table-cell>
          <table:table-cell table:style-name="ce10" office:value-type="string" calcext:value-type="string">
            <text:p>Sequential</text:p>
          </table:table-cell>
          <table:table-cell table:style-name="ce14" office:value-type="string" calcext:value-type="string">
            <text:p>Map Populate</text:p>
          </table:table-cell>
          <table:table-cell table:style-name="ce17"/>
          <table:table-cell table:number-columns-repeated="6"/>
        </table:table-row>
        <table:table-row table:style-name="ro1">
          <table:table-cell office:value-type="float" office:value="44439963195" calcext:value-type="float">
            <text:p>44439963195</text:p>
          </table:table-cell>
          <table:table-cell office:value-type="float" office:value="20540677" calcext:value-type="float">
            <text:p>20540677</text:p>
          </table:table-cell>
          <table:table-cell office:value-type="float" office:value="4799717" calcext:value-type="float">
            <text:p>4799717</text:p>
          </table:table-cell>
          <table:table-cell table:style-name="ce1" office:value-type="float" office:value="59.412" calcext:value-type="float">
            <text:p>59.412</text:p>
          </table:table-cell>
          <table:table-cell table:style-name="ce1" office:value-type="float" office:value="0.632" calcext:value-type="float">
            <text:p>0.632</text:p>
          </table:table-cell>
          <table:table-cell office:value-type="float" office:value="262269" calcext:value-type="float">
            <text:p>262269</text:p>
          </table:table-cell>
          <table:table-cell table:formula="of:=[.B51]/[.A51]" office:value-type="float" office:value="0.000462211836447044" calcext:value-type="float">
            <text:p>0.00046221</text:p>
          </table:table-cell>
          <table:table-cell table:formula="of:=[.C51]/[.A51]" office:value-type="float" office:value="0.000108004522392134" calcext:value-type="float">
            <text:p>0.00010800</text:p>
          </table:table-cell>
          <table:table-cell table:style-name="ce4" office:value-type="string" calcext:value-type="string">
            <text:p>L1 Cache Read Accesses </text:p>
          </table:table-cell>
          <table:table-cell table:style-name="ce8" table:formula="of:= AVERAGE([.A51:.A57])" office:value-type="float" office:value="44319191859.8571" calcext:value-type="float">
            <text:p>44319191859.857100</text:p>
          </table:table-cell>
          <table:table-cell table:style-name="ce8" table:formula="of:=STDEV([.A51:.A57])" office:value-type="float" office:value="69029914.6541492" calcext:value-type="float">
            <text:p>69029914.654149</text:p>
          </table:table-cell>
          <table:table-cell table:style-name="ce12" table:formula="of:=AVERAGE([.G51:.G57])" office:value-type="float" office:value="0.000466841577554652" calcext:value-type="float">
            <text:p>0.0004668</text:p>
          </table:table-cell>
          <table:table-cell table:style-name="ce15" table:formula="of:=AVERAGE([.H51:.H57])" office:value-type="float" office:value="0.000107871534129622" calcext:value-type="float">
            <text:p>0.0001079</text:p>
          </table:table-cell>
          <table:table-cell table:number-columns-repeated="6"/>
        </table:table-row>
        <table:table-row table:style-name="ro1">
          <table:table-cell office:value-type="float" office:value="44364778077" calcext:value-type="float">
            <text:p>44364778077</text:p>
          </table:table-cell>
          <table:table-cell office:value-type="float" office:value="21428622" calcext:value-type="float">
            <text:p>21428622</text:p>
          </table:table-cell>
          <table:table-cell office:value-type="float" office:value="4785035" calcext:value-type="float">
            <text:p>4785035</text:p>
          </table:table-cell>
          <table:table-cell table:style-name="ce1" office:value-type="float" office:value="59.456" calcext:value-type="float">
            <text:p>59.456</text:p>
          </table:table-cell>
          <table:table-cell table:style-name="ce1" office:value-type="float" office:value="0.608" calcext:value-type="float">
            <text:p>0.608</text:p>
          </table:table-cell>
          <table:table-cell office:value-type="float" office:value="262268" calcext:value-type="float">
            <text:p>262268</text:p>
          </table:table-cell>
          <table:table-cell table:formula="of:=[.B52]/[.A52]" office:value-type="float" office:value="0.000483009786790959" calcext:value-type="float">
            <text:p>0.00048301</text:p>
          </table:table-cell>
          <table:table-cell table:formula="of:=[.C52]/[.A52]" office:value-type="float" office:value="0.000107856619764784" calcext:value-type="float">
            <text:p>0.00010786</text:p>
          </table:table-cell>
          <table:table-cell table:style-name="ce5" office:value-type="string" calcext:value-type="string">
            <text:p>L1 Cache Read Misses</text:p>
          </table:table-cell>
          <table:table-cell table:style-name="ce9" table:formula="of:=AVERAGE([.B51:.B57])" office:value-type="float" office:value="20690144.4285714" calcext:value-type="float">
            <text:p>20690144.428571</text:p>
          </table:table-cell>
          <table:table-cell table:style-name="ce9" table:formula="of:=STDEV([.B51:.B57])" office:value-type="float" office:value="354710.070649658" calcext:value-type="float">
            <text:p>354710.070650</text:p>
          </table:table-cell>
          <table:table-cell table:style-name="ce13"/>
          <table:table-cell table:style-name="ce16"/>
          <table:table-cell table:number-columns-repeated="6"/>
        </table:table-row>
        <table:table-row table:style-name="ro1">
          <table:table-cell office:value-type="float" office:value="44349505764" calcext:value-type="float">
            <text:p>44349505764</text:p>
          </table:table-cell>
          <table:table-cell office:value-type="float" office:value="20744926" calcext:value-type="float">
            <text:p>20744926</text:p>
          </table:table-cell>
          <table:table-cell office:value-type="float" office:value="4802531" calcext:value-type="float">
            <text:p>4802531</text:p>
          </table:table-cell>
          <table:table-cell table:style-name="ce1" office:value-type="float" office:value="59.616" calcext:value-type="float">
            <text:p>59.616</text:p>
          </table:table-cell>
          <table:table-cell table:style-name="ce1" office:value-type="float" office:value="0.588" calcext:value-type="float">
            <text:p>0.588</text:p>
          </table:table-cell>
          <table:table-cell office:value-type="float" office:value="262267" calcext:value-type="float">
            <text:p>262267</text:p>
          </table:table-cell>
          <table:table-cell table:formula="of:=[.B53]/[.A53]" office:value-type="float" office:value="0.000467760026693226" calcext:value-type="float">
            <text:p>0.00046776</text:p>
          </table:table-cell>
          <table:table-cell table:formula="of:=[.C53]/[.A53]" office:value-type="float" office:value="0.000108288264260622" calcext:value-type="float">
            <text:p>0.00010829</text:p>
          </table:table-cell>
          <table:table-cell table:style-name="ce5" office:value-type="string" calcext:value-type="string">
            <text:p>DTLB Misses</text:p>
          </table:table-cell>
          <table:table-cell table:style-name="ce9" table:formula="of:=AVERAGE([.C51:.C57])" office:value-type="float" office:value="4780781.28571429" calcext:value-type="float">
            <text:p>4780781.285714</text:p>
          </table:table-cell>
          <table:table-cell table:style-name="ce9" table:formula="of:=STDEV([.C51:.C57])" office:value-type="float" office:value="27214.7241685715" calcext:value-type="float">
            <text:p>27214.724169</text:p>
          </table:table-cell>
          <table:table-cell table:style-name="ce13"/>
          <table:table-cell table:style-name="ce16"/>
          <table:table-cell table:number-columns-repeated="6"/>
        </table:table-row>
        <table:table-row table:style-name="ro1">
          <table:table-cell office:value-type="float" office:value="44267264329" calcext:value-type="float">
            <text:p>44267264329</text:p>
          </table:table-cell>
          <table:table-cell office:value-type="float" office:value="20760516" calcext:value-type="float">
            <text:p>20760516</text:p>
          </table:table-cell>
          <table:table-cell office:value-type="float" office:value="4796404" calcext:value-type="float">
            <text:p>4796404</text:p>
          </table:table-cell>
          <table:table-cell table:style-name="ce1" office:value-type="float" office:value="59.52" calcext:value-type="float">
            <text:p>59.520</text:p>
          </table:table-cell>
          <table:table-cell table:style-name="ce1" office:value-type="float" office:value="0.604" calcext:value-type="float">
            <text:p>0.604</text:p>
          </table:table-cell>
          <table:table-cell office:value-type="float" office:value="262270" calcext:value-type="float">
            <text:p>262270</text:p>
          </table:table-cell>
          <table:table-cell table:formula="of:=[.B54]/[.A54]" office:value-type="float" office:value="0.000468981228333994" calcext:value-type="float">
            <text:p>0.00046898</text:p>
          </table:table-cell>
          <table:table-cell table:formula="of:=[.C54]/[.A54]" office:value-type="float" office:value="0.000108351037108426" calcext:value-type="float">
            <text:p>0.00010835</text:p>
          </table:table-cell>
          <table:table-cell table:style-name="ce5" office:value-type="string" calcext:value-type="string">
            <text:p>User CPU Time (s)</text:p>
          </table:table-cell>
          <table:table-cell table:style-name="ce9" table:formula="of:=AVERAGE([.D51:.D57])" office:value-type="float" office:value="59.3862857142857" calcext:value-type="float">
            <text:p>59.386286</text:p>
          </table:table-cell>
          <table:table-cell table:style-name="ce9" table:formula="of:=STDEV([.D51:.D57])" office:value-type="float" office:value="0.204520344779123" calcext:value-type="float">
            <text:p>0.204520</text:p>
          </table:table-cell>
          <table:table-cell table:style-name="ce13"/>
          <table:table-cell table:style-name="ce16"/>
          <table:table-cell table:number-columns-repeated="6"/>
        </table:table-row>
        <table:table-row table:style-name="ro1">
          <table:table-cell office:value-type="float" office:value="44262989477" calcext:value-type="float">
            <text:p>44262989477</text:p>
          </table:table-cell>
          <table:table-cell office:value-type="float" office:value="20424677" calcext:value-type="float">
            <text:p>20424677</text:p>
          </table:table-cell>
          <table:table-cell office:value-type="float" office:value="4754253" calcext:value-type="float">
            <text:p>4754253</text:p>
          </table:table-cell>
          <table:table-cell table:style-name="ce1" office:value-type="float" office:value="59.18" calcext:value-type="float">
            <text:p>59.180</text:p>
          </table:table-cell>
          <table:table-cell table:style-name="ce1" office:value-type="float" office:value="0.58" calcext:value-type="float">
            <text:p>0.580</text:p>
          </table:table-cell>
          <table:table-cell office:value-type="float" office:value="262268" calcext:value-type="float">
            <text:p>262268</text:p>
          </table:table-cell>
          <table:table-cell table:formula="of:=[.B55]/[.A55]" office:value-type="float" office:value="0.000461439167153703" calcext:value-type="float">
            <text:p>0.00046144</text:p>
          </table:table-cell>
          <table:table-cell table:formula="of:=[.C55]/[.A55]" office:value-type="float" office:value="0.000107409216055558" calcext:value-type="float">
            <text:p>0.00010741</text:p>
          </table:table-cell>
          <table:table-cell table:style-name="ce5" office:value-type="string" calcext:value-type="string">
            <text:p>System CPU Time (s)</text:p>
          </table:table-cell>
          <table:table-cell table:style-name="ce9" table:formula="of:=AVERAGE([.E51:.E57])" office:value-type="float" office:value="0.595428571428571" calcext:value-type="float">
            <text:p>0.595429</text:p>
          </table:table-cell>
          <table:table-cell table:style-name="ce9" table:formula="of:=STDEV([.E51:.E57])" office:value-type="float" office:value="0.0282303450377848" calcext:value-type="float">
            <text:p>0.028230</text:p>
          </table:table-cell>
          <table:table-cell table:style-name="ce13"/>
          <table:table-cell table:style-name="ce16"/>
          <table:table-cell table:number-columns-repeated="6"/>
        </table:table-row>
        <table:table-row table:style-name="ro1">
          <table:table-cell office:value-type="float" office:value="44299750956" calcext:value-type="float">
            <text:p>44299750956</text:p>
          </table:table-cell>
          <table:table-cell office:value-type="float" office:value="20402017" calcext:value-type="float">
            <text:p>20402017</text:p>
          </table:table-cell>
          <table:table-cell office:value-type="float" office:value="4731615" calcext:value-type="float">
            <text:p>4731615</text:p>
          </table:table-cell>
          <table:table-cell table:style-name="ce1" office:value-type="float" office:value="59.036" calcext:value-type="float">
            <text:p>59.036</text:p>
          </table:table-cell>
          <table:table-cell table:style-name="ce1" office:value-type="float" office:value="0.544" calcext:value-type="float">
            <text:p>0.544</text:p>
          </table:table-cell>
          <table:table-cell office:value-type="float" office:value="262269" calcext:value-type="float">
            <text:p>262269</text:p>
          </table:table-cell>
          <table:table-cell table:formula="of:=[.B56]/[.A56]" office:value-type="float" office:value="0.00046054473354182" calcext:value-type="float">
            <text:p>0.00046054</text:p>
          </table:table-cell>
          <table:table-cell table:formula="of:=[.C56]/[.A56]" office:value-type="float" office:value="0.000106809065466296" calcext:value-type="float">
            <text:p>0.00010681</text:p>
          </table:table-cell>
          <table:table-cell table:style-name="ce5" office:value-type="string" calcext:value-type="string">
            <text:p>Soft Page Faults</text:p>
          </table:table-cell>
          <table:table-cell table:style-name="ce9" table:formula="of:=AVERAGE([.F51:.F57])" office:value-type="float" office:value="262268.285714286" calcext:value-type="float">
            <text:p>262268.285714</text:p>
          </table:table-cell>
          <table:table-cell table:style-name="ce9" table:formula="of:=STDEV([.F51:.F57])" office:value-type="float" office:value="1.11269728052837" calcext:value-type="float">
            <text:p>1.112697</text:p>
          </table:table-cell>
          <table:table-cell table:style-name="ce13"/>
          <table:table-cell table:style-name="ce16"/>
          <table:table-cell table:number-columns-repeated="6"/>
        </table:table-row>
        <table:table-row table:style-name="ro1">
          <table:table-cell office:value-type="float" office:value="44250091221" calcext:value-type="float">
            <text:p>44250091221</text:p>
          </table:table-cell>
          <table:table-cell office:value-type="float" office:value="20529576" calcext:value-type="float">
            <text:p>20529576</text:p>
          </table:table-cell>
          <table:table-cell office:value-type="float" office:value="4795914" calcext:value-type="float">
            <text:p>4795914</text:p>
          </table:table-cell>
          <table:table-cell table:style-name="ce1" office:value-type="float" office:value="59.484" calcext:value-type="float">
            <text:p>59.484</text:p>
          </table:table-cell>
          <table:table-cell table:style-name="ce1" office:value-type="float" office:value="0.612" calcext:value-type="float">
            <text:p>0.612</text:p>
          </table:table-cell>
          <table:table-cell office:value-type="float" office:value="262267" calcext:value-type="float">
            <text:p>262267</text:p>
          </table:table-cell>
          <table:table-cell table:formula="of:=[.B57]/[.A57]" office:value-type="float" office:value="0.000463944263921815" calcext:value-type="float">
            <text:p>0.00046394</text:p>
          </table:table-cell>
          <table:table-cell table:formula="of:=[.C57]/[.A57]" office:value-type="float" office:value="0.000108382013859533" calcext:value-type="float">
            <text:p>0.00010838</text:p>
          </table:table-cell>
          <table:table-cell table:style-name="ce6" office:value-type="string" calcext:value-type="string">
            <text:p>File Backed</text:p>
          </table:table-cell>
          <table:table-cell table:style-name="ce10" office:value-type="string" calcext:value-type="string">
            <text:p>Map Private</text:p>
          </table:table-cell>
          <table:table-cell table:style-name="ce10" office:value-type="string" calcext:value-type="string">
            <text:p>Random</text:p>
          </table:table-cell>
          <table:table-cell table:style-name="ce14" office:value-type="string" calcext:value-type="string">
            <text:p>Map Populate</text:p>
          </table:table-cell>
          <table:table-cell table:style-name="ce17"/>
          <table:table-cell table:number-columns-repeated="6"/>
        </table:table-row>
        <table:table-row table:style-name="ro1">
          <table:table-cell office:value-type="float" office:value="44349324450" calcext:value-type="float">
            <text:p>44349324450</text:p>
          </table:table-cell>
          <table:table-cell office:value-type="float" office:value="16772935" calcext:value-type="float">
            <text:p>16772935</text:p>
          </table:table-cell>
          <table:table-cell office:value-type="float" office:value="4280657" calcext:value-type="float">
            <text:p>4280657</text:p>
          </table:table-cell>
          <table:table-cell table:style-name="ce1" office:value-type="float" office:value="59.584" calcext:value-type="float">
            <text:p>59.584</text:p>
          </table:table-cell>
          <table:table-cell table:style-name="ce1" office:value-type="float" office:value="0.604" calcext:value-type="float">
            <text:p>0.604</text:p>
          </table:table-cell>
          <table:table-cell office:value-type="float" office:value="262269" calcext:value-type="float">
            <text:p>262269</text:p>
          </table:table-cell>
          <table:table-cell table:formula="of:=[.B58]/[.A58]" office:value-type="float" office:value="0.000378200462081672" calcext:value-type="float">
            <text:p>0.00037820</text:p>
          </table:table-cell>
          <table:table-cell table:formula="of:=[.C58]/[.A58]" office:value-type="float" office:value="0.0000965213574972504" calcext:value-type="float">
            <text:p>0.00009652</text:p>
          </table:table-cell>
          <table:table-cell table:style-name="ce4" office:value-type="string" calcext:value-type="string">
            <text:p>L1 Cache Read Accesses </text:p>
          </table:table-cell>
          <table:table-cell table:style-name="ce8" table:formula="of:= AVERAGE([.A58:.A64])" office:value-type="float" office:value="44306029356.1429" calcext:value-type="float">
            <text:p>44306029356.142900</text:p>
          </table:table-cell>
          <table:table-cell table:style-name="ce8" table:formula="of:=STDEV([.A58:.A64])" office:value-type="float" office:value="64406860.0243241" calcext:value-type="float">
            <text:p>64406860.024324</text:p>
          </table:table-cell>
          <table:table-cell table:style-name="ce12" table:formula="of:=AVERAGE([.G58:.G64])" office:value-type="float" office:value="0.00037098293695838" calcext:value-type="float">
            <text:p>0.0003710</text:p>
          </table:table-cell>
          <table:table-cell table:style-name="ce15" table:formula="of:=AVERAGE([.H58:.H64])" office:value-type="float" office:value="0.0000960926334201197" calcext:value-type="float">
            <text:p>0.0000961</text:p>
          </table:table-cell>
          <table:table-cell table:number-columns-repeated="6"/>
        </table:table-row>
        <table:table-row table:style-name="ro1">
          <table:table-cell office:value-type="float" office:value="44334529296" calcext:value-type="float">
            <text:p>44334529296</text:p>
          </table:table-cell>
          <table:table-cell office:value-type="float" office:value="16511574" calcext:value-type="float">
            <text:p>16511574</text:p>
          </table:table-cell>
          <table:table-cell office:value-type="float" office:value="4269277" calcext:value-type="float">
            <text:p>4269277</text:p>
          </table:table-cell>
          <table:table-cell table:style-name="ce1" office:value-type="float" office:value="59.528" calcext:value-type="float">
            <text:p>59.528</text:p>
          </table:table-cell>
          <table:table-cell table:style-name="ce1" office:value-type="float" office:value="0.68" calcext:value-type="float">
            <text:p>0.680</text:p>
          </table:table-cell>
          <table:table-cell office:value-type="float" office:value="262270" calcext:value-type="float">
            <text:p>262270</text:p>
          </table:table-cell>
          <table:table-cell table:formula="of:=[.B59]/[.A59]" office:value-type="float" office:value="0.000372431471861589" calcext:value-type="float">
            <text:p>0.00037243</text:p>
          </table:table-cell>
          <table:table-cell table:formula="of:=[.C59]/[.A59]" office:value-type="float" office:value="0.0000962968834403569" calcext:value-type="float">
            <text:p>0.00009630</text:p>
          </table:table-cell>
          <table:table-cell table:style-name="ce5" office:value-type="string" calcext:value-type="string">
            <text:p>L1 Cache Read Misses</text:p>
          </table:table-cell>
          <table:table-cell table:style-name="ce9" table:formula="of:=AVERAGE([.B58:.B64])" office:value-type="float" office:value="16436755.5714286" calcext:value-type="float">
            <text:p>16436755.571429</text:p>
          </table:table-cell>
          <table:table-cell table:style-name="ce9" table:formula="of:=STDEV([.B58:.B64])" office:value-type="float" office:value="235814.372073217" calcext:value-type="float">
            <text:p>235814.372073</text:p>
          </table:table-cell>
          <table:table-cell table:style-name="ce13"/>
          <table:table-cell table:style-name="ce16"/>
          <table:table-cell table:number-columns-repeated="6"/>
        </table:table-row>
        <table:table-row table:style-name="ro1">
          <table:table-cell office:value-type="float" office:value="44200932365" calcext:value-type="float">
            <text:p>44200932365</text:p>
          </table:table-cell>
          <table:table-cell office:value-type="float" office:value="16461600" calcext:value-type="float">
            <text:p>16461600</text:p>
          </table:table-cell>
          <table:table-cell office:value-type="float" office:value="4264133" calcext:value-type="float">
            <text:p>4264133</text:p>
          </table:table-cell>
          <table:table-cell table:style-name="ce1" office:value-type="float" office:value="59.444" calcext:value-type="float">
            <text:p>59.444</text:p>
          </table:table-cell>
          <table:table-cell table:style-name="ce1" office:value-type="float" office:value="0.636" calcext:value-type="float">
            <text:p>0.636</text:p>
          </table:table-cell>
          <table:table-cell office:value-type="float" office:value="262269" calcext:value-type="float">
            <text:p>262269</text:p>
          </table:table-cell>
          <table:table-cell table:formula="of:=[.B60]/[.A60]" office:value-type="float" office:value="0.000372426533089038" calcext:value-type="float">
            <text:p>0.00037243</text:p>
          </table:table-cell>
          <table:table-cell table:formula="of:=[.C60]/[.A60]" office:value-type="float" office:value="0.0000964715622916702" calcext:value-type="float">
            <text:p>0.00009647</text:p>
          </table:table-cell>
          <table:table-cell table:style-name="ce5" office:value-type="string" calcext:value-type="string">
            <text:p>DTLB Misses</text:p>
          </table:table-cell>
          <table:table-cell table:style-name="ce9" table:formula="of:=AVERAGE([.C58:.C64])" office:value-type="float" office:value="4257475.57142857" calcext:value-type="float">
            <text:p>4257475.571429</text:p>
          </table:table-cell>
          <table:table-cell table:style-name="ce9" table:formula="of:=STDEV([.C58:.C64])" office:value-type="float" office:value="28433.866021918" calcext:value-type="float">
            <text:p>28433.866022</text:p>
          </table:table-cell>
          <table:table-cell table:style-name="ce13"/>
          <table:table-cell table:style-name="ce16"/>
          <table:table-cell table:number-columns-repeated="6"/>
        </table:table-row>
        <table:table-row table:style-name="ro1">
          <table:table-cell office:value-type="float" office:value="44247304578" calcext:value-type="float">
            <text:p>44247304578</text:p>
          </table:table-cell>
          <table:table-cell office:value-type="float" office:value="16420537" calcext:value-type="float">
            <text:p>16420537</text:p>
          </table:table-cell>
          <table:table-cell office:value-type="float" office:value="4269615" calcext:value-type="float">
            <text:p>4269615</text:p>
          </table:table-cell>
          <table:table-cell table:style-name="ce1" office:value-type="float" office:value="59.456" calcext:value-type="float">
            <text:p>59.456</text:p>
          </table:table-cell>
          <table:table-cell table:style-name="ce1" office:value-type="float" office:value="0.604" calcext:value-type="float">
            <text:p>0.604</text:p>
          </table:table-cell>
          <table:table-cell office:value-type="float" office:value="262268" calcext:value-type="float">
            <text:p>262268</text:p>
          </table:table-cell>
          <table:table-cell table:formula="of:=[.B61]/[.A61]" office:value-type="float" office:value="0.000371108187416333" calcext:value-type="float">
            <text:p>0.00037111</text:p>
          </table:table-cell>
          <table:table-cell table:formula="of:=[.C61]/[.A61]" office:value-type="float" office:value="0.0000964943523841874" calcext:value-type="float">
            <text:p>0.00009649</text:p>
          </table:table-cell>
          <table:table-cell table:style-name="ce5" office:value-type="string" calcext:value-type="string">
            <text:p>User CPU Time (s)</text:p>
          </table:table-cell>
          <table:table-cell table:style-name="ce9" table:formula="of:=AVERAGE([.D58:.D64])" office:value-type="float" office:value="59.3434285714286" calcext:value-type="float">
            <text:p>59.343429</text:p>
          </table:table-cell>
          <table:table-cell table:style-name="ce9" table:formula="of:=STDEV([.D58:.D64])" office:value-type="float" office:value="0.339139527403721" calcext:value-type="float">
            <text:p>0.339140</text:p>
          </table:table-cell>
          <table:table-cell table:style-name="ce13"/>
          <table:table-cell table:style-name="ce16"/>
          <table:table-cell table:number-columns-repeated="6"/>
        </table:table-row>
        <table:table-row table:style-name="ro1">
          <table:table-cell office:value-type="float" office:value="44386743563" calcext:value-type="float">
            <text:p>44386743563</text:p>
          </table:table-cell>
          <table:table-cell office:value-type="float" office:value="16443882" calcext:value-type="float">
            <text:p>16443882</text:p>
          </table:table-cell>
          <table:table-cell office:value-type="float" office:value="4277081" calcext:value-type="float">
            <text:p>4277081</text:p>
          </table:table-cell>
          <table:table-cell table:style-name="ce1" office:value-type="float" office:value="59.556" calcext:value-type="float">
            <text:p>59.556</text:p>
          </table:table-cell>
          <table:table-cell table:style-name="ce1" office:value-type="float" office:value="0.656" calcext:value-type="float">
            <text:p>0.656</text:p>
          </table:table-cell>
          <table:table-cell office:value-type="float" office:value="262268" calcext:value-type="float">
            <text:p>262268</text:p>
          </table:table-cell>
          <table:table-cell table:formula="of:=[.B62]/[.A62]" office:value-type="float" office:value="0.00037046831283445" calcext:value-type="float">
            <text:p>0.00037047</text:p>
          </table:table-cell>
          <table:table-cell table:formula="of:=[.C62]/[.A62]" office:value-type="float" office:value="0.0000963594230319995" calcext:value-type="float">
            <text:p>0.00009636</text:p>
          </table:table-cell>
          <table:table-cell table:style-name="ce5" office:value-type="string" calcext:value-type="string">
            <text:p>System CPU Time (s)</text:p>
          </table:table-cell>
          <table:table-cell table:style-name="ce9" table:formula="of:=AVERAGE([.E58:.E64])" office:value-type="float" office:value="0.618857142857143" calcext:value-type="float">
            <text:p>0.618857</text:p>
          </table:table-cell>
          <table:table-cell table:style-name="ce9" table:formula="of:=STDEV([.E58:.E64])" office:value-type="float" office:value="0.0430016610974839" calcext:value-type="float">
            <text:p>0.043002</text:p>
          </table:table-cell>
          <table:table-cell table:style-name="ce13"/>
          <table:table-cell table:style-name="ce16"/>
          <table:table-cell table:number-columns-repeated="6"/>
        </table:table-row>
        <table:table-row table:style-name="ro1">
          <table:table-cell office:value-type="float" office:value="44287915860" calcext:value-type="float">
            <text:p>44287915860</text:p>
          </table:table-cell>
          <table:table-cell office:value-type="float" office:value="16471420" calcext:value-type="float">
            <text:p>16471420</text:p>
          </table:table-cell>
          <table:table-cell office:value-type="float" office:value="4242061" calcext:value-type="float">
            <text:p>4242061</text:p>
          </table:table-cell>
          <table:table-cell table:style-name="ce1" office:value-type="float" office:value="59.208" calcext:value-type="float">
            <text:p>59.208</text:p>
          </table:table-cell>
          <table:table-cell table:style-name="ce1" office:value-type="float" office:value="0.604" calcext:value-type="float">
            <text:p>0.604</text:p>
          </table:table-cell>
          <table:table-cell office:value-type="float" office:value="262269" calcext:value-type="float">
            <text:p>262269</text:p>
          </table:table-cell>
          <table:table-cell table:formula="of:=[.B63]/[.A63]" office:value-type="float" office:value="0.000371916801234638" calcext:value-type="float">
            <text:p>0.00037192</text:p>
          </table:table-cell>
          <table:table-cell table:formula="of:=[.C63]/[.A63]" office:value-type="float" office:value="0.0000957837125009386" calcext:value-type="float">
            <text:p>0.00009578</text:p>
          </table:table-cell>
          <table:table-cell table:style-name="ce5" office:value-type="string" calcext:value-type="string">
            <text:p>Soft Page Faults</text:p>
          </table:table-cell>
          <table:table-cell table:style-name="ce9" table:formula="of:=AVERAGE([.F58:.F64])" office:value-type="float" office:value="262268.571428571" calcext:value-type="float">
            <text:p>262268.571429</text:p>
          </table:table-cell>
          <table:table-cell table:style-name="ce9" table:formula="of:=STDEV([.F58:.F64])" office:value-type="float" office:value="0.975900072948533" calcext:value-type="float">
            <text:p>0.975900</text:p>
          </table:table-cell>
          <table:table-cell table:style-name="ce13"/>
          <table:table-cell table:style-name="ce16"/>
          <table:table-cell table:number-columns-repeated="6"/>
        </table:table-row>
        <table:table-row table:style-name="ro1">
          <table:table-cell office:value-type="float" office:value="44335455381" calcext:value-type="float">
            <text:p>44335455381</text:p>
          </table:table-cell>
          <table:table-cell office:value-type="float" office:value="15975341" calcext:value-type="float">
            <text:p>15975341</text:p>
          </table:table-cell>
          <table:table-cell office:value-type="float" office:value="4199505" calcext:value-type="float">
            <text:p>4199505</text:p>
          </table:table-cell>
          <table:table-cell table:style-name="ce1" office:value-type="float" office:value="58.628" calcext:value-type="float">
            <text:p>58.628</text:p>
          </table:table-cell>
          <table:table-cell table:style-name="ce1" office:value-type="float" office:value="0.548" calcext:value-type="float">
            <text:p>0.548</text:p>
          </table:table-cell>
          <table:table-cell office:value-type="float" office:value="262267" calcext:value-type="float">
            <text:p>262267</text:p>
          </table:table-cell>
          <table:table-cell table:formula="of:=[.B64]/[.A64]" office:value-type="float" office:value="0.000360328790190937" calcext:value-type="float">
            <text:p>0.00036033</text:p>
          </table:table-cell>
          <table:table-cell table:formula="of:=[.C64]/[.A64]" office:value-type="float" office:value="0.0000947211427944349" calcext:value-type="float">
            <text:p>0.00009472</text:p>
          </table:table-cell>
          <table:table-cell table:style-name="ce6" office:value-type="string" calcext:value-type="string">
            <text:p>File Backed</text:p>
          </table:table-cell>
          <table:table-cell table:style-name="ce10" office:value-type="string" calcext:value-type="string">
            <text:p>Map Private</text:p>
          </table:table-cell>
          <table:table-cell table:style-name="ce10" office:value-type="string" calcext:value-type="string">
            <text:p>Sequential</text:p>
          </table:table-cell>
          <table:table-cell table:style-name="ce14" office:value-type="string" calcext:value-type="string">
            <text:p>Memset</text:p>
          </table:table-cell>
          <table:table-cell table:style-name="ce17"/>
          <table:table-cell table:number-columns-repeated="6"/>
        </table:table-row>
        <table:table-row table:style-name="ro1">
          <table:table-cell office:value-type="float" office:value="44321757718" calcext:value-type="float">
            <text:p>44321757718</text:p>
          </table:table-cell>
          <table:table-cell office:value-type="float" office:value="20194280" calcext:value-type="float">
            <text:p>20194280</text:p>
          </table:table-cell>
          <table:table-cell office:value-type="float" office:value="4716885" calcext:value-type="float">
            <text:p>4716885</text:p>
          </table:table-cell>
          <table:table-cell table:style-name="ce1" office:value-type="float" office:value="59.128" calcext:value-type="float">
            <text:p>59.128</text:p>
          </table:table-cell>
          <table:table-cell table:style-name="ce1" office:value-type="float" office:value="0.508" calcext:value-type="float">
            <text:p>0.508</text:p>
          </table:table-cell>
          <table:table-cell office:value-type="float" office:value="262270" calcext:value-type="float">
            <text:p>262270</text:p>
          </table:table-cell>
          <table:table-cell table:formula="of:=[.B65]/[.A65]" office:value-type="float" office:value="0.000455629041801261" calcext:value-type="float">
            <text:p>0.00045563</text:p>
          </table:table-cell>
          <table:table-cell table:formula="of:=[.C65]/[.A65]" office:value-type="float" office:value="0.000106423689917974" calcext:value-type="float">
            <text:p>0.00010642</text:p>
          </table:table-cell>
          <table:table-cell table:style-name="ce4" office:value-type="string" calcext:value-type="string">
            <text:p>L1 Cache Read Accesses </text:p>
          </table:table-cell>
          <table:table-cell table:style-name="ce8" table:formula="of:= AVERAGE([.A65:.A71])" office:value-type="float" office:value="44311018191.1429" calcext:value-type="float">
            <text:p>44311018191.142900</text:p>
          </table:table-cell>
          <table:table-cell table:style-name="ce8" table:formula="of:=STDEV([.A65:.A71])" office:value-type="float" office:value="62814654.8704855" calcext:value-type="float">
            <text:p>62814654.870486</text:p>
          </table:table-cell>
          <table:table-cell table:style-name="ce12" table:formula="of:=AVERAGE([.G65:.G71])" office:value-type="float" office:value="0.00046325235485036" calcext:value-type="float">
            <text:p>0.0004633</text:p>
          </table:table-cell>
          <table:table-cell table:style-name="ce15" table:formula="of:=AVERAGE([.H65:.H71])" office:value-type="float" office:value="0.000107610379039895" calcext:value-type="float">
            <text:p>0.0001076</text:p>
          </table:table-cell>
          <table:table-cell table:number-columns-repeated="6"/>
        </table:table-row>
        <table:table-row table:style-name="ro1">
          <table:table-cell office:value-type="float" office:value="44308994900" calcext:value-type="float">
            <text:p>44308994900</text:p>
          </table:table-cell>
          <table:table-cell office:value-type="float" office:value="20196024" calcext:value-type="float">
            <text:p>20196024</text:p>
          </table:table-cell>
          <table:table-cell office:value-type="float" office:value="4716594" calcext:value-type="float">
            <text:p>4716594</text:p>
          </table:table-cell>
          <table:table-cell table:style-name="ce1" office:value-type="float" office:value="59.12" calcext:value-type="float">
            <text:p>59.120</text:p>
          </table:table-cell>
          <table:table-cell table:style-name="ce1" office:value-type="float" office:value="0.52" calcext:value-type="float">
            <text:p>0.520</text:p>
          </table:table-cell>
          <table:table-cell office:value-type="float" office:value="262269" calcext:value-type="float">
            <text:p>262269</text:p>
          </table:table-cell>
          <table:table-cell table:formula="of:=[.B66]/[.A66]" office:value-type="float" office:value="0.000455799641711124" calcext:value-type="float">
            <text:p>0.00045580</text:p>
          </table:table-cell>
          <table:table-cell table:formula="of:=[.C66]/[.A66]" office:value-type="float" office:value="0.000106447776814725" calcext:value-type="float">
            <text:p>0.00010645</text:p>
          </table:table-cell>
          <table:table-cell table:style-name="ce5" office:value-type="string" calcext:value-type="string">
            <text:p>L1 Cache Read Misses</text:p>
          </table:table-cell>
          <table:table-cell table:style-name="ce9" table:formula="of:=AVERAGE([.B65:.B71])" office:value-type="float" office:value="20527040.1428571" calcext:value-type="float">
            <text:p>20527040.142857</text:p>
          </table:table-cell>
          <table:table-cell table:style-name="ce9" table:formula="of:=STDEV([.B65:.B71])" office:value-type="float" office:value="395356.584054373" calcext:value-type="float">
            <text:p>395356.584054</text:p>
          </table:table-cell>
          <table:table-cell table:style-name="ce13"/>
          <table:table-cell table:style-name="ce16"/>
          <table:table-cell table:number-columns-repeated="6"/>
        </table:table-row>
        <table:table-row table:style-name="ro1">
          <table:table-cell office:value-type="float" office:value="44394024291" calcext:value-type="float">
            <text:p>44394024291</text:p>
          </table:table-cell>
          <table:table-cell office:value-type="float" office:value="21002096" calcext:value-type="float">
            <text:p>21002096</text:p>
          </table:table-cell>
          <table:table-cell office:value-type="float" office:value="4785124" calcext:value-type="float">
            <text:p>4785124</text:p>
          </table:table-cell>
          <table:table-cell table:style-name="ce1" office:value-type="float" office:value="59.632" calcext:value-type="float">
            <text:p>59.632</text:p>
          </table:table-cell>
          <table:table-cell table:style-name="ce1" office:value-type="float" office:value="0.648" calcext:value-type="float">
            <text:p>0.648</text:p>
          </table:table-cell>
          <table:table-cell office:value-type="float" office:value="262269" calcext:value-type="float">
            <text:p>262269</text:p>
          </table:table-cell>
          <table:table-cell table:formula="of:=[.B67]/[.A67]" office:value-type="float" office:value="0.00047308385160878" calcext:value-type="float">
            <text:p>0.00047308</text:p>
          </table:table-cell>
          <table:table-cell table:formula="of:=[.C67]/[.A67]" office:value-type="float" office:value="0.000107787569980901" calcext:value-type="float">
            <text:p>0.00010779</text:p>
          </table:table-cell>
          <table:table-cell table:style-name="ce5" office:value-type="string" calcext:value-type="string">
            <text:p>DTLB Misses</text:p>
          </table:table-cell>
          <table:table-cell table:style-name="ce9" table:formula="of:=AVERAGE([.C65:.C71])" office:value-type="float" office:value="4768319" calcext:value-type="float">
            <text:p>4768319.000000</text:p>
          </table:table-cell>
          <table:table-cell table:style-name="ce9" table:formula="of:=STDEV([.C65:.C71])" office:value-type="float" office:value="35695.1565762079" calcext:value-type="float">
            <text:p>35695.156576</text:p>
          </table:table-cell>
          <table:table-cell table:style-name="ce13"/>
          <table:table-cell table:style-name="ce16"/>
          <table:table-cell table:number-columns-repeated="6"/>
        </table:table-row>
        <table:table-row table:style-name="ro1">
          <table:table-cell office:value-type="float" office:value="44262416235" calcext:value-type="float">
            <text:p>44262416235</text:p>
          </table:table-cell>
          <table:table-cell office:value-type="float" office:value="20806252" calcext:value-type="float">
            <text:p>20806252</text:p>
          </table:table-cell>
          <table:table-cell office:value-type="float" office:value="4785865" calcext:value-type="float">
            <text:p>4785865</text:p>
          </table:table-cell>
          <table:table-cell table:style-name="ce1" office:value-type="float" office:value="59.748" calcext:value-type="float">
            <text:p>59.748</text:p>
          </table:table-cell>
          <table:table-cell table:style-name="ce1" office:value-type="float" office:value="0.576" calcext:value-type="float">
            <text:p>0.576</text:p>
          </table:table-cell>
          <table:table-cell office:value-type="float" office:value="262269" calcext:value-type="float">
            <text:p>262269</text:p>
          </table:table-cell>
          <table:table-cell table:formula="of:=[.B68]/[.A68]" office:value-type="float" office:value="0.000470065888168746" calcext:value-type="float">
            <text:p>0.00047007</text:p>
          </table:table-cell>
          <table:table-cell table:formula="of:=[.C68]/[.A68]" office:value-type="float" office:value="0.000108124802193144" calcext:value-type="float">
            <text:p>0.00010812</text:p>
          </table:table-cell>
          <table:table-cell table:style-name="ce5" office:value-type="string" calcext:value-type="string">
            <text:p>User CPU Time (s)</text:p>
          </table:table-cell>
          <table:table-cell table:style-name="ce9" table:formula="of:=AVERAGE([.D65:.D71])" office:value-type="float" office:value="59.5451428571429" calcext:value-type="float">
            <text:p>59.545143</text:p>
          </table:table-cell>
          <table:table-cell table:style-name="ce9" table:formula="of:=STDEV([.D65:.D71])" office:value-type="float" office:value="0.290642637713641" calcext:value-type="float">
            <text:p>0.290643</text:p>
          </table:table-cell>
          <table:table-cell table:style-name="ce13"/>
          <table:table-cell table:style-name="ce16"/>
          <table:table-cell table:number-columns-repeated="6"/>
        </table:table-row>
        <table:table-row table:style-name="ro1">
          <table:table-cell office:value-type="float" office:value="44203565727" calcext:value-type="float">
            <text:p>44203565727</text:p>
          </table:table-cell>
          <table:table-cell office:value-type="float" office:value="20813791" calcext:value-type="float">
            <text:p>20813791</text:p>
          </table:table-cell>
          <table:table-cell office:value-type="float" office:value="4781683" calcext:value-type="float">
            <text:p>4781683</text:p>
          </table:table-cell>
          <table:table-cell table:style-name="ce1" office:value-type="float" office:value="59.704" calcext:value-type="float">
            <text:p>59.704</text:p>
          </table:table-cell>
          <table:table-cell table:style-name="ce1" office:value-type="float" office:value="0.636" calcext:value-type="float">
            <text:p>0.636</text:p>
          </table:table-cell>
          <table:table-cell office:value-type="float" office:value="262270" calcext:value-type="float">
            <text:p>262270</text:p>
          </table:table-cell>
          <table:table-cell table:formula="of:=[.B69]/[.A69]" office:value-type="float" office:value="0.000470862263206217" calcext:value-type="float">
            <text:p>0.00047086</text:p>
          </table:table-cell>
          <table:table-cell table:formula="of:=[.C69]/[.A69]" office:value-type="float" office:value="0.000108174146618206" calcext:value-type="float">
            <text:p>0.00010817</text:p>
          </table:table-cell>
          <table:table-cell table:style-name="ce5" office:value-type="string" calcext:value-type="string">
            <text:p>System CPU Time (s)</text:p>
          </table:table-cell>
          <table:table-cell table:style-name="ce9" table:formula="of:=AVERAGE([.E65:.E71])" office:value-type="float" office:value="0.585142857142857" calcext:value-type="float">
            <text:p>0.585143</text:p>
          </table:table-cell>
          <table:table-cell table:style-name="ce9" table:formula="of:=STDEV([.E65:.E71])" office:value-type="float" office:value="0.054096914796282" calcext:value-type="float">
            <text:p>0.054097</text:p>
          </table:table-cell>
          <table:table-cell table:style-name="ce13"/>
          <table:table-cell table:style-name="ce16"/>
          <table:table-cell table:number-columns-repeated="6"/>
        </table:table-row>
        <table:table-row table:style-name="ro1">
          <table:table-cell office:value-type="float" office:value="44361720019" calcext:value-type="float">
            <text:p>44361720019</text:p>
          </table:table-cell>
          <table:table-cell office:value-type="float" office:value="19977503" calcext:value-type="float">
            <text:p>19977503</text:p>
          </table:table-cell>
          <table:table-cell office:value-type="float" office:value="4799045" calcext:value-type="float">
            <text:p>4799045</text:p>
          </table:table-cell>
          <table:table-cell table:style-name="ce1" office:value-type="float" office:value="59.76" calcext:value-type="float">
            <text:p>59.760</text:p>
          </table:table-cell>
          <table:table-cell table:style-name="ce1" office:value-type="float" office:value="0.6" calcext:value-type="float">
            <text:p>0.600</text:p>
          </table:table-cell>
          <table:table-cell office:value-type="float" office:value="262270" calcext:value-type="float">
            <text:p>262270</text:p>
          </table:table-cell>
          <table:table-cell table:formula="of:=[.B70]/[.A70]" office:value-type="float" office:value="0.000450332020296862" calcext:value-type="float">
            <text:p>0.00045033</text:p>
          </table:table-cell>
          <table:table-cell table:formula="of:=[.C70]/[.A70]" office:value-type="float" office:value="0.000108179867641394" calcext:value-type="float">
            <text:p>0.00010818</text:p>
          </table:table-cell>
          <table:table-cell table:style-name="ce5" office:value-type="string" calcext:value-type="string">
            <text:p>Soft Page Faults</text:p>
          </table:table-cell>
          <table:table-cell table:style-name="ce9" table:formula="of:=AVERAGE([.F65:.F71])" office:value-type="float" office:value="262269.285714286" calcext:value-type="float">
            <text:p>262269.285714</text:p>
          </table:table-cell>
          <table:table-cell table:style-name="ce9" table:formula="of:=STDEV([.F65:.F71])" office:value-type="float" office:value="0.755928946018454" calcext:value-type="float">
            <text:p>0.755929</text:p>
          </table:table-cell>
          <table:table-cell table:style-name="ce13"/>
          <table:table-cell table:style-name="ce16"/>
          <table:table-cell table:number-columns-repeated="6"/>
        </table:table-row>
        <table:table-row table:style-name="ro1">
          <table:table-cell office:value-type="float" office:value="44324648448" calcext:value-type="float">
            <text:p>44324648448</text:p>
          </table:table-cell>
          <table:table-cell office:value-type="float" office:value="20699335" calcext:value-type="float">
            <text:p>20699335</text:p>
          </table:table-cell>
          <table:table-cell office:value-type="float" office:value="4793037" calcext:value-type="float">
            <text:p>4793037</text:p>
          </table:table-cell>
          <table:table-cell table:style-name="ce1" office:value-type="float" office:value="59.724" calcext:value-type="float">
            <text:p>59.724</text:p>
          </table:table-cell>
          <table:table-cell table:style-name="ce1" office:value-type="float" office:value="0.608" calcext:value-type="float">
            <text:p>0.608</text:p>
          </table:table-cell>
          <table:table-cell office:value-type="float" office:value="262268" calcext:value-type="float">
            <text:p>262268</text:p>
          </table:table-cell>
          <table:table-cell table:formula="of:=[.B71]/[.A71]" office:value-type="float" office:value="0.000466993777159534" calcext:value-type="float">
            <text:p>0.00046699</text:p>
          </table:table-cell>
          <table:table-cell table:formula="of:=[.C71]/[.A71]" office:value-type="float" office:value="0.000108134800112922" calcext:value-type="float">
            <text:p>0.00010813</text:p>
          </table:table-cell>
          <table:table-cell table:style-name="ce6" office:value-type="string" calcext:value-type="string">
            <text:p>File Backed</text:p>
          </table:table-cell>
          <table:table-cell table:style-name="ce10" office:value-type="string" calcext:value-type="string">
            <text:p>Map Private</text:p>
          </table:table-cell>
          <table:table-cell table:style-name="ce10" office:value-type="string" calcext:value-type="string">
            <text:p>Random</text:p>
          </table:table-cell>
          <table:table-cell table:style-name="ce14" office:value-type="string" calcext:value-type="string">
            <text:p>Memset</text:p>
          </table:table-cell>
          <table:table-cell table:style-name="ce17"/>
          <table:table-cell table:number-columns-repeated="6"/>
        </table:table-row>
        <table:table-row table:style-name="ro1">
          <table:table-cell office:value-type="float" office:value="44357895218" calcext:value-type="float">
            <text:p>44357895218</text:p>
          </table:table-cell>
          <table:table-cell office:value-type="float" office:value="16855434" calcext:value-type="float">
            <text:p>16855434</text:p>
          </table:table-cell>
          <table:table-cell office:value-type="float" office:value="4275590" calcext:value-type="float">
            <text:p>4275590</text:p>
          </table:table-cell>
          <table:table-cell table:style-name="ce1" office:value-type="float" office:value="59.46" calcext:value-type="float">
            <text:p>59.460</text:p>
          </table:table-cell>
          <table:table-cell table:style-name="ce1" office:value-type="float" office:value="0.592" calcext:value-type="float">
            <text:p>0.592</text:p>
          </table:table-cell>
          <table:table-cell office:value-type="float" office:value="262268" calcext:value-type="float">
            <text:p>262268</text:p>
          </table:table-cell>
          <table:table-cell table:formula="of:=[.B72]/[.A72]" office:value-type="float" office:value="0.000379987236030086" calcext:value-type="float">
            <text:p>0.00037999</text:p>
          </table:table-cell>
          <table:table-cell table:formula="of:=[.C72]/[.A72]" office:value-type="float" office:value="0.0000963884778343813" calcext:value-type="float">
            <text:p>0.00009639</text:p>
          </table:table-cell>
          <table:table-cell table:style-name="ce4" office:value-type="string" calcext:value-type="string">
            <text:p>L1 Cache Read Accesses </text:p>
          </table:table-cell>
          <table:table-cell table:style-name="ce8" table:formula="of:= AVERAGE([.A72:.A78])" office:value-type="float" office:value="44298714680.5714" calcext:value-type="float">
            <text:p>44298714680.571400</text:p>
          </table:table-cell>
          <table:table-cell table:style-name="ce8" table:formula="of:=STDEV([.A72:.A78])" office:value-type="float" office:value="50420747.7917462" calcext:value-type="float">
            <text:p>50420747.791746</text:p>
          </table:table-cell>
          <table:table-cell table:style-name="ce12" table:formula="of:=AVERAGE([.G72:.G78])" office:value-type="float" office:value="0.000375140311560416" calcext:value-type="float">
            <text:p>0.0003751</text:p>
          </table:table-cell>
          <table:table-cell table:style-name="ce15" table:formula="of:=AVERAGE([.H72:.H78])" office:value-type="float" office:value="0.0000963355249666945" calcext:value-type="float">
            <text:p>0.0000963</text:p>
          </table:table-cell>
          <table:table-cell table:number-columns-repeated="6"/>
        </table:table-row>
        <table:table-row table:style-name="ro1">
          <table:table-cell office:value-type="float" office:value="44302237035" calcext:value-type="float">
            <text:p>44302237035</text:p>
          </table:table-cell>
          <table:table-cell office:value-type="float" office:value="17134413" calcext:value-type="float">
            <text:p>17134413</text:p>
          </table:table-cell>
          <table:table-cell office:value-type="float" office:value="4243874" calcext:value-type="float">
            <text:p>4243874</text:p>
          </table:table-cell>
          <table:table-cell table:style-name="ce1" office:value-type="float" office:value="59.184" calcext:value-type="float">
            <text:p>59.184</text:p>
          </table:table-cell>
          <table:table-cell table:style-name="ce1" office:value-type="float" office:value="0.58" calcext:value-type="float">
            <text:p>0.580</text:p>
          </table:table-cell>
          <table:table-cell office:value-type="float" office:value="262268" calcext:value-type="float">
            <text:p>262268</text:p>
          </table:table-cell>
          <table:table-cell table:formula="of:=[.B73]/[.A73]" office:value-type="float" office:value="0.000386761801361483" calcext:value-type="float">
            <text:p>0.00038676</text:p>
          </table:table-cell>
          <table:table-cell table:formula="of:=[.C73]/[.A73]" office:value-type="float" office:value="0.0000957936728262101" calcext:value-type="float">
            <text:p>0.00009579</text:p>
          </table:table-cell>
          <table:table-cell table:style-name="ce5" office:value-type="string" calcext:value-type="string">
            <text:p>L1 Cache Read Misses</text:p>
          </table:table-cell>
          <table:table-cell table:style-name="ce9" table:formula="of:=AVERAGE([.B72:.B78])" office:value-type="float" office:value="16618336.5714286" calcext:value-type="float">
            <text:p>16618336.571429</text:p>
          </table:table-cell>
          <table:table-cell table:style-name="ce9" table:formula="of:=STDEV([.B72:.B78])" office:value-type="float" office:value="285317.88743485" calcext:value-type="float">
            <text:p>285317.887435</text:p>
          </table:table-cell>
          <table:table-cell table:style-name="ce13"/>
          <table:table-cell table:style-name="ce16"/>
          <table:table-cell table:number-columns-repeated="6"/>
        </table:table-row>
        <table:table-row table:style-name="ro1">
          <table:table-cell office:value-type="float" office:value="44199268301" calcext:value-type="float">
            <text:p>44199268301</text:p>
          </table:table-cell>
          <table:table-cell office:value-type="float" office:value="16378373" calcext:value-type="float">
            <text:p>16378373</text:p>
          </table:table-cell>
          <table:table-cell office:value-type="float" office:value="4271655" calcext:value-type="float">
            <text:p>4271655</text:p>
          </table:table-cell>
          <table:table-cell table:style-name="ce1" office:value-type="float" office:value="59.508" calcext:value-type="float">
            <text:p>59.508</text:p>
          </table:table-cell>
          <table:table-cell table:style-name="ce1" office:value-type="float" office:value="0.552" calcext:value-type="float">
            <text:p>0.552</text:p>
          </table:table-cell>
          <table:table-cell office:value-type="float" office:value="262269" calcext:value-type="float">
            <text:p>262269</text:p>
          </table:table-cell>
          <table:table-cell table:formula="of:=[.B74]/[.A74]" office:value-type="float" office:value="0.00037055755965149" calcext:value-type="float">
            <text:p>0.00037056</text:p>
          </table:table-cell>
          <table:table-cell table:formula="of:=[.C74]/[.A74]" office:value-type="float" office:value="0.0000966453781748092" calcext:value-type="float">
            <text:p>0.00009665</text:p>
          </table:table-cell>
          <table:table-cell table:style-name="ce5" office:value-type="string" calcext:value-type="string">
            <text:p>DTLB Misses</text:p>
          </table:table-cell>
          <table:table-cell table:style-name="ce9" table:formula="of:=AVERAGE([.C72:.C78])" office:value-type="float" office:value="4267536.71428572" calcext:value-type="float">
            <text:p>4267536.714286</text:p>
          </table:table-cell>
          <table:table-cell table:style-name="ce9" table:formula="of:=STDEV([.C72:.C78])" office:value-type="float" office:value="12331.4318675798" calcext:value-type="float">
            <text:p>12331.431868</text:p>
          </table:table-cell>
          <table:table-cell table:style-name="ce13"/>
          <table:table-cell table:style-name="ce16"/>
          <table:table-cell table:number-columns-repeated="6"/>
        </table:table-row>
        <table:table-row table:style-name="ro1">
          <table:table-cell office:value-type="float" office:value="44278390428" calcext:value-type="float">
            <text:p>44278390428</text:p>
          </table:table-cell>
          <table:table-cell office:value-type="float" office:value="16453952" calcext:value-type="float">
            <text:p>16453952</text:p>
          </table:table-cell>
          <table:table-cell office:value-type="float" office:value="4265396" calcext:value-type="float">
            <text:p>4265396</text:p>
          </table:table-cell>
          <table:table-cell table:style-name="ce1" office:value-type="float" office:value="59.42" calcext:value-type="float">
            <text:p>59.420</text:p>
          </table:table-cell>
          <table:table-cell table:style-name="ce1" office:value-type="float" office:value="0.62" calcext:value-type="float">
            <text:p>0.620</text:p>
          </table:table-cell>
          <table:table-cell office:value-type="float" office:value="262268" calcext:value-type="float">
            <text:p>262268</text:p>
          </table:table-cell>
          <table:table-cell table:formula="of:=[.B75]/[.A75]" office:value-type="float" office:value="0.000371602306248132" calcext:value-type="float">
            <text:p>0.00037160</text:p>
          </table:table-cell>
          <table:table-cell table:formula="of:=[.C75]/[.A75]" office:value-type="float" office:value="0.0000963313245754914" calcext:value-type="float">
            <text:p>0.00009633</text:p>
          </table:table-cell>
          <table:table-cell table:style-name="ce5" office:value-type="string" calcext:value-type="string">
            <text:p>User CPU Time (s)</text:p>
          </table:table-cell>
          <table:table-cell table:style-name="ce9" table:formula="of:=AVERAGE([.D72:.D78])" office:value-type="float" office:value="59.4005714285714" calcext:value-type="float">
            <text:p>59.400571</text:p>
          </table:table-cell>
          <table:table-cell table:style-name="ce9" table:formula="of:=STDEV([.D72:.D78])" office:value-type="float" office:value="0.106543977059331" calcext:value-type="float">
            <text:p>0.106544</text:p>
          </table:table-cell>
          <table:table-cell table:style-name="ce13"/>
          <table:table-cell table:style-name="ce16"/>
          <table:table-cell table:number-columns-repeated="6"/>
        </table:table-row>
        <table:table-row table:style-name="ro1">
          <table:table-cell office:value-type="float" office:value="44319100196" calcext:value-type="float">
            <text:p>44319100196</text:p>
          </table:table-cell>
          <table:table-cell office:value-type="float" office:value="16662420" calcext:value-type="float">
            <text:p>16662420</text:p>
          </table:table-cell>
          <table:table-cell office:value-type="float" office:value="4281080" calcext:value-type="float">
            <text:p>4281080</text:p>
          </table:table-cell>
          <table:table-cell table:style-name="ce1" office:value-type="float" office:value="59.46" calcext:value-type="float">
            <text:p>59.460</text:p>
          </table:table-cell>
          <table:table-cell table:style-name="ce1" office:value-type="float" office:value="0.604" calcext:value-type="float">
            <text:p>0.604</text:p>
          </table:table-cell>
          <table:table-cell office:value-type="float" office:value="262270" calcext:value-type="float">
            <text:p>262270</text:p>
          </table:table-cell>
          <table:table-cell table:formula="of:=[.B76]/[.A76]" office:value-type="float" office:value="0.000375964762964747" calcext:value-type="float">
            <text:p>0.00037596</text:p>
          </table:table-cell>
          <table:table-cell table:formula="of:=[.C76]/[.A76]" office:value-type="float" office:value="0.0000965967264918972" calcext:value-type="float">
            <text:p>0.00009660</text:p>
          </table:table-cell>
          <table:table-cell table:style-name="ce5" office:value-type="string" calcext:value-type="string">
            <text:p>System CPU Time (s)</text:p>
          </table:table-cell>
          <table:table-cell table:style-name="ce9" table:formula="of:=AVERAGE([.E72:.E78])" office:value-type="float" office:value="0.602285714285714" calcext:value-type="float">
            <text:p>0.602286</text:p>
          </table:table-cell>
          <table:table-cell table:style-name="ce9" table:formula="of:=STDEV([.E72:.E78])" office:value-type="float" office:value="0.0327297738342032" calcext:value-type="float">
            <text:p>0.032730</text:p>
          </table:table-cell>
          <table:table-cell table:style-name="ce13"/>
          <table:table-cell table:style-name="ce16"/>
          <table:table-cell table:number-columns-repeated="6"/>
        </table:table-row>
        <table:table-row table:style-name="ro1">
          <table:table-cell office:value-type="float" office:value="44303869661" calcext:value-type="float">
            <text:p>44303869661</text:p>
          </table:table-cell>
          <table:table-cell office:value-type="float" office:value="16389089" calcext:value-type="float">
            <text:p>16389089</text:p>
          </table:table-cell>
          <table:table-cell office:value-type="float" office:value="4261153" calcext:value-type="float">
            <text:p>4261153</text:p>
          </table:table-cell>
          <table:table-cell table:style-name="ce1" office:value-type="float" office:value="59.356" calcext:value-type="float">
            <text:p>59.356</text:p>
          </table:table-cell>
          <table:table-cell table:style-name="ce1" office:value-type="float" office:value="0.612" calcext:value-type="float">
            <text:p>0.612</text:p>
          </table:table-cell>
          <table:table-cell office:value-type="float" office:value="262270" calcext:value-type="float">
            <text:p>262270</text:p>
          </table:table-cell>
          <table:table-cell table:formula="of:=[.B77]/[.A77]" office:value-type="float" office:value="0.00036992454892551" calcext:value-type="float">
            <text:p>0.00036992</text:p>
          </table:table-cell>
          <table:table-cell table:formula="of:=[.C77]/[.A77]" office:value-type="float" office:value="0.0000961801538467198" calcext:value-type="float">
            <text:p>0.00009618</text:p>
          </table:table-cell>
          <table:table-cell table:style-name="ce5" office:value-type="string" calcext:value-type="string">
            <text:p>Soft Page Faults</text:p>
          </table:table-cell>
          <table:table-cell table:style-name="ce9" table:formula="of:=AVERAGE([.F72:.F78])" office:value-type="float" office:value="262268.714285714" calcext:value-type="float">
            <text:p>262268.714286</text:p>
          </table:table-cell>
          <table:table-cell table:style-name="ce9" table:formula="of:=STDEV([.F72:.F78])" office:value-type="float" office:value="0.951189731211342" calcext:value-type="float">
            <text:p>0.951190</text:p>
          </table:table-cell>
          <table:table-cell table:style-name="ce13"/>
          <table:table-cell table:style-name="ce16"/>
          <table:table-cell table:number-columns-repeated="6"/>
        </table:table-row>
        <table:table-row table:style-name="ro1">
          <table:table-cell office:value-type="float" office:value="44330241925" calcext:value-type="float">
            <text:p>44330241925</text:p>
          </table:table-cell>
          <table:table-cell office:value-type="float" office:value="16454675" calcext:value-type="float">
            <text:p>16454675</text:p>
          </table:table-cell>
          <table:table-cell office:value-type="float" office:value="4274009" calcext:value-type="float">
            <text:p>4274009</text:p>
          </table:table-cell>
          <table:table-cell table:style-name="ce1" office:value-type="float" office:value="59.416" calcext:value-type="float">
            <text:p>59.416</text:p>
          </table:table-cell>
          <table:table-cell table:style-name="ce1" office:value-type="float" office:value="0.656" calcext:value-type="float">
            <text:p>0.656</text:p>
          </table:table-cell>
          <table:table-cell office:value-type="float" office:value="262268" calcext:value-type="float">
            <text:p>262268</text:p>
          </table:table-cell>
          <table:table-cell table:formula="of:=[.B78]/[.A78]" office:value-type="float" office:value="0.000371183965741464" calcext:value-type="float">
            <text:p>0.00037118</text:p>
          </table:table-cell>
          <table:table-cell table:formula="of:=[.C78]/[.A78]" office:value-type="float" office:value="0.0000964129410173527" calcext:value-type="float">
            <text:p>0.00009641</text:p>
          </table:table-cell>
          <table:table-cell table:style-name="ce6" office:value-type="string" calcext:value-type="string">
            <text:p>File Backed</text:p>
          </table:table-cell>
          <table:table-cell table:style-name="ce10" office:value-type="string" calcext:value-type="string">
            <text:p>Map Private</text:p>
          </table:table-cell>
          <table:table-cell table:style-name="ce10" office:value-type="string" calcext:value-type="string">
            <text:p>Sequential</text:p>
          </table:table-cell>
          <table:table-cell table:style-name="ce14" office:value-type="string" calcext:value-type="string">
            <text:p>Memset</text:p>
          </table:table-cell>
          <table:table-cell table:style-name="ce17" office:value-type="string" calcext:value-type="string">
            <text:p>Memsync</text:p>
          </table:table-cell>
          <table:table-cell table:number-columns-repeated="6"/>
        </table:table-row>
        <table:table-row table:style-name="ro1">
          <table:table-cell office:value-type="float" office:value="44283611792" calcext:value-type="float">
            <text:p>44283611792</text:p>
          </table:table-cell>
          <table:table-cell office:value-type="float" office:value="20612508" calcext:value-type="float">
            <text:p>20612508</text:p>
          </table:table-cell>
          <table:table-cell office:value-type="float" office:value="4791972" calcext:value-type="float">
            <text:p>4791972</text:p>
          </table:table-cell>
          <table:table-cell table:style-name="ce1" office:value-type="float" office:value="59.636" calcext:value-type="float">
            <text:p>59.636</text:p>
          </table:table-cell>
          <table:table-cell table:style-name="ce1" office:value-type="float" office:value="0.68" calcext:value-type="float">
            <text:p>0.680</text:p>
          </table:table-cell>
          <table:table-cell office:value-type="float" office:value="262267" calcext:value-type="float">
            <text:p>262267</text:p>
          </table:table-cell>
          <table:table-cell table:formula="of:=[.B79]/[.A79]" office:value-type="float" office:value="0.00046546582733172" calcext:value-type="float">
            <text:p>0.00046547</text:p>
          </table:table-cell>
          <table:table-cell table:formula="of:=[.C79]/[.A79]" office:value-type="float" office:value="0.000108210956741918" calcext:value-type="float">
            <text:p>0.00010821</text:p>
          </table:table-cell>
          <table:table-cell table:style-name="ce4" office:value-type="string" calcext:value-type="string">
            <text:p>L1 Cache Read Accesses </text:p>
          </table:table-cell>
          <table:table-cell table:style-name="ce8" table:formula="of:= AVERAGE([.A79:.A85])" office:value-type="float" office:value="44286603525.5714" calcext:value-type="float">
            <text:p>44286603525.571400</text:p>
          </table:table-cell>
          <table:table-cell table:style-name="ce8" table:formula="of:=STDEV([.A79:.A85])" office:value-type="float" office:value="34342249.0012174" calcext:value-type="float">
            <text:p>34342249.001217</text:p>
          </table:table-cell>
          <table:table-cell table:style-name="ce12" table:formula="of:=AVERAGE([.G79:.G85])" office:value-type="float" office:value="0.000463659971954818" calcext:value-type="float">
            <text:p>0.0004637</text:p>
          </table:table-cell>
          <table:table-cell table:style-name="ce15" table:formula="of:=AVERAGE([.H79:.H85])" office:value-type="float" office:value="0.000107511716632436" calcext:value-type="float">
            <text:p>0.0001075</text:p>
          </table:table-cell>
          <table:table-cell table:number-columns-repeated="6"/>
        </table:table-row>
        <table:table-row table:style-name="ro1">
          <table:table-cell office:value-type="float" office:value="44281975264" calcext:value-type="float">
            <text:p>44281975264</text:p>
          </table:table-cell>
          <table:table-cell office:value-type="float" office:value="20622605" calcext:value-type="float">
            <text:p>20622605</text:p>
          </table:table-cell>
          <table:table-cell office:value-type="float" office:value="4752348" calcext:value-type="float">
            <text:p>4752348</text:p>
          </table:table-cell>
          <table:table-cell table:style-name="ce1" office:value-type="float" office:value="59.524" calcext:value-type="float">
            <text:p>59.524</text:p>
          </table:table-cell>
          <table:table-cell table:style-name="ce1" office:value-type="float" office:value="0.556" calcext:value-type="float">
            <text:p>0.556</text:p>
          </table:table-cell>
          <table:table-cell office:value-type="float" office:value="262267" calcext:value-type="float">
            <text:p>262267</text:p>
          </table:table-cell>
          <table:table-cell table:formula="of:=[.B80]/[.A80]" office:value-type="float" office:value="0.000465711045567689" calcext:value-type="float">
            <text:p>0.00046571</text:p>
          </table:table-cell>
          <table:table-cell table:formula="of:=[.C80]/[.A80]" office:value-type="float" office:value="0.000107320144859562" calcext:value-type="float">
            <text:p>0.00010732</text:p>
          </table:table-cell>
          <table:table-cell table:style-name="ce5" office:value-type="string" calcext:value-type="string">
            <text:p>L1 Cache Read Misses</text:p>
          </table:table-cell>
          <table:table-cell table:style-name="ce9" table:formula="of:=AVERAGE([.B79:.B85])" office:value-type="float" office:value="20533854.2857143" calcext:value-type="float">
            <text:p>20533854.285714</text:p>
          </table:table-cell>
          <table:table-cell table:style-name="ce9" table:formula="of:=STDEV([.B79:.B85])" office:value-type="float" office:value="204938.841962437" calcext:value-type="float">
            <text:p>204938.841962</text:p>
          </table:table-cell>
          <table:table-cell/>
          <table:table-cell table:style-name="ce18"/>
          <table:table-cell table:number-columns-repeated="6"/>
        </table:table-row>
        <table:table-row table:style-name="ro1">
          <table:table-cell office:value-type="float" office:value="44313187580" calcext:value-type="float">
            <text:p>44313187580</text:p>
          </table:table-cell>
          <table:table-cell office:value-type="float" office:value="20237824" calcext:value-type="float">
            <text:p>20237824</text:p>
          </table:table-cell>
          <table:table-cell office:value-type="float" office:value="4716166" calcext:value-type="float">
            <text:p>4716166</text:p>
          </table:table-cell>
          <table:table-cell table:style-name="ce1" office:value-type="float" office:value="59.072" calcext:value-type="float">
            <text:p>59.072</text:p>
          </table:table-cell>
          <table:table-cell table:style-name="ce1" office:value-type="float" office:value="0.508" calcext:value-type="float">
            <text:p>0.508</text:p>
          </table:table-cell>
          <table:table-cell office:value-type="float" office:value="262267" calcext:value-type="float">
            <text:p>262267</text:p>
          </table:table-cell>
          <table:table-cell table:formula="of:=[.B81]/[.A81]" office:value-type="float" office:value="0.000456699802140481" calcext:value-type="float">
            <text:p>0.00045670</text:p>
          </table:table-cell>
          <table:table-cell table:formula="of:=[.C81]/[.A81]" office:value-type="float" office:value="0.00010642804676341" calcext:value-type="float">
            <text:p>0.00010643</text:p>
          </table:table-cell>
          <table:table-cell table:style-name="ce5" office:value-type="string" calcext:value-type="string">
            <text:p>DTLB Misses</text:p>
          </table:table-cell>
          <table:table-cell table:style-name="ce9" table:formula="of:=AVERAGE([.C79:.C85])" office:value-type="float" office:value="4761322.14285714" calcext:value-type="float">
            <text:p>4761322.142857</text:p>
          </table:table-cell>
          <table:table-cell table:style-name="ce9" table:formula="of:=STDEV([.C79:.C85])" office:value-type="float" office:value="34564.2793812175" calcext:value-type="float">
            <text:p>34564.279381</text:p>
          </table:table-cell>
          <table:table-cell/>
          <table:table-cell table:style-name="ce18"/>
          <table:table-cell table:number-columns-repeated="6"/>
        </table:table-row>
        <table:table-row table:style-name="ro1">
          <table:table-cell office:value-type="float" office:value="44308374916" calcext:value-type="float">
            <text:p>44308374916</text:p>
          </table:table-cell>
          <table:table-cell office:value-type="float" office:value="20241332" calcext:value-type="float">
            <text:p>20241332</text:p>
          </table:table-cell>
          <table:table-cell office:value-type="float" office:value="4718144" calcext:value-type="float">
            <text:p>4718144</text:p>
          </table:table-cell>
          <table:table-cell table:style-name="ce1" office:value-type="float" office:value="59.096" calcext:value-type="float">
            <text:p>59.096</text:p>
          </table:table-cell>
          <table:table-cell table:style-name="ce1" office:value-type="float" office:value="0.5" calcext:value-type="float">
            <text:p>0.500</text:p>
          </table:table-cell>
          <table:table-cell office:value-type="float" office:value="262268" calcext:value-type="float">
            <text:p>262268</text:p>
          </table:table-cell>
          <table:table-cell table:formula="of:=[.B82]/[.A82]" office:value-type="float" office:value="0.000456828580113209" calcext:value-type="float">
            <text:p>0.00045683</text:p>
          </table:table-cell>
          <table:table-cell table:formula="of:=[.C82]/[.A82]" office:value-type="float" office:value="0.000106484248382945" calcext:value-type="float">
            <text:p>0.00010648</text:p>
          </table:table-cell>
          <table:table-cell table:style-name="ce5" office:value-type="string" calcext:value-type="string">
            <text:p>User CPU Time (s)</text:p>
          </table:table-cell>
          <table:table-cell table:style-name="ce9" table:formula="of:=AVERAGE([.D79:.D85])" office:value-type="float" office:value="59.4651428571429" calcext:value-type="float">
            <text:p>59.465143</text:p>
          </table:table-cell>
          <table:table-cell table:style-name="ce9" table:formula="of:=STDEV([.D79:.D85])" office:value-type="float" office:value="0.270197106184498" calcext:value-type="float">
            <text:p>0.270197</text:p>
          </table:table-cell>
          <table:table-cell/>
          <table:table-cell table:style-name="ce18"/>
          <table:table-cell table:number-columns-repeated="6"/>
        </table:table-row>
        <table:table-row table:style-name="ro1">
          <table:table-cell office:value-type="float" office:value="44223633687" calcext:value-type="float">
            <text:p>44223633687</text:p>
          </table:table-cell>
          <table:table-cell office:value-type="float" office:value="20624851" calcext:value-type="float">
            <text:p>20624851</text:p>
          </table:table-cell>
          <table:table-cell office:value-type="float" office:value="4761169" calcext:value-type="float">
            <text:p>4761169</text:p>
          </table:table-cell>
          <table:table-cell table:style-name="ce1" office:value-type="float" office:value="59.528" calcext:value-type="float">
            <text:p>59.528</text:p>
          </table:table-cell>
          <table:table-cell table:style-name="ce1" office:value-type="float" office:value="0.564" calcext:value-type="float">
            <text:p>0.564</text:p>
          </table:table-cell>
          <table:table-cell office:value-type="float" office:value="262268" calcext:value-type="float">
            <text:p>262268</text:p>
          </table:table-cell>
          <table:table-cell table:formula="of:=[.B83]/[.A83]" office:value-type="float" office:value="0.000466376217431063" calcext:value-type="float">
            <text:p>0.00046638</text:p>
          </table:table-cell>
          <table:table-cell table:formula="of:=[.C83]/[.A83]" office:value-type="float" office:value="0.000107661189347261" calcext:value-type="float">
            <text:p>0.00010766</text:p>
          </table:table-cell>
          <table:table-cell table:style-name="ce5" office:value-type="string" calcext:value-type="string">
            <text:p>System CPU Time (s)</text:p>
          </table:table-cell>
          <table:table-cell table:style-name="ce9" table:formula="of:=AVERAGE([.E79:.E85])" office:value-type="float" office:value="0.570857142857143" calcext:value-type="float">
            <text:p>0.570857</text:p>
          </table:table-cell>
          <table:table-cell table:style-name="ce9" table:formula="of:=STDEV([.E79:.E85])" office:value-type="float" office:value="0.0673583169114465" calcext:value-type="float">
            <text:p>0.067358</text:p>
          </table:table-cell>
          <table:table-cell/>
          <table:table-cell table:style-name="ce18"/>
          <table:table-cell table:number-columns-repeated="6"/>
        </table:table-row>
        <table:table-row table:style-name="ro1">
          <table:table-cell office:value-type="float" office:value="44326468582" calcext:value-type="float">
            <text:p>44326468582</text:p>
          </table:table-cell>
          <table:table-cell office:value-type="float" office:value="20667682" calcext:value-type="float">
            <text:p>20667682</text:p>
          </table:table-cell>
          <table:table-cell office:value-type="float" office:value="4797261" calcext:value-type="float">
            <text:p>4797261</text:p>
          </table:table-cell>
          <table:table-cell table:style-name="ce1" office:value-type="float" office:value="59.712" calcext:value-type="float">
            <text:p>59.712</text:p>
          </table:table-cell>
          <table:table-cell table:style-name="ce1" office:value-type="float" office:value="0.644" calcext:value-type="float">
            <text:p>0.644</text:p>
          </table:table-cell>
          <table:table-cell office:value-type="float" office:value="262269" calcext:value-type="float">
            <text:p>262269</text:p>
          </table:table-cell>
          <table:table-cell table:formula="of:=[.B84]/[.A84]" office:value-type="float" office:value="0.000466260513439428" calcext:value-type="float">
            <text:p>0.00046626</text:p>
          </table:table-cell>
          <table:table-cell table:formula="of:=[.C84]/[.A84]" office:value-type="float" office:value="0.000108225652831457" calcext:value-type="float">
            <text:p>0.00010823</text:p>
          </table:table-cell>
          <table:table-cell table:style-name="ce5" office:value-type="string" calcext:value-type="string">
            <text:p>Soft Page Faults</text:p>
          </table:table-cell>
          <table:table-cell table:style-name="ce9" table:formula="of:=AVERAGE([.F79:.F85])" office:value-type="float" office:value="262267.857142857" calcext:value-type="float">
            <text:p>262267.857143</text:p>
          </table:table-cell>
          <table:table-cell table:style-name="ce9" table:formula="of:=STDEV([.F79:.F85])" office:value-type="float" office:value="0.899735410842437" calcext:value-type="float">
            <text:p>0.899735</text:p>
          </table:table-cell>
          <table:table-cell/>
          <table:table-cell table:style-name="ce18"/>
          <table:table-cell table:number-columns-repeated="6"/>
        </table:table-row>
        <table:table-row table:style-name="ro1">
          <table:table-cell office:value-type="float" office:value="44268972858" calcext:value-type="float">
            <text:p>44268972858</text:p>
          </table:table-cell>
          <table:table-cell office:value-type="float" office:value="20730178" calcext:value-type="float">
            <text:p>20730178</text:p>
          </table:table-cell>
          <table:table-cell office:value-type="float" office:value="4792195" calcext:value-type="float">
            <text:p>4792195</text:p>
          </table:table-cell>
          <table:table-cell table:style-name="ce1" office:value-type="float" office:value="59.688" calcext:value-type="float">
            <text:p>59.688</text:p>
          </table:table-cell>
          <table:table-cell table:style-name="ce1" office:value-type="float" office:value="0.544" calcext:value-type="float">
            <text:p>0.544</text:p>
          </table:table-cell>
          <table:table-cell office:value-type="float" office:value="262269" calcext:value-type="float">
            <text:p>262269</text:p>
          </table:table-cell>
          <table:table-cell table:formula="of:=[.B85]/[.A85]" office:value-type="float" office:value="0.000468277817660135" calcext:value-type="float">
            <text:p>0.00046828</text:p>
          </table:table-cell>
          <table:table-cell table:formula="of:=[.C85]/[.A85]" office:value-type="float" office:value="0.000108251777500502" calcext:value-type="float">
            <text:p>0.00010825</text:p>
          </table:table-cell>
          <table:table-cell table:style-name="ce6" office:value-type="string" calcext:value-type="string">
            <text:p>File Backed</text:p>
          </table:table-cell>
          <table:table-cell table:style-name="ce11" office:value-type="string" calcext:value-type="string">
            <text:p>Map Private</text:p>
          </table:table-cell>
          <table:table-cell table:style-name="ce11" office:value-type="string" calcext:value-type="string">
            <text:p>Random</text:p>
          </table:table-cell>
          <table:table-cell table:style-name="ce11" office:value-type="string" calcext:value-type="string">
            <text:p>Memset</text:p>
          </table:table-cell>
          <table:table-cell table:style-name="ce19" office:value-type="string" calcext:value-type="string">
            <text:p>Memsync</text:p>
          </table:table-cell>
          <table:table-cell table:number-columns-repeated="6"/>
        </table:table-row>
        <table:table-row table:style-name="ro1" table:number-rows-repeated="1048490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scientific-number number:decimal-places="2" loext:min-decimal-places="2" number:min-integer-digits="0" number:min-exponent-digits="2" loext:exponent-interval="1" loext:forced-exponent-sign="true"/>
    </number:number-style>
    <number:number-style style:name="N126">
      <number:scientific-number number:decimal-places="2" loext:min-decimal-places="2" number:min-integer-digits="0" number:min-exponent-digits="1" loext:exponent-interval="1" loext:forced-exponent-sign="true"/>
    </number:number-style>
    <number:number-style style:name="N127">
      <number:number number:decimal-places="4" loext:min-decimal-places="4" number:min-integer-digits="0"/>
      <number:text> x 1^</number:text>
    </number:number-style>
    <number:number-style style:name="N128">
      <number:number number:decimal-places="6" loext:min-decimal-places="6" number:min-integer-digits="0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 style:data-style-name="N2" text:time-value="17:08:43.9549484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9T22:47:20.132192462</dc:date>
    <meta:editing-duration>PT6H4M55S</meta:editing-duration>
    <meta:editing-cycles>6</meta:editing-cycles>
    <meta:generator>LibreOffice/5.1.4.2$Linux_X86_64 LibreOffice_project/10m0$Build-2</meta:generator>
    <meta:document-statistic meta:table-count="1" meta:cell-count="101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1">
      <number:number number:decimal-places="7" loext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13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3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3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3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3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877cm" svg:height="12.795cm" xlink:href=".." xlink:type="simple" chart:class="chart:bar" chart:style-name="ch1">
        <chart:legend svg:x="11.381cm" svg:y="0.52cm" style:legend-expansion="custom" chartooo:width="7.071cm" chartooo:height="3.442cm" style:legend-expansion-aspect-ratio="2.05432887855898" chart:style-name="ch2"/>
        <chart:plot-area chart:style-name="ch3" table:cell-range-address="some_file.N1:some_file.Q7" chart:data-source-has-labels="row" svg:x="1.9cm" svg:y="0.338cm" svg:width="16.596cm" svg:height="11.721cm">
          <chartooo:coordinate-region svg:x="3.739cm" svg:y="0.537cm" svg:width="14.757cm" svg:height="10.875cm"/>
          <chart:axis chart:dimension="x" chart:name="primary-x" chart:style-name="ch4">
            <chart:title svg:x="9.243cm" svg:y="12.235cm" chart:style-name="ch5">
              <text:p>Test Number</text:p>
            </chart:title>
          </chart:axis>
          <chart:axis chart:dimension="y" chart:name="primary-y" chart:style-name="ch6">
            <chart:title svg:x="0.963cm" svg:y="8.345cm" chart:style-name="ch7">
              <text:p>Miss Rate (Misses/Accesses)</text:p>
            </chart:title>
            <chart:grid chart:style-name="ch8" chart:class="major"/>
          </chart:axis>
          <chart:series chart:style-name="ch9" chart:values-cell-range-address="some_file.N2:some_file.N7" chart:label-cell-address="some_file.N1:some_file.N1" chart:class="chart:bar">
            <chart:data-point chart:repeated="6"/>
          </chart:series>
          <chart:series chart:style-name="ch10" chart:values-cell-range-address="some_file.O2:some_file.O7" chart:label-cell-address="some_file.O1:some_file.O1" chart:class="chart:bar">
            <chart:data-point chart:repeated="6"/>
          </chart:series>
          <chart:series chart:style-name="ch11" chart:values-cell-range-address="some_file.P2:some_file.P7" chart:label-cell-address="some_file.P1:some_file.P1" chart:class="chart:bar">
            <chart:data-point chart:repeated="6"/>
          </chart:series>
          <chart:series chart:style-name="ch12" chart:values-cell-range-address="some_file.Q2:some_file.Q7" chart:label-cell-address="some_file.Q1:some_file.Q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 Cache Read Miss Rate – Sequential</text:p>
                <draw:g>
                  <svg:desc>some_file.N1:some_file.N1</svg:desc>
                </draw:g>
              </table:table-cell>
              <table:table-cell office:value-type="string">
                <text:p>L1 Cache Read Miss Rate – Random</text:p>
                <draw:g>
                  <svg:desc>some_file.O1:some_file.O1</svg:desc>
                </draw:g>
              </table:table-cell>
              <table:table-cell office:value-type="string">
                <text:p>DTLB Miss Rate – Sequential</text:p>
                <draw:g>
                  <svg:desc>some_file.P1:some_file.P1</svg:desc>
                </draw:g>
              </table:table-cell>
              <table:table-cell office:value-type="string">
                <text:p>DTLB Miss Rate – Random</text:p>
                <draw:g>
                  <svg:desc>some_file.Q1:some_file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225684144368614">
                <text:p>0.000225684144368614</text:p>
                <draw:g>
                  <svg:desc>some_file.N2:some_file.N7</svg:desc>
                </draw:g>
              </table:table-cell>
              <table:table-cell office:value-type="float" office:value="0.000277873470309476">
                <text:p>0.000277873470309476</text:p>
                <draw:g>
                  <svg:desc>some_file.O2:some_file.O7</svg:desc>
                </draw:g>
              </table:table-cell>
              <table:table-cell office:value-type="float" office:value="0.000000786439973750191">
                <text:p>0.000000786439973750191</text:p>
                <draw:g>
                  <svg:desc>some_file.P2:some_file.P7</svg:desc>
                </draw:g>
              </table:table-cell>
              <table:table-cell office:value-type="float" office:value="0.0000115689615647632">
                <text:p>0.0000115689615647632</text:p>
                <draw:g>
                  <svg:desc>some_file.Q2:some_file.Q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53179973861985">
                <text:p>0.00053179973861985</text:p>
              </table:table-cell>
              <table:table-cell office:value-type="float" office:value="0.000612141839639466">
                <text:p>0.000612141839639466</text:p>
              </table:table-cell>
              <table:table-cell office:value-type="float" office:value="0.0000990264986983653">
                <text:p>0.0000990264986983653</text:p>
              </table:table-cell>
              <table:table-cell office:value-type="float" office:value="0.000112580927834892">
                <text:p>0.0001125809278348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11505548062681">
                <text:p>0.000411505548062681</text:p>
              </table:table-cell>
              <table:table-cell office:value-type="float" office:value="0.000513316293385086">
                <text:p>0.000513316293385086</text:p>
              </table:table-cell>
              <table:table-cell office:value-type="float" office:value="0.000142477121623358">
                <text:p>0.000142477121623358</text:p>
              </table:table-cell>
              <table:table-cell office:value-type="float" office:value="0.000152017606070762">
                <text:p>0.0001520176060707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373220483589507">
                <text:p>0.000373220483589507</text:p>
              </table:table-cell>
              <table:table-cell office:value-type="float" office:value="0.000466841577554652">
                <text:p>0.000466841577554652</text:p>
              </table:table-cell>
              <table:table-cell office:value-type="float" office:value="0.0000961811265220632">
                <text:p>0.0000961811265220632</text:p>
              </table:table-cell>
              <table:table-cell office:value-type="float" office:value="0.000107871534129622">
                <text:p>0.0001078715341296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37098293695838">
                <text:p>0.00037098293695838</text:p>
              </table:table-cell>
              <table:table-cell office:value-type="float" office:value="0.00046325235485036">
                <text:p>0.00046325235485036</text:p>
              </table:table-cell>
              <table:table-cell office:value-type="float" office:value="0.0000960926334201197">
                <text:p>0.0000960926334201197</text:p>
              </table:table-cell>
              <table:table-cell office:value-type="float" office:value="0.000107610379039895">
                <text:p>0.000107610379039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375140311560416">
                <text:p>0.000375140311560416</text:p>
              </table:table-cell>
              <table:table-cell office:value-type="float" office:value="0.000463659971954818">
                <text:p>0.000463659971954818</text:p>
              </table:table-cell>
              <table:table-cell office:value-type="float" office:value="0.0000963355249666945">
                <text:p>0.0000963355249666945</text:p>
              </table:table-cell>
              <table:table-cell office:value-type="float" office:value="0.000107511716632436">
                <text:p>0.0001075117166324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9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29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9cm" svg:height="9.002cm" xlink:href=".." xlink:type="simple" chart:class="chart:bar" chart:style-name="ch1">
        <chart:legend svg:x="8.144cm" svg:y="0.377cm" style:legend-expansion="custom" chartooo:width="6.618cm" chartooo:height="1.493cm" style:legend-expansion-aspect-ratio="4.43268586738111" chart:style-name="ch2"/>
        <chart:plot-area chart:style-name="ch3" table:cell-range-address="some_file.N9:some_file.O15" chart:data-source-has-labels="row" svg:x="1.505cm" svg:y="0.175cm" svg:width="13.711cm" svg:height="8.151cm">
          <chartooo:coordinate-region svg:x="2.126cm" svg:y="0.374cm" svg:width="13.09cm" svg:height="7.305cm"/>
          <chart:axis chart:dimension="x" chart:name="primary-x" chart:style-name="ch4">
            <chart:title svg:x="7.403cm" svg:y="8.442cm" chart:style-name="ch5">
              <text:p>Test Number</text:p>
            </chart:title>
          </chart:axis>
          <chart:axis chart:dimension="y" chart:name="primary-y" chart:style-name="ch6">
            <chart:title svg:x="0.625cm" svg:y="5.617cm" chart:style-name="ch7">
              <text:p>Execution Time (s)</text:p>
            </chart:title>
            <chart:grid chart:style-name="ch8" chart:class="major"/>
          </chart:axis>
          <chart:series chart:style-name="ch9" chart:values-cell-range-address="some_file.N10:some_file.N15" chart:label-cell-address="some_file.N9:some_file.N9" chart:class="chart:bar">
            <chart:data-point chart:repeated="6"/>
          </chart:series>
          <chart:series chart:style-name="ch10" chart:values-cell-range-address="some_file.O10:some_file.O15" chart:label-cell-address="some_file.O9:some_file.O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 (s) – Sequential</text:p>
                <draw:g>
                  <svg:desc>some_file.N9:some_file.N9</svg:desc>
                </draw:g>
              </table:table-cell>
              <table:table-cell office:value-type="string">
                <text:p>Execution Time (s) – Random</text:p>
                <draw:g>
                  <svg:desc>some_file.O9:some_file.O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.256">
                <text:p>59.256</text:p>
                <draw:g>
                  <svg:desc>some_file.N10:some_file.N15</svg:desc>
                </draw:g>
              </table:table-cell>
              <table:table-cell office:value-type="float" office:value="59.1508571428571">
                <text:p>59.1508571428571</text:p>
                <draw:g>
                  <svg:desc>some_file.O10:some_file.O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.1508571428571">
                <text:p>59.1508571428571</text:p>
              </table:table-cell>
              <table:table-cell office:value-type="float" office:value="59.1508571428571">
                <text:p>59.1508571428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.9">
                <text:p>60.9</text:p>
              </table:table-cell>
              <table:table-cell office:value-type="float" office:value="60.6434285714286">
                <text:p>60.643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.0977142857143">
                <text:p>59.0977142857143</text:p>
              </table:table-cell>
              <table:table-cell office:value-type="float" office:value="59.3862857142857">
                <text:p>59.3862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.3434285714286">
                <text:p>59.3434285714286</text:p>
              </table:table-cell>
              <table:table-cell office:value-type="float" office:value="59.5451428571429">
                <text:p>59.54514285714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.4005714285714">
                <text:p>59.4005714285714</text:p>
              </table:table-cell>
              <table:table-cell office:value-type="float" office:value="59.4651428571429">
                <text:p>59.46514285714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